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02pt"/>
    </style:style>
    <style:style style:name="co4" style:family="table-column">
      <style:table-column-properties fo:break-before="auto" style:column-width="190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52">
      <style:text-properties style:text-position=""/>
    </style:style>
    <style:style style:name="ce2" style:family="table-cell" style:parent-style-name="Default">
      <style:text-properties style:text-position="" fo:font-style="normal" style:font-style-asian="normal" style:font-style-complex="normal"/>
    </style:style>
    <style:style style:name="ce3" style:family="table-cell" style:parent-style-name="Default">
      <style:table-cell-properties fo:background-color="#ff6666"/>
      <style:text-properties style:text-position=""/>
    </style:style>
    <style:style style:name="ce4" style:family="table-cell" style:parent-style-name="Default">
      <style:table-cell-properties fo:background-color="#99ff66"/>
      <style:text-properties style:text-position=""/>
    </style:style>
    <style:style style:name="ce5" style:family="table-cell" style:parent-style-name="Default" style:data-style-name="N152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able-cell-properties fo:background-color="#ff6666"/>
    </style:style>
    <style:style style:name="ce8" style:family="table-cell" style:parent-style-name="Default">
      <style:table-cell-properties fo:background-color="#99ff66"/>
    </style:style>
    <style:style style:name="ce9" style:family="table-cell" style:parent-style-name="Default" style:data-style-name="N14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3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Output Vocab</text:p>
          </table:table-cell>
          <table:table-cell table:number-columns-repeated="10" office:value-type="float" office:value="31494" calcext:value-type="float">
            <text:p>31494</text:p>
          </table:table-cell>
          <table:table-cell office:value-type="float" office:value="42426" calcext:value-type="float">
            <text:p>42426</text:p>
          </table:table-cell>
          <table:table-cell office:value-type="float" office:value="32881" calcext:value-type="float">
            <text:p>32881</text:p>
          </table:table-cell>
          <table:table-cell office:value-type="float" office:value="44314" calcext:value-type="float">
            <text:p>44314</text:p>
          </table:table-cell>
          <table:table-cell office:value-type="float" office:value="31494" calcext:value-type="float">
            <text:p>31494</text:p>
          </table:table-cell>
          <table:table-cell office:value-type="float" office:value="27672" calcext:value-type="float">
            <text:p>27672</text:p>
          </table:table-cell>
          <table:table-cell table:number-columns-repeated="2" office:value-type="float" office:value="48440" calcext:value-type="float">
            <text:p>48440</text:p>
          </table:table-cell>
          <table:table-cell table:number-columns-repeated="2" office:value-type="float" office:value="32881" calcext:value-type="float">
            <text:p>32881</text:p>
          </table:table-cell>
          <table:table-cell office:value-type="float" office:value="51848" calcext:value-type="float">
            <text:p>51848</text:p>
          </table:table-cell>
          <table:table-cell office:value-type="float" office:value="41500" calcext:value-type="float">
            <text:p>41500</text:p>
          </table:table-cell>
          <table:table-cell office:value-type="float" office:value="43167" calcext:value-type="float">
            <text:p>43167</text:p>
          </table:table-cell>
          <table:table-cell office:value-type="float" office:value="39965" calcext:value-type="float">
            <text:p>39965</text:p>
          </table:table-cell>
          <table:table-cell office:value-type="float" office:value="40827" calcext:value-type="float">
            <text:p>40827</text:p>
          </table:table-cell>
          <table:table-cell office:value-type="float" office:value="37332" calcext:value-type="float">
            <text:p>37332</text:p>
          </table:table-cell>
          <table:table-cell office:value-type="float" office:value="35730" calcext:value-type="float">
            <text:p>35730</text:p>
          </table:table-cell>
          <table:table-cell office:value-type="float" office:value="33658" calcext:value-type="float">
            <text:p>33658</text:p>
          </table:table-cell>
          <table:table-cell table:number-columns-repeated="2" office:value-type="float" office:value="32620" calcext:value-type="float">
            <text:p>32620</text:p>
          </table:table-cell>
          <table:table-cell table:number-columns-repeated="2" office:value-type="float" office:value="25893" calcext:value-type="float">
            <text:p>25893</text:p>
          </table:table-cell>
          <table:table-cell office:value-type="float" office:value="31520" calcext:value-type="float">
            <text:p>31520</text:p>
          </table:table-cell>
          <table:table-cell table:number-columns-repeated="5" office:value-type="float" office:value="32084" calcext:value-type="float">
            <text:p>32084</text:p>
          </table:table-cell>
          <table:table-cell office:value-type="float" office:value="30450" calcext:value-type="float">
            <text:p>30450</text:p>
          </table:table-cell>
          <table:table-cell office:value-type="float" office:value="31520" calcext:value-type="float">
            <text:p>31520</text:p>
          </table:table-cell>
          <table:table-cell office:value-type="float" office:value="30450" calcext:value-type="float">
            <text:p>30450</text:p>
          </table:table-cell>
          <table:table-cell office:value-type="float" office:value="29951" calcext:value-type="float">
            <text:p>29951</text:p>
          </table:table-cell>
          <table:table-cell/>
          <table:table-cell table:number-columns-repeated="2" office:value-type="float" office:value="41865" calcext:value-type="float">
            <text:p>41865</text:p>
          </table:table-cell>
          <table:table-cell table:number-columns-repeated="3" office:value-type="float" office:value="29900" calcext:value-type="float">
            <text:p>2990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Input Vocab</text:p>
          </table:table-cell>
          <table:table-cell office:value-type="float" office:value="28000" calcext:value-type="float">
            <text:p>28000</text:p>
          </table:table-cell>
          <table:table-cell table:formula="of:=[.B2]" office:value-type="float" office:value="28000" calcext:value-type="float">
            <text:p>28000</text:p>
          </table:table-cell>
          <table:table-cell table:formula="of:=[.C2]" office:value-type="float" office:value="28000" calcext:value-type="float">
            <text:p>28000</text:p>
          </table:table-cell>
          <table:table-cell table:formula="of:=[.D2]" office:value-type="float" office:value="28000" calcext:value-type="float">
            <text:p>28000</text:p>
          </table:table-cell>
          <table:table-cell table:formula="of:=[.E2]" office:value-type="float" office:value="28000" calcext:value-type="float">
            <text:p>28000</text:p>
          </table:table-cell>
          <table:table-cell table:formula="of:=[.F2]" office:value-type="float" office:value="28000" calcext:value-type="float">
            <text:p>28000</text:p>
          </table:table-cell>
          <table:table-cell table:formula="of:=[.G2]" office:value-type="float" office:value="28000" calcext:value-type="float">
            <text:p>28000</text:p>
          </table:table-cell>
          <table:table-cell table:formula="of:=[.H2]" office:value-type="float" office:value="28000" calcext:value-type="float">
            <text:p>28000</text:p>
          </table:table-cell>
          <table:table-cell table:formula="of:=[.I2]" office:value-type="float" office:value="28000" calcext:value-type="float">
            <text:p>28000</text:p>
          </table:table-cell>
          <table:table-cell table:formula="of:=[.J2]" office:value-type="float" office:value="28000" calcext:value-type="float">
            <text:p>28000</text:p>
          </table:table-cell>
          <table:table-cell office:value-type="float" office:value="39000" calcext:value-type="float">
            <text:p>39000</text:p>
          </table:table-cell>
          <table:table-cell office:value-type="float" office:value="31400" calcext:value-type="float">
            <text:p>31400</text:p>
          </table:table-cell>
          <table:table-cell office:value-type="float" office:value="42900" calcext:value-type="float">
            <text:p>42900</text:p>
          </table:table-cell>
          <table:table-cell office:value-type="float" office:value="30000" calcext:value-type="float">
            <text:p>30000</text:p>
          </table:table-cell>
          <table:table-cell office:value-type="float" office:value="26200" calcext:value-type="float">
            <text:p>26200</text:p>
          </table:table-cell>
          <table:table-cell table:number-columns-repeated="2" office:value-type="float" office:value="46000" calcext:value-type="float">
            <text:p>46000</text:p>
          </table:table-cell>
          <table:table-cell table:number-columns-repeated="2" office:value-type="float" office:value="31400" calcext:value-type="float">
            <text:p>31400</text:p>
          </table:table-cell>
          <table:table-cell office:value-type="float" office:value="49000" calcext:value-type="float">
            <text:p>49000</text:p>
          </table:table-cell>
          <table:table-cell office:value-type="float" office:value="39500" calcext:value-type="float">
            <text:p>39500</text:p>
          </table:table-cell>
          <table:table-cell office:value-type="float" office:value="41500" calcext:value-type="float">
            <text:p>41500</text:p>
          </table:table-cell>
          <table:table-cell office:value-type="float" office:value="37500" calcext:value-type="float">
            <text:p>37500</text:p>
          </table:table-cell>
          <table:table-cell office:value-type="float" office:value="39300" calcext:value-type="float">
            <text:p>39300</text:p>
          </table:table-cell>
          <table:table-cell office:value-type="float" office:value="35800" calcext:value-type="float">
            <text:p>35800</text:p>
          </table:table-cell>
          <table:table-cell office:value-type="float" office:value="34200" calcext:value-type="float">
            <text:p>34200</text:p>
          </table:table-cell>
          <table:table-cell office:value-type="float" office:value="32100" calcext:value-type="float">
            <text:p>32100</text:p>
          </table:table-cell>
          <table:table-cell table:number-columns-repeated="2" office:value-type="float" office:value="32619" calcext:value-type="float">
            <text:p>32619</text:p>
          </table:table-cell>
          <table:table-cell office:value-type="float" office:value="24600" calcext:value-type="float">
            <text:p>246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0280" calcext:value-type="float">
            <text:p>30280</text:p>
          </table:table-cell>
          <table:table-cell office:value-type="float" office:value="28000" calcext:value-type="float">
            <text:p>28000</text:p>
          </table:table-cell>
          <table:table-cell office:value-type="float" office:value="30280" calcext:value-type="float">
            <text:p>30280</text:p>
          </table:table-cell>
          <table:table-cell office:value-type="float" office:value="28000" calcext:value-type="float">
            <text:p>28000</text:p>
          </table:table-cell>
          <table:table-cell office:value-type="float" office:value="28500" calcext:value-type="float">
            <text:p>28500</text:p>
          </table:table-cell>
          <table:table-cell/>
          <table:table-cell table:formula="of:=41865-22103" office:value-type="float" office:value="19762" calcext:value-type="float">
            <text:p>19762</text:p>
          </table:table-cell>
          <table:table-cell table:formula="of:=41865-20992" office:value-type="float" office:value="20873" calcext:value-type="float">
            <text:p>20873</text:p>
          </table:table-cell>
          <table:table-cell table:number-columns-repeated="3" office:value-type="float" office:value="28605" calcext:value-type="float">
            <text:p>28605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Layers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Glove Dim</text:p>
          </table:table-cell>
          <table:table-cell table:number-columns-repeated="13" office:value-type="float" office:value="100" calcext:value-type="float">
            <text:p>100</text:p>
          </table:table-cell>
          <table:table-cell table:number-columns-repeated="19" office:value-type="float" office:value="112" calcext:value-type="float">
            <text:p>112</text:p>
          </table:table-cell>
          <table:table-cell table:number-columns-repeated="6"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/>
          <table:table-cell table:number-columns-repeated="5" office:value-type="float" office:value="200" calcext:value-type="float">
            <text:p>20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RNN Size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256" calcext:value-type="float">
            <text:p>256</text:p>
          </table:table-cell>
          <table:table-cell office:value-type="float" office:value="384" calcext:value-type="float">
            <text:p>38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92" calcext:value-type="float">
            <text:p>192</text:p>
          </table:table-cell>
          <table:table-cell table:number-columns-repeated="9"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table:number-columns-repeated="15" office:value-type="float" office:value="256" calcext:value-type="float">
            <text:p>256</text:p>
          </table:table-cell>
          <table:table-cell office:value-type="float" office:value="340" calcext:value-type="float">
            <text:p>340</text:p>
          </table:table-cell>
          <table:table-cell table:formula="of:=128+64" office:value-type="float" office:value="192" calcext:value-type="float">
            <text:p>192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office:value-type="float" office:value="244" calcext:value-type="float">
            <text:p>244</text:p>
          </table:table-cell>
          <table:table-cell office:value-type="float" office:value="290" calcext:value-type="float">
            <text:p>290</text:p>
          </table:table-cell>
          <table:table-cell office:value-type="float" office:value="244" calcext:value-type="float">
            <text:p>244</text:p>
          </table:table-cell>
          <table:table-cell/>
          <table:table-cell table:number-columns-repeated="5" office:value-type="float" office:value="256" calcext:value-type="float">
            <text:p>256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NN Matrices</text:p>
          </table:table-cell>
          <table:table-cell table:number-columns-repeated="41" office:value-type="float" office:value="8" calcext:value-type="float">
            <text:p>8</text:p>
          </table:table-cell>
          <table:table-cell/>
          <table:table-cell table:number-columns-repeated="5" office:value-type="float" office:value="8" calcext:value-type="float">
            <text:p>8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RNN Pars</text:p>
          </table:table-cell>
          <table:table-cell table:formula="of:=[.B7]*[.B5]*[.B5]*[.B3]" office:value-type="float" office:value="3145728" calcext:value-type="float">
            <text:p>3145728</text:p>
          </table:table-cell>
          <table:table-cell table:formula="of:=[.C7]*[.C5]*[.C5]*[.C3]" office:value-type="float" office:value="8388608" calcext:value-type="float">
            <text:p>8388608</text:p>
          </table:table-cell>
          <table:table-cell table:formula="of:=[.D7]*[.D5]*[.D5]*[.D3]" office:value-type="float" office:value="7077888" calcext:value-type="float">
            <text:p>7077888</text:p>
          </table:table-cell>
          <table:table-cell table:formula="of:=[.E7]*[.E5]*[.E5]*[.E3]" office:value-type="float" office:value="18874368" calcext:value-type="float">
            <text:p>18874368</text:p>
          </table:table-cell>
          <table:table-cell table:formula="of:=[.F7]*[.F5]*[.F5]*[.F3]" office:value-type="float" office:value="1572864" calcext:value-type="float">
            <text:p>1572864</text:p>
          </table:table-cell>
          <table:table-cell table:formula="of:=[.G7]*[.G5]*[.G5]*[.G3]" office:value-type="float" office:value="3538944" calcext:value-type="float">
            <text:p>3538944</text:p>
          </table:table-cell>
          <table:table-cell table:formula="of:=[.H7]*[.H5]*[.H5]*[.H3]" office:value-type="float" office:value="7340032" calcext:value-type="float">
            <text:p>7340032</text:p>
          </table:table-cell>
          <table:table-cell table:formula="of:=[.I7]*[.I5]*[.I5]*[.I3]" office:value-type="float" office:value="6291456" calcext:value-type="float">
            <text:p>6291456</text:p>
          </table:table-cell>
          <table:table-cell table:formula="of:=[.J7]*[.J5]*[.J5]*[.J3]" office:value-type="float" office:value="884736" calcext:value-type="float">
            <text:p>884736</text:p>
          </table:table-cell>
          <table:table-cell table:formula="of:=[.K7]*[.K5]*[.K5]*[.K3]" office:value-type="float" office:value="1048576" calcext:value-type="float">
            <text:p>1048576</text:p>
          </table:table-cell>
          <table:table-cell table:formula="of:=[.L7]*[.L5]*[.L5]*[.L3]" office:value-type="float" office:value="1572864" calcext:value-type="float">
            <text:p>1572864</text:p>
          </table:table-cell>
          <table:table-cell table:formula="of:=[.M7]*[.M5]*[.M5]*[.M3]" office:value-type="float" office:value="1572864" calcext:value-type="float">
            <text:p>1572864</text:p>
          </table:table-cell>
          <table:table-cell table:formula="of:=[.N7]*[.N5]*[.N5]*[.N3]" office:value-type="float" office:value="1572864" calcext:value-type="float">
            <text:p>1572864</text:p>
          </table:table-cell>
          <table:table-cell table:formula="of:=[.O7]*[.O5]*[.O5]*[.O3]" office:value-type="float" office:value="1572864" calcext:value-type="float">
            <text:p>1572864</text:p>
          </table:table-cell>
          <table:table-cell table:formula="of:=[.P7]*[.P5]*[.P5]*[.P3]" office:value-type="float" office:value="1572864" calcext:value-type="float">
            <text:p>1572864</text:p>
          </table:table-cell>
          <table:table-cell table:formula="of:=[.Q7]*[.Q5]*[.Q5]*[.Q3]" office:value-type="float" office:value="1572864" calcext:value-type="float">
            <text:p>1572864</text:p>
          </table:table-cell>
          <table:table-cell table:formula="of:=[.R7]*[.R5]*[.R5]*[.R3]" office:value-type="float" office:value="1572864" calcext:value-type="float">
            <text:p>1572864</text:p>
          </table:table-cell>
          <table:table-cell table:formula="of:=[.S7]*[.S5]*[.S5]*[.S3]" office:value-type="float" office:value="1572864" calcext:value-type="float">
            <text:p>1572864</text:p>
          </table:table-cell>
          <table:table-cell table:formula="of:=[.T7]*[.T5]*[.T5]*[.T3]" office:value-type="float" office:value="2408448" calcext:value-type="float">
            <text:p>2408448</text:p>
          </table:table-cell>
          <table:table-cell table:formula="of:=[.U7]*[.U5]*[.U5]*[.U3]" office:value-type="float" office:value="1572864" calcext:value-type="float">
            <text:p>1572864</text:p>
          </table:table-cell>
          <table:table-cell table:formula="of:=[.V7]*[.V5]*[.V5]*[.V3]" office:value-type="float" office:value="1572864" calcext:value-type="float">
            <text:p>1572864</text:p>
          </table:table-cell>
          <table:table-cell table:formula="of:=[.W7]*[.W5]*[.W5]*[.W3]" office:value-type="float" office:value="1572864" calcext:value-type="float">
            <text:p>1572864</text:p>
          </table:table-cell>
          <table:table-cell table:formula="of:=[.X7]*[.X5]*[.X5]*[.X3]" office:value-type="float" office:value="1572864" calcext:value-type="float">
            <text:p>1572864</text:p>
          </table:table-cell>
          <table:table-cell table:formula="of:=[.Y7]*[.Y5]*[.Y5]*[.Y3]" office:value-type="float" office:value="1572864" calcext:value-type="float">
            <text:p>1572864</text:p>
          </table:table-cell>
          <table:table-cell table:formula="of:=[.Z7]*[.Z5]*[.Z5]*[.Z3]" office:value-type="float" office:value="1572864" calcext:value-type="float">
            <text:p>1572864</text:p>
          </table:table-cell>
          <table:table-cell table:formula="of:=[.AA7]*[.AA5]*[.AA5]*[.AA3]" office:value-type="float" office:value="1572864" calcext:value-type="float">
            <text:p>1572864</text:p>
          </table:table-cell>
          <table:table-cell table:formula="of:=[.AB7]*[.AB5]*[.AB5]*[.AB3]" office:value-type="float" office:value="1572864" calcext:value-type="float">
            <text:p>1572864</text:p>
          </table:table-cell>
          <table:table-cell table:formula="of:=[.AC7]*[.AC5]*([.AC5]+1)*[.AC3]" office:value-type="float" office:value="1579008" calcext:value-type="float">
            <text:p>1579008</text:p>
          </table:table-cell>
          <table:table-cell table:formula="of:=[.AD7]*[.AD5]*[.AD5]*[.AD3]" office:value-type="float" office:value="1572864" calcext:value-type="float">
            <text:p>1572864</text:p>
          </table:table-cell>
          <table:table-cell table:formula="of:=[.AE7]*[.AE5]*[.AE5]*[.AE3]" office:value-type="float" office:value="1572864" calcext:value-type="float">
            <text:p>1572864</text:p>
          </table:table-cell>
          <table:table-cell table:formula="of:=[.AF7]*[.AF5]*[.AF5]*[.AF3]" office:value-type="float" office:value="1572864" calcext:value-type="float">
            <text:p>1572864</text:p>
          </table:table-cell>
          <table:table-cell table:formula="of:=[.AG7]*[.AG5]*[.AG5]*[.AG3]" office:value-type="float" office:value="1572864" calcext:value-type="float">
            <text:p>1572864</text:p>
          </table:table-cell>
          <table:table-cell table:formula="of:=[.AH7]*[.AH5]*[.AH5]*[.AH3]" office:value-type="float" office:value="1572864" calcext:value-type="float">
            <text:p>1572864</text:p>
          </table:table-cell>
          <table:table-cell table:formula="of:=[.AI7]*[.AI5]*[.AI5]*[.AI3]" office:value-type="float" office:value="4718592" calcext:value-type="float">
            <text:p>4718592</text:p>
          </table:table-cell>
          <table:table-cell table:formula="of:=[.AJ7]*[.AJ5]*[.AJ5]*[.AJ3]" office:value-type="float" office:value="1849600" calcext:value-type="float">
            <text:p>1849600</text:p>
          </table:table-cell>
          <table:table-cell table:formula="of:=[.AK7]*[.AK5]*[.AK5]*[.AK3]" office:value-type="float" office:value="5898240" calcext:value-type="float">
            <text:p>5898240</text:p>
          </table:table-cell>
          <table:table-cell table:formula="of:=[.AL7]*[.AL5]*[.AL5]*[.AL3]" office:value-type="float" office:value="1843200" calcext:value-type="float">
            <text:p>1843200</text:p>
          </table:table-cell>
          <table:table-cell table:formula="of:=[.AM7]*[.AM5]*[.AM5]*[.AM3]" office:value-type="float" office:value="3075200" calcext:value-type="float">
            <text:p>3075200</text:p>
          </table:table-cell>
          <table:table-cell table:formula="of:=[.AN7]*[.AN5]*[.AN5]*[.AN3]" office:value-type="float" office:value="1905152" calcext:value-type="float">
            <text:p>1905152</text:p>
          </table:table-cell>
          <table:table-cell table:formula="of:=[.AO7]*[.AO5]*[.AO5]*[.AO3]" office:value-type="float" office:value="3364000" calcext:value-type="float">
            <text:p>3364000</text:p>
          </table:table-cell>
          <table:table-cell table:formula="of:=[.AP7]*[.AP5]*[.AP5]*[.AP3]" office:value-type="float" office:value="1905152" calcext:value-type="float">
            <text:p>1905152</text:p>
          </table:table-cell>
          <table:table-cell/>
          <table:table-cell table:formula="of:=[.AR7]*[.AR5]*[.AR5]*[.AR3]" office:value-type="float" office:value="1572864" calcext:value-type="float">
            <text:p>1572864</text:p>
          </table:table-cell>
          <table:table-cell table:formula="of:=[.AS7]*[.AS5]*[.AS5]*[.AS3]" office:value-type="float" office:value="1572864" calcext:value-type="float">
            <text:p>1572864</text:p>
          </table:table-cell>
          <table:table-cell table:formula="of:=[.AT7]*[.AT5]*[.AT5]*[.AT3]" office:value-type="float" office:value="1572864" calcext:value-type="float">
            <text:p>1572864</text:p>
          </table:table-cell>
          <table:table-cell table:formula="of:=[.AU7]*[.AU5]*[.AU5]*[.AU3]" office:value-type="float" office:value="2097152" calcext:value-type="float">
            <text:p>2097152</text:p>
          </table:table-cell>
          <table:table-cell table:formula="of:=[.AV7]*[.AV5]*[.AV5]*[.AV3]" office:value-type="float" office:value="2097152" calcext:value-type="float">
            <text:p>209715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Embed Pars</text:p>
          </table:table-cell>
          <table:table-cell table:formula="of:=[.B2]*[.B4]" office:value-type="float" office:value="2800000" calcext:value-type="float">
            <text:p>2800000</text:p>
          </table:table-cell>
          <table:table-cell table:formula="of:=[.C2]*[.C4]" office:value-type="float" office:value="2800000" calcext:value-type="float">
            <text:p>2800000</text:p>
          </table:table-cell>
          <table:table-cell table:formula="of:=[.D2]*[.D4]" office:value-type="float" office:value="2800000" calcext:value-type="float">
            <text:p>2800000</text:p>
          </table:table-cell>
          <table:table-cell table:formula="of:=[.E2]*[.E4]" office:value-type="float" office:value="2800000" calcext:value-type="float">
            <text:p>2800000</text:p>
          </table:table-cell>
          <table:table-cell table:formula="of:=[.F2]*[.F4]" office:value-type="float" office:value="2800000" calcext:value-type="float">
            <text:p>2800000</text:p>
          </table:table-cell>
          <table:table-cell table:formula="of:=[.G2]*[.G4]" office:value-type="float" office:value="2800000" calcext:value-type="float">
            <text:p>2800000</text:p>
          </table:table-cell>
          <table:table-cell table:formula="of:=[.H2]*[.H4]" office:value-type="float" office:value="2800000" calcext:value-type="float">
            <text:p>2800000</text:p>
          </table:table-cell>
          <table:table-cell table:formula="of:=[.I2]*[.I4]" office:value-type="float" office:value="2800000" calcext:value-type="float">
            <text:p>2800000</text:p>
          </table:table-cell>
          <table:table-cell table:formula="of:=[.J2]*[.J4]" office:value-type="float" office:value="2800000" calcext:value-type="float">
            <text:p>2800000</text:p>
          </table:table-cell>
          <table:table-cell table:formula="of:=[.K2]*[.K4]" office:value-type="float" office:value="2800000" calcext:value-type="float">
            <text:p>2800000</text:p>
          </table:table-cell>
          <table:table-cell table:formula="of:=[.L2]*[.L4]" office:value-type="float" office:value="3900000" calcext:value-type="float">
            <text:p>3900000</text:p>
          </table:table-cell>
          <table:table-cell table:formula="of:=[.M2]*[.M4]" office:value-type="float" office:value="3140000" calcext:value-type="float">
            <text:p>3140000</text:p>
          </table:table-cell>
          <table:table-cell table:formula="of:=[.N2]*[.N4]" office:value-type="float" office:value="4290000" calcext:value-type="float">
            <text:p>4290000</text:p>
          </table:table-cell>
          <table:table-cell table:formula="of:=[.O2]*[.O4]" office:value-type="float" office:value="3360000" calcext:value-type="float">
            <text:p>336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]*[.R4]" office:value-type="float" office:value="5152000" calcext:value-type="float">
            <text:p>5152000</text:p>
          </table:table-cell>
          <table:table-cell table:formula="of:=[.S2]*[.S4]" office:value-type="float" office:value="3516800" calcext:value-type="float">
            <text:p>3516800</text:p>
          </table:table-cell>
          <table:table-cell table:formula="of:=[.T2]*[.T4]" office:value-type="float" office:value="3516800" calcext:value-type="float">
            <text:p>3516800</text:p>
          </table:table-cell>
          <table:table-cell table:formula="of:=[.U2]*[.U4]" office:value-type="float" office:value="5488000" calcext:value-type="float">
            <text:p>5488000</text:p>
          </table:table-cell>
          <table:table-cell table:formula="of:=[.V2]*[.V4]" office:value-type="float" office:value="4424000" calcext:value-type="float">
            <text:p>4424000</text:p>
          </table:table-cell>
          <table:table-cell table:formula="of:=[.W2]*[.W4]" office:value-type="float" office:value="4648000" calcext:value-type="float">
            <text:p>4648000</text:p>
          </table:table-cell>
          <table:table-cell table:formula="of:=[.X2]*[.X4]" office:value-type="float" office:value="4200000" calcext:value-type="float">
            <text:p>4200000</text:p>
          </table:table-cell>
          <table:table-cell table:formula="of:=[.Y2]*[.Y4]" office:value-type="float" office:value="4401600" calcext:value-type="float">
            <text:p>4401600</text:p>
          </table:table-cell>
          <table:table-cell table:formula="of:=[.Z2]*[.Z4]" office:value-type="float" office:value="4009600" calcext:value-type="float">
            <text:p>4009600</text:p>
          </table:table-cell>
          <table:table-cell table:formula="of:=[.AA2]*[.AA4]" office:value-type="float" office:value="3830400" calcext:value-type="float">
            <text:p>3830400</text:p>
          </table:table-cell>
          <table:table-cell table:formula="of:=[.AB2]*[.AB4]" office:value-type="float" office:value="3595200" calcext:value-type="float">
            <text:p>3595200</text:p>
          </table:table-cell>
          <table:table-cell table:formula="of:=[.AC2]*[.AC4]" office:value-type="float" office:value="3653328" calcext:value-type="float">
            <text:p>3653328</text:p>
          </table:table-cell>
          <table:table-cell table:formula="of:=[.AD2]*[.AD4]" office:value-type="float" office:value="3653328" calcext:value-type="float">
            <text:p>3653328</text:p>
          </table:table-cell>
          <table:table-cell table:formula="of:=[.AE2]*[.AE4]" office:value-type="float" office:value="2755200" calcext:value-type="float">
            <text:p>2755200</text:p>
          </table:table-cell>
          <table:table-cell table:formula="of:=[.AF2]*[.AF4]" office:value-type="float" office:value="0" calcext:value-type="float">
            <text:p>0</text:p>
          </table:table-cell>
          <table:table-cell table:formula="of:=[.AG2]*[.AG4]" office:value-type="float" office:value="3391360" calcext:value-type="float">
            <text:p>339136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AN2]*[.AN4]" office:value-type="float" office:value="3391360" calcext:value-type="float">
            <text:p>3391360</text:p>
          </table:table-cell>
          <table:table-cell office:value-type="float" office:value="0" calcext:value-type="float">
            <text:p>0</text:p>
          </table:table-cell>
          <table:table-cell table:formula="of:=[.AP2]*[.AP4]" office:value-type="float" office:value="3192000" calcext:value-type="float">
            <text:p>3192000</text:p>
          </table:table-cell>
          <table:table-cell/>
          <table:table-cell table:formula="of:=[.AR2]*[.AR4]" office:value-type="float" office:value="3952400" calcext:value-type="float">
            <text:p>3952400</text:p>
          </table:table-cell>
          <table:table-cell table:formula="of:=[.AS2]*[.AS4]" office:value-type="float" office:value="4174600" calcext:value-type="float">
            <text:p>4174600</text:p>
          </table:table-cell>
          <table:table-cell table:formula="of:=[.AT2]*[.AT4]" office:value-type="float" office:value="5721000" calcext:value-type="float">
            <text:p>5721000</text:p>
          </table:table-cell>
          <table:table-cell table:formula="of:=[.AU2]*[.AU4]" office:value-type="float" office:value="5721000" calcext:value-type="float">
            <text:p>5721000</text:p>
          </table:table-cell>
          <table:table-cell table:formula="of:=[.AV2]*[.AV4]" office:value-type="float" office:value="5721000" calcext:value-type="float">
            <text:p>572100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Input Pars</text:p>
          </table:table-cell>
          <table:table-cell table:formula="of:=[.B4]*[.B5]" office:value-type="float" office:value="25600" calcext:value-type="float">
            <text:p>25600</text:p>
          </table:table-cell>
          <table:table-cell table:formula="of:=[.C4]*[.C5]" office:value-type="float" office:value="25600" calcext:value-type="float">
            <text:p>25600</text:p>
          </table:table-cell>
          <table:table-cell table:formula="of:=[.D4]*[.D5]" office:value-type="float" office:value="38400" calcext:value-type="float">
            <text:p>38400</text:p>
          </table:table-cell>
          <table:table-cell table:formula="of:=[.E4]*[.E5]" office:value-type="float" office:value="38400" calcext:value-type="float">
            <text:p>38400</text:p>
          </table:table-cell>
          <table:table-cell table:formula="of:=[.F4]*[.F5]" office:value-type="float" office:value="25600" calcext:value-type="float">
            <text:p>25600</text:p>
          </table:table-cell>
          <table:table-cell table:formula="of:=[.G4]*[.G5]" office:value-type="float" office:value="38400" calcext:value-type="float">
            <text:p>38400</text:p>
          </table:table-cell>
          <table:table-cell table:formula="of:=[.H4]*[.H5]" office:value-type="float" office:value="25600" calcext:value-type="float">
            <text:p>25600</text:p>
          </table:table-cell>
          <table:table-cell table:formula="of:=[.I4]*[.I5]" office:value-type="float" office:value="51200" calcext:value-type="float">
            <text:p>51200</text:p>
          </table:table-cell>
          <table:table-cell table:formula="of:=[.J4]*[.J5]" office:value-type="float" office:value="19200" calcext:value-type="float">
            <text:p>19200</text:p>
          </table:table-cell>
          <table:table-cell table:formula="of:=[.K4]*[.K5]" office:value-type="float" office:value="25600" calcext:value-type="float">
            <text:p>25600</text:p>
          </table:table-cell>
          <table:table-cell table:formula="of:=[.L4]*[.L5]" office:value-type="float" office:value="25600" calcext:value-type="float">
            <text:p>25600</text:p>
          </table:table-cell>
          <table:table-cell table:formula="of:=[.M4]*[.M5]" office:value-type="float" office:value="25600" calcext:value-type="float">
            <text:p>25600</text:p>
          </table:table-cell>
          <table:table-cell table:formula="of:=[.N4]*[.N5]" office:value-type="float" office:value="25600" calcext:value-type="float">
            <text:p>25600</text:p>
          </table:table-cell>
          <table:table-cell table:formula="of:=[.O4]*[.O5]" office:value-type="float" office:value="28672" calcext:value-type="float">
            <text:p>28672</text:p>
          </table:table-cell>
          <table:table-cell table:formula="of:=[.P4]*[.P5]" office:value-type="float" office:value="28672" calcext:value-type="float">
            <text:p>28672</text:p>
          </table:table-cell>
          <table:table-cell table:formula="of:=[.Q4]*[.Q5]" office:value-type="float" office:value="28672" calcext:value-type="float">
            <text:p>28672</text:p>
          </table:table-cell>
          <table:table-cell table:formula="of:=[.R4]*[.R5]" office:value-type="float" office:value="28672" calcext:value-type="float">
            <text:p>28672</text:p>
          </table:table-cell>
          <table:table-cell table:formula="of:=[.S4]*[.S5]" office:value-type="float" office:value="28672" calcext:value-type="float">
            <text:p>28672</text:p>
          </table:table-cell>
          <table:table-cell table:formula="of:=[.T4]*[.T5]" office:value-type="float" office:value="25088" calcext:value-type="float">
            <text:p>25088</text:p>
          </table:table-cell>
          <table:table-cell table:formula="of:=[.U4]*[.U5]" office:value-type="float" office:value="28672" calcext:value-type="float">
            <text:p>28672</text:p>
          </table:table-cell>
          <table:table-cell table:formula="of:=[.V4]*[.V5]" office:value-type="float" office:value="28672" calcext:value-type="float">
            <text:p>28672</text:p>
          </table:table-cell>
          <table:table-cell table:formula="of:=[.W4]*[.W5]" office:value-type="float" office:value="28672" calcext:value-type="float">
            <text:p>28672</text:p>
          </table:table-cell>
          <table:table-cell table:formula="of:=[.X4]*[.X5]" office:value-type="float" office:value="28672" calcext:value-type="float">
            <text:p>28672</text:p>
          </table:table-cell>
          <table:table-cell table:formula="of:=[.Y4]*[.Y5]" office:value-type="float" office:value="28672" calcext:value-type="float">
            <text:p>28672</text:p>
          </table:table-cell>
          <table:table-cell table:formula="of:=[.Z4]*[.Z5]" office:value-type="float" office:value="28672" calcext:value-type="float">
            <text:p>28672</text:p>
          </table:table-cell>
          <table:table-cell table:formula="of:=[.AA4]*[.AA5]" office:value-type="float" office:value="28672" calcext:value-type="float">
            <text:p>28672</text:p>
          </table:table-cell>
          <table:table-cell table:formula="of:=[.AB4]*[.AB5]" office:value-type="float" office:value="28672" calcext:value-type="float">
            <text:p>28672</text:p>
          </table:table-cell>
          <table:table-cell table:formula="of:=[.AC4]*([.AC5]+1)" office:value-type="float" office:value="28784" calcext:value-type="float">
            <text:p>28784</text:p>
          </table:table-cell>
          <table:table-cell table:formula="of:=[.AD4]*[.AD5]" office:value-type="float" office:value="28672" calcext:value-type="float">
            <text:p>28672</text:p>
          </table:table-cell>
          <table:table-cell table:formula="of:=[.AE4]*[.AE5]" office:value-type="float" office:value="28672" calcext:value-type="float">
            <text:p>28672</text:p>
          </table:table-cell>
          <table:table-cell table:formula="of:=[.AF4]*[.AF5]" office:value-type="float" office:value="28672" calcext:value-type="float">
            <text:p>28672</text:p>
          </table:table-cell>
          <table:table-cell table:formula="of:=[.AG4]*[.AG5]" office:value-type="float" office:value="28672" calcext:value-type="float">
            <text:p>28672</text:p>
          </table:table-cell>
          <table:table-cell table:formula="of:=[.AH4]*[.AH5]" office:value-type="float" office:value="28416" calcext:value-type="float">
            <text:p>28416</text:p>
          </table:table-cell>
          <table:table-cell table:formula="of:=[.AI4]*[.AI5]" office:value-type="float" office:value="28416" calcext:value-type="float">
            <text:p>28416</text:p>
          </table:table-cell>
          <table:table-cell table:formula="of:=[.AJ4]*[.AJ5]" office:value-type="float" office:value="37740" calcext:value-type="float">
            <text:p>37740</text:p>
          </table:table-cell>
          <table:table-cell table:formula="of:=[.AK4]*[.AK5]" office:value-type="float" office:value="21312" calcext:value-type="float">
            <text:p>21312</text:p>
          </table:table-cell>
          <table:table-cell table:formula="of:=[.AL4]*[.AL5]" office:value-type="float" office:value="26640" calcext:value-type="float">
            <text:p>26640</text:p>
          </table:table-cell>
          <table:table-cell table:formula="of:=[.AM4]*[.AM5]" office:value-type="float" office:value="34410" calcext:value-type="float">
            <text:p>34410</text:p>
          </table:table-cell>
          <table:table-cell table:formula="of:=[.AN4]*[.AN5]" office:value-type="float" office:value="27328" calcext:value-type="float">
            <text:p>27328</text:p>
          </table:table-cell>
          <table:table-cell table:formula="of:=[.AO4]*[.AO5]" office:value-type="float" office:value="32190" calcext:value-type="float">
            <text:p>32190</text:p>
          </table:table-cell>
          <table:table-cell table:formula="of:=[.AP4]*[.AP5]" office:value-type="float" office:value="27328" calcext:value-type="float">
            <text:p>27328</text:p>
          </table:table-cell>
          <table:table-cell/>
          <table:table-cell table:formula="of:=[.AR4]*[.AR5]" office:value-type="float" office:value="51200" calcext:value-type="float">
            <text:p>51200</text:p>
          </table:table-cell>
          <table:table-cell table:formula="of:=[.AS4]*[.AS5]" office:value-type="float" office:value="51200" calcext:value-type="float">
            <text:p>51200</text:p>
          </table:table-cell>
          <table:table-cell table:formula="of:=[.AT4]*[.AT5]" office:value-type="float" office:value="51200" calcext:value-type="float">
            <text:p>51200</text:p>
          </table:table-cell>
          <table:table-cell table:formula="of:=[.AU4]*[.AU5]" office:value-type="float" office:value="51200" calcext:value-type="float">
            <text:p>51200</text:p>
          </table:table-cell>
          <table:table-cell table:formula="of:=[.AV4]*[.AV5]" office:value-type="float" office:value="51200" calcext:value-type="float">
            <text:p>5120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Softmax Pars</text:p>
          </table:table-cell>
          <table:table-cell table:formula="of:=[.B1]*[.B5]" office:value-type="float" office:value="8062464" calcext:value-type="float">
            <text:p>8062464</text:p>
          </table:table-cell>
          <table:table-cell table:formula="of:=[.C1]*[.C5]" office:value-type="float" office:value="8062464" calcext:value-type="float">
            <text:p>8062464</text:p>
          </table:table-cell>
          <table:table-cell table:formula="of:=[.D1]*[.D5]" office:value-type="float" office:value="12093696" calcext:value-type="float">
            <text:p>12093696</text:p>
          </table:table-cell>
          <table:table-cell table:formula="of:=[.E1]*[.E5]" office:value-type="float" office:value="12093696" calcext:value-type="float">
            <text:p>12093696</text:p>
          </table:table-cell>
          <table:table-cell table:formula="of:=[.F1]*[.F5]" office:value-type="float" office:value="8062464" calcext:value-type="float">
            <text:p>8062464</text:p>
          </table:table-cell>
          <table:table-cell table:formula="of:=[.G1]*[.G5]" office:value-type="float" office:value="12093696" calcext:value-type="float">
            <text:p>12093696</text:p>
          </table:table-cell>
          <table:table-cell table:formula="of:=[.H1]*[.H5]" office:value-type="float" office:value="8062464" calcext:value-type="float">
            <text:p>8062464</text:p>
          </table:table-cell>
          <table:table-cell table:formula="of:=[.I1]*[.I5]" office:value-type="float" office:value="16124928" calcext:value-type="float">
            <text:p>16124928</text:p>
          </table:table-cell>
          <table:table-cell table:formula="of:=[.J1]*[.J5]" office:value-type="float" office:value="6046848" calcext:value-type="float">
            <text:p>6046848</text:p>
          </table:table-cell>
          <table:table-cell table:formula="of:=[.K1]*[.K5]" office:value-type="float" office:value="8062464" calcext:value-type="float">
            <text:p>8062464</text:p>
          </table:table-cell>
          <table:table-cell table:formula="of:=[.L1]*[.L5]" office:value-type="float" office:value="10861056" calcext:value-type="float">
            <text:p>10861056</text:p>
          </table:table-cell>
          <table:table-cell table:formula="of:=[.M1]*[.M5]" office:value-type="float" office:value="8417536" calcext:value-type="float">
            <text:p>8417536</text:p>
          </table:table-cell>
          <table:table-cell table:formula="of:=[.N1]*[.N5]" office:value-type="float" office:value="11344384" calcext:value-type="float">
            <text:p>11344384</text:p>
          </table:table-cell>
          <table:table-cell table:formula="of:=[.O1]*[.O5]" office:value-type="float" office:value="8062464" calcext:value-type="float">
            <text:p>8062464</text:p>
          </table:table-cell>
          <table:table-cell table:formula="of:=[.P1]*[.P5]" office:value-type="float" office:value="7084032" calcext:value-type="float">
            <text:p>7084032</text:p>
          </table:table-cell>
          <table:table-cell table:formula="of:=[.Q1]*[.Q5]" office:value-type="float" office:value="12400640" calcext:value-type="float">
            <text:p>12400640</text:p>
          </table:table-cell>
          <table:table-cell table:formula="of:=[.R1]*[.R5]" office:value-type="float" office:value="12400640" calcext:value-type="float">
            <text:p>12400640</text:p>
          </table:table-cell>
          <table:table-cell table:formula="of:=[.S1]*[.S5]" office:value-type="float" office:value="8417536" calcext:value-type="float">
            <text:p>8417536</text:p>
          </table:table-cell>
          <table:table-cell table:formula="of:=[.T1]*[.T5]" office:value-type="float" office:value="7365344" calcext:value-type="float">
            <text:p>7365344</text:p>
          </table:table-cell>
          <table:table-cell table:formula="of:=[.U1]*[.U5]" office:value-type="float" office:value="13273088" calcext:value-type="float">
            <text:p>13273088</text:p>
          </table:table-cell>
          <table:table-cell table:formula="of:=[.V1]*[.V5]" office:value-type="float" office:value="10624000" calcext:value-type="float">
            <text:p>10624000</text:p>
          </table:table-cell>
          <table:table-cell table:formula="of:=[.W1]*[.W5]" office:value-type="float" office:value="11050752" calcext:value-type="float">
            <text:p>11050752</text:p>
          </table:table-cell>
          <table:table-cell table:formula="of:=[.X1]*[.X5]" office:value-type="float" office:value="10231040" calcext:value-type="float">
            <text:p>10231040</text:p>
          </table:table-cell>
          <table:table-cell table:formula="of:=[.Y1]*[.Y5]" office:value-type="float" office:value="10451712" calcext:value-type="float">
            <text:p>10451712</text:p>
          </table:table-cell>
          <table:table-cell table:formula="of:=[.Z1]*[.Z5]" office:value-type="float" office:value="9556992" calcext:value-type="float">
            <text:p>9556992</text:p>
          </table:table-cell>
          <table:table-cell table:formula="of:=[.AA1]*[.AA5]" office:value-type="float" office:value="9146880" calcext:value-type="float">
            <text:p>9146880</text:p>
          </table:table-cell>
          <table:table-cell table:formula="of:=[.AB1]*[.AB5]" office:value-type="float" office:value="8616448" calcext:value-type="float">
            <text:p>8616448</text:p>
          </table:table-cell>
          <table:table-cell table:formula="of:=[.AC1]*([.AC5]+1)" office:value-type="float" office:value="8383340" calcext:value-type="float">
            <text:p>8383340</text:p>
          </table:table-cell>
          <table:table-cell table:formula="of:=[.AD1]*[.AD5]" office:value-type="float" office:value="8350720" calcext:value-type="float">
            <text:p>8350720</text:p>
          </table:table-cell>
          <table:table-cell table:formula="of:=[.AE1]*[.AE5]" office:value-type="float" office:value="6628608" calcext:value-type="float">
            <text:p>6628608</text:p>
          </table:table-cell>
          <table:table-cell table:formula="of:=[.AF1]*[.AF5]" office:value-type="float" office:value="6628608" calcext:value-type="float">
            <text:p>6628608</text:p>
          </table:table-cell>
          <table:table-cell table:formula="of:=[.AG1]*[.AG5]" office:value-type="float" office:value="8069120" calcext:value-type="float">
            <text:p>8069120</text:p>
          </table:table-cell>
          <table:table-cell table:formula="of:=[.AH1]*[.AH5]" office:value-type="float" office:value="8213504" calcext:value-type="float">
            <text:p>8213504</text:p>
          </table:table-cell>
          <table:table-cell table:formula="of:=[.AI1]*[.AI5]" office:value-type="float" office:value="8213504" calcext:value-type="float">
            <text:p>8213504</text:p>
          </table:table-cell>
          <table:table-cell table:formula="of:=[.AJ1]*[.AJ5]" office:value-type="float" office:value="10908560" calcext:value-type="float">
            <text:p>10908560</text:p>
          </table:table-cell>
          <table:table-cell table:formula="of:=[.AK1]*[.AK5]" office:value-type="float" office:value="6160128" calcext:value-type="float">
            <text:p>6160128</text:p>
          </table:table-cell>
          <table:table-cell table:formula="of:=[.AL1]*[.AL5]" office:value-type="float" office:value="7700160" calcext:value-type="float">
            <text:p>7700160</text:p>
          </table:table-cell>
          <table:table-cell table:formula="of:=[.AM1]*[.AM5]" office:value-type="float" office:value="9439500" calcext:value-type="float">
            <text:p>9439500</text:p>
          </table:table-cell>
          <table:table-cell table:formula="of:=[.AN1]*[.AN5]" office:value-type="float" office:value="7690880" calcext:value-type="float">
            <text:p>7690880</text:p>
          </table:table-cell>
          <table:table-cell table:formula="of:=[.AO1]*[.AO5]" office:value-type="float" office:value="8830500" calcext:value-type="float">
            <text:p>8830500</text:p>
          </table:table-cell>
          <table:table-cell table:formula="of:=[.AP1]*[.AP5]" office:value-type="float" office:value="7308044" calcext:value-type="float">
            <text:p>7308044</text:p>
          </table:table-cell>
          <table:table-cell/>
          <table:table-cell table:formula="of:=[.AR1]*[.AR5]" office:value-type="float" office:value="10717440" calcext:value-type="float">
            <text:p>10717440</text:p>
          </table:table-cell>
          <table:table-cell table:formula="of:=[.AS1]*[.AS5]" office:value-type="float" office:value="10717440" calcext:value-type="float">
            <text:p>10717440</text:p>
          </table:table-cell>
          <table:table-cell table:formula="of:=[.AT1]*[.AT5]" office:value-type="float" office:value="7654400" calcext:value-type="float">
            <text:p>7654400</text:p>
          </table:table-cell>
          <table:table-cell table:formula="of:=[.AU1]*[.AU5]" office:value-type="float" office:value="7654400" calcext:value-type="float">
            <text:p>7654400</text:p>
          </table:table-cell>
          <table:table-cell table:formula="of:=[.AV1]*[.AV5]" office:value-type="float" office:value="7654400" calcext:value-type="float">
            <text:p>7654400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8:.B11])" office:value-type="float" office:value="14033792" calcext:value-type="float">
            <text:p>14033792</text:p>
          </table:table-cell>
          <table:table-cell table:formula="of:=SUM([.C8:.C11])" office:value-type="float" office:value="19276672" calcext:value-type="float">
            <text:p>19276672</text:p>
          </table:table-cell>
          <table:table-cell table:formula="of:=SUM([.D8:.D11])" office:value-type="float" office:value="22009984" calcext:value-type="float">
            <text:p>22009984</text:p>
          </table:table-cell>
          <table:table-cell table:formula="of:=SUM([.E8:.E11])" office:value-type="float" office:value="33806464" calcext:value-type="float">
            <text:p>33806464</text:p>
          </table:table-cell>
          <table:table-cell table:formula="of:=SUM([.F8:.F11])" office:value-type="float" office:value="12460928" calcext:value-type="float">
            <text:p>12460928</text:p>
          </table:table-cell>
          <table:table-cell table:formula="of:=SUM([.G8:.G11])" office:value-type="float" office:value="18471040" calcext:value-type="float">
            <text:p>18471040</text:p>
          </table:table-cell>
          <table:table-cell table:formula="of:=SUM([.H8:.H11])" office:value-type="float" office:value="18228096" calcext:value-type="float">
            <text:p>18228096</text:p>
          </table:table-cell>
          <table:table-cell table:formula="of:=SUM([.I8:.I11])" office:value-type="float" office:value="25267584" calcext:value-type="float">
            <text:p>25267584</text:p>
          </table:table-cell>
          <table:table-cell table:formula="of:=SUM([.J8:.J11])" office:value-type="float" office:value="9750784" calcext:value-type="float">
            <text:p>9750784</text:p>
          </table:table-cell>
          <table:table-cell table:formula="of:=SUM([.K8:.K11])" office:value-type="float" office:value="11936640" calcext:value-type="float">
            <text:p>11936640</text:p>
          </table:table-cell>
          <table:table-cell table:formula="of:=SUM([.L8:.L11])" office:value-type="float" office:value="16359520" calcext:value-type="float">
            <text:p>16359520</text:p>
          </table:table-cell>
          <table:table-cell table:formula="of:=SUM([.M8:.M11])" office:value-type="float" office:value="13156000" calcext:value-type="float">
            <text:p>13156000</text:p>
          </table:table-cell>
          <table:table-cell table:formula="of:=SUM([.N8:.N11])" office:value-type="float" office:value="17232848" calcext:value-type="float">
            <text:p>17232848</text:p>
          </table:table-cell>
          <table:table-cell table:formula="of:=SUM([.O8:.O11])" office:value-type="float" office:value="13024000" calcext:value-type="float">
            <text:p>13024000</text:p>
          </table:table-cell>
          <table:table-cell table:formula="of:=SUM([.P8:.P11])" office:value-type="float" office:value="8685568" calcext:value-type="float">
            <text:p>8685568</text:p>
          </table:table-cell>
          <table:table-cell table:formula="of:=SUM([.Q8:.Q11])" office:value-type="float" office:value="14002176" calcext:value-type="float">
            <text:p>14002176</text:p>
          </table:table-cell>
          <table:table-cell table:formula="of:=SUM([.R8:.R11])" office:value-type="float" office:value="19154176" calcext:value-type="float">
            <text:p>19154176</text:p>
          </table:table-cell>
          <table:table-cell table:formula="of:=SUM([.S8:.S11])" office:value-type="float" office:value="13535872" calcext:value-type="float">
            <text:p>13535872</text:p>
          </table:table-cell>
          <table:table-cell table:formula="of:=SUM([.T8:.T11])" office:value-type="float" office:value="13315680" calcext:value-type="float">
            <text:p>13315680</text:p>
          </table:table-cell>
          <table:table-cell table:formula="of:=SUM([.U8:.U11])" office:value-type="float" office:value="20362624" calcext:value-type="float">
            <text:p>20362624</text:p>
          </table:table-cell>
          <table:table-cell table:formula="of:=SUM([.V8:.V11])" office:value-type="float" office:value="16649536" calcext:value-type="float">
            <text:p>16649536</text:p>
          </table:table-cell>
          <table:table-cell table:formula="of:=SUM([.W8:.W11])" office:value-type="float" office:value="17300288" calcext:value-type="float">
            <text:p>17300288</text:p>
          </table:table-cell>
          <table:table-cell table:formula="of:=SUM([.X8:.X11])" office:value-type="float" office:value="16032576" calcext:value-type="float">
            <text:p>16032576</text:p>
          </table:table-cell>
          <table:table-cell table:formula="of:=SUM([.Y8:.Y11])" office:value-type="float" office:value="16454848" calcext:value-type="float">
            <text:p>16454848</text:p>
          </table:table-cell>
          <table:table-cell table:style-name="ce3" table:formula="of:=SUM([.Z8:.Z11])" office:value-type="float" office:value="15168128" calcext:value-type="float">
            <text:p>15168128</text:p>
          </table:table-cell>
          <table:table-cell table:formula="of:=SUM([.AA8:.AA11])" office:value-type="float" office:value="14578816" calcext:value-type="float">
            <text:p>14578816</text:p>
          </table:table-cell>
          <table:table-cell table:style-name="ce4" table:formula="of:=SUM([.AB8:.AB11])" office:value-type="float" office:value="13813184" calcext:value-type="float">
            <text:p>13813184</text:p>
          </table:table-cell>
          <table:table-cell table:style-name="ce4" table:formula="of:=SUM([.AC8:.AC11])" office:value-type="float" office:value="13644460" calcext:value-type="float">
            <text:p>13644460</text:p>
          </table:table-cell>
          <table:table-cell table:style-name="ce4" table:formula="of:=SUM([.AD8:.AD11])" office:value-type="float" office:value="13605584" calcext:value-type="float">
            <text:p>13605584</text:p>
          </table:table-cell>
          <table:table-cell table:style-name="ce4" table:formula="of:=SUM([.AE8:.AE11])" office:value-type="float" office:value="10985344" calcext:value-type="float">
            <text:p>10985344</text:p>
          </table:table-cell>
          <table:table-cell table:style-name="ce4" table:formula="of:=SUM([.AF8:.AF11])" office:value-type="float" office:value="8230144" calcext:value-type="float">
            <text:p>8230144</text:p>
          </table:table-cell>
          <table:table-cell table:style-name="ce4" table:formula="of:=SUM([.AG8:.AG11])" office:value-type="float" office:value="13062016" calcext:value-type="float">
            <text:p>13062016</text:p>
          </table:table-cell>
          <table:table-cell table:style-name="ce4" table:formula="of:=SUM([.AH8:.AH11])" office:value-type="float" office:value="9814784" calcext:value-type="float">
            <text:p>9814784</text:p>
          </table:table-cell>
          <table:table-cell table:style-name="ce4" table:formula="of:=SUM([.AI8:.AI11])" office:value-type="float" office:value="12960512" calcext:value-type="float">
            <text:p>12960512</text:p>
          </table:table-cell>
          <table:table-cell table:style-name="ce4" table:formula="of:=SUM([.AJ8:.AJ11])" office:value-type="float" office:value="12795900" calcext:value-type="float">
            <text:p>12795900</text:p>
          </table:table-cell>
          <table:table-cell table:style-name="ce4" table:formula="of:=SUM([.AK8:.AK11])" office:value-type="float" office:value="12079680" calcext:value-type="float">
            <text:p>12079680</text:p>
          </table:table-cell>
          <table:table-cell table:style-name="ce4" table:formula="of:=SUM([.AL8:.AL11])" office:value-type="float" office:value="9570000" calcext:value-type="float">
            <text:p>9570000</text:p>
          </table:table-cell>
          <table:table-cell table:style-name="ce4" table:formula="of:=SUM([.AM8:.AM11])" office:value-type="float" office:value="12549110" calcext:value-type="float">
            <text:p>12549110</text:p>
          </table:table-cell>
          <table:table-cell table:style-name="ce4" table:formula="of:=SUM([.AN8:.AN11])" office:value-type="float" office:value="13014720" calcext:value-type="float">
            <text:p>13014720</text:p>
          </table:table-cell>
          <table:table-cell table:style-name="ce4" table:formula="of:=SUM([.AO8:.AO11])" office:value-type="float" office:value="12226690" calcext:value-type="float">
            <text:p>12226690</text:p>
          </table:table-cell>
          <table:table-cell table:style-name="ce4" table:formula="of:=SUM([.AP8:.AP11])" office:value-type="float" office:value="12432524" calcext:value-type="float">
            <text:p>12432524</text:p>
          </table:table-cell>
          <table:table-cell/>
          <table:table-cell table:style-name="ce4" table:formula="of:=SUM([.AR8:.AR11])" office:value-type="float" office:value="16293904" calcext:value-type="float">
            <text:p>16293904</text:p>
          </table:table-cell>
          <table:table-cell table:style-name="ce4" table:formula="of:=SUM([.AS8:.AS11])" office:value-type="float" office:value="16516104" calcext:value-type="float">
            <text:p>16516104</text:p>
          </table:table-cell>
          <table:table-cell table:style-name="ce4" table:formula="of:=SUM([.AT8:.AT11])" office:value-type="float" office:value="14999464" calcext:value-type="float">
            <text:p>14999464</text:p>
          </table:table-cell>
          <table:table-cell table:style-name="ce4" table:formula="of:=SUM([.AU8:.AU11])" office:value-type="float" office:value="15523752" calcext:value-type="float">
            <text:p>15523752</text:p>
          </table:table-cell>
          <table:table-cell table:style-name="ce4" table:formula="of:=SUM([.AV8:.AV11])" office:value-type="float" office:value="15523752" calcext:value-type="float">
            <text:p>1552375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Fixed</text:p>
          </table:table-cell>
          <table:table-cell table:formula="of:=[.B8]+[.B10]+[.B11]" office:value-type="float" office:value="11233792" calcext:value-type="float">
            <text:p>11233792</text:p>
          </table:table-cell>
          <table:table-cell table:formula="of:=[.C8]+[.C10]+[.C11]" office:value-type="float" office:value="16476672" calcext:value-type="float">
            <text:p>16476672</text:p>
          </table:table-cell>
          <table:table-cell table:formula="of:=[.D8]+[.D10]+[.D11]" office:value-type="float" office:value="19209984" calcext:value-type="float">
            <text:p>19209984</text:p>
          </table:table-cell>
          <table:table-cell table:formula="of:=[.E8]+[.E10]+[.E11]" office:value-type="float" office:value="31006464" calcext:value-type="float">
            <text:p>31006464</text:p>
          </table:table-cell>
          <table:table-cell table:formula="of:=[.F8]+[.F10]+[.F11]" office:value-type="float" office:value="9660928" calcext:value-type="float">
            <text:p>9660928</text:p>
          </table:table-cell>
          <table:table-cell table:formula="of:=[.G8]+[.G10]+[.G11]" office:value-type="float" office:value="15671040" calcext:value-type="float">
            <text:p>15671040</text:p>
          </table:table-cell>
          <table:table-cell table:formula="of:=[.H8]+[.H10]+[.H11]" office:value-type="float" office:value="15428096" calcext:value-type="float">
            <text:p>15428096</text:p>
          </table:table-cell>
          <table:table-cell table:formula="of:=[.I8]+[.I10]+[.I11]" office:value-type="float" office:value="22467584" calcext:value-type="float">
            <text:p>22467584</text:p>
          </table:table-cell>
          <table:table-cell table:formula="of:=[.J8]+[.J10]+[.J11]" office:value-type="float" office:value="6950784" calcext:value-type="float">
            <text:p>6950784</text:p>
          </table:table-cell>
          <table:table-cell table:formula="of:=[.K8]+[.K10]+[.K11]" office:value-type="float" office:value="9136640" calcext:value-type="float">
            <text:p>9136640</text:p>
          </table:table-cell>
          <table:table-cell table:formula="of:=[.L8]+[.L10]+[.L11]" office:value-type="float" office:value="12459520" calcext:value-type="float">
            <text:p>12459520</text:p>
          </table:table-cell>
          <table:table-cell table:formula="of:=[.M8]+[.M10]+[.M11]" office:value-type="float" office:value="10016000" calcext:value-type="float">
            <text:p>10016000</text:p>
          </table:table-cell>
          <table:table-cell table:formula="of:=[.N8]+[.N10]+[.N11]" office:value-type="float" office:value="12942848" calcext:value-type="float">
            <text:p>12942848</text:p>
          </table:table-cell>
          <table:table-cell table:formula="of:=[.O8]+[.O10]+[.O11]" office:value-type="float" office:value="9664000" calcext:value-type="float">
            <text:p>9664000</text:p>
          </table:table-cell>
          <table:table-cell table:formula="of:=[.P8]+[.P10]+[.P11]" office:value-type="float" office:value="8685568" calcext:value-type="float">
            <text:p>8685568</text:p>
          </table:table-cell>
          <table:table-cell table:formula="of:=[.Q8]+[.Q10]+[.Q11]" office:value-type="float" office:value="14002176" calcext:value-type="float">
            <text:p>14002176</text:p>
          </table:table-cell>
          <table:table-cell table:formula="of:=[.R8]+[.R10]+[.R11]" office:value-type="float" office:value="14002176" calcext:value-type="float">
            <text:p>14002176</text:p>
          </table:table-cell>
          <table:table-cell table:formula="of:=[.S8]+[.S10]+[.S11]" office:value-type="float" office:value="10019072" calcext:value-type="float">
            <text:p>10019072</text:p>
          </table:table-cell>
          <table:table-cell table:formula="of:=[.T8]+[.T10]+[.T11]" office:value-type="float" office:value="9798880" calcext:value-type="float">
            <text:p>9798880</text:p>
          </table:table-cell>
          <table:table-cell table:formula="of:=[.U8]+[.U10]+[.U11]" office:value-type="float" office:value="14874624" calcext:value-type="float">
            <text:p>14874624</text:p>
          </table:table-cell>
          <table:table-cell table:formula="of:=[.V8]+[.V10]+[.V11]" office:value-type="float" office:value="12225536" calcext:value-type="float">
            <text:p>12225536</text:p>
          </table:table-cell>
          <table:table-cell table:formula="of:=[.W8]+[.W10]+[.W11]" office:value-type="float" office:value="12652288" calcext:value-type="float">
            <text:p>12652288</text:p>
          </table:table-cell>
          <table:table-cell table:formula="of:=[.X8]+[.X10]+[.X11]" office:value-type="float" office:value="11832576" calcext:value-type="float">
            <text:p>11832576</text:p>
          </table:table-cell>
          <table:table-cell table:formula="of:=[.Y8]+[.Y10]+[.Y11]" office:value-type="float" office:value="12053248" calcext:value-type="float">
            <text:p>12053248</text:p>
          </table:table-cell>
          <table:table-cell table:formula="of:=[.Z8]+[.Z10]+[.Z11]" office:value-type="float" office:value="11158528" calcext:value-type="float">
            <text:p>11158528</text:p>
          </table:table-cell>
          <table:table-cell table:formula="of:=[.AA8]+[.AA10]+[.AA11]" office:value-type="float" office:value="10748416" calcext:value-type="float">
            <text:p>10748416</text:p>
          </table:table-cell>
          <table:table-cell table:formula="of:=[.AB8]+[.AB10]+[.AB11]" office:value-type="float" office:value="10217984" calcext:value-type="float">
            <text:p>10217984</text:p>
          </table:table-cell>
          <table:table-cell table:formula="of:=[.AC8]+[.AC10]+[.AC11]" office:value-type="float" office:value="9991132" calcext:value-type="float">
            <text:p>9991132</text:p>
          </table:table-cell>
          <table:table-cell table:formula="of:=[.AD8]+[.AD10]+[.AD11]" office:value-type="float" office:value="9952256" calcext:value-type="float">
            <text:p>9952256</text:p>
          </table:table-cell>
          <table:table-cell table:formula="of:=[.AE8]+[.AE10]+[.AE11]" office:value-type="float" office:value="8230144" calcext:value-type="float">
            <text:p>8230144</text:p>
          </table:table-cell>
          <table:table-cell table:formula="of:=[.AF8]+[.AF10]+[.AF11]" office:value-type="float" office:value="8230144" calcext:value-type="float">
            <text:p>8230144</text:p>
          </table:table-cell>
          <table:table-cell table:formula="of:=[.AG8]+[.AG10]+[.AG11]" office:value-type="float" office:value="9670656" calcext:value-type="float">
            <text:p>9670656</text:p>
          </table:table-cell>
          <table:table-cell table:formula="of:=[.AH8]+[.AH10]+[.AH11]" office:value-type="float" office:value="9814784" calcext:value-type="float">
            <text:p>9814784</text:p>
          </table:table-cell>
          <table:table-cell table:formula="of:=[.AI8]+[.AI10]+[.AI11]" office:value-type="float" office:value="12960512" calcext:value-type="float">
            <text:p>12960512</text:p>
          </table:table-cell>
          <table:table-cell table:formula="of:=[.AJ8]+[.AJ10]+[.AJ11]" office:value-type="float" office:value="12795900" calcext:value-type="float">
            <text:p>12795900</text:p>
          </table:table-cell>
          <table:table-cell table:formula="of:=[.AK8]+[.AK10]+[.AK11]" office:value-type="float" office:value="12079680" calcext:value-type="float">
            <text:p>12079680</text:p>
          </table:table-cell>
          <table:table-cell table:formula="of:=[.AL8]+[.AL10]+[.AL11]" office:value-type="float" office:value="9570000" calcext:value-type="float">
            <text:p>9570000</text:p>
          </table:table-cell>
          <table:table-cell table:formula="of:=[.AM8]+[.AM10]+[.AM11]" office:value-type="float" office:value="12549110" calcext:value-type="float">
            <text:p>12549110</text:p>
          </table:table-cell>
          <table:table-cell table:formula="of:=[.AN8]+[.AN10]+[.AN11]" office:value-type="float" office:value="9623360" calcext:value-type="float">
            <text:p>9623360</text:p>
          </table:table-cell>
          <table:table-cell table:formula="of:=[.AO8]+[.AO10]+[.AO11]" office:value-type="float" office:value="12226690" calcext:value-type="float">
            <text:p>12226690</text:p>
          </table:table-cell>
          <table:table-cell table:formula="of:=[.AP8]+[.AP10]+[.AP11]" office:value-type="float" office:value="9240524" calcext:value-type="float">
            <text:p>9240524</text:p>
          </table:table-cell>
          <table:table-cell table:formula="of:=[.AQ8]+[.AQ10]+[.AQ11]" office:value-type="float" office:value="0" calcext:value-type="float">
            <text:p>0</text:p>
          </table:table-cell>
          <table:table-cell table:formula="of:=[.AR8]+[.AR10]+[.AR11]" office:value-type="float" office:value="12341504" calcext:value-type="float">
            <text:p>12341504</text:p>
          </table:table-cell>
          <table:table-cell table:formula="of:=[.AS8]+[.AS10]+[.AS11]" office:value-type="float" office:value="12341504" calcext:value-type="float">
            <text:p>12341504</text:p>
          </table:table-cell>
          <table:table-cell table:formula="of:=[.AT8]+[.AT10]+[.AT11]" office:value-type="float" office:value="9278464" calcext:value-type="float">
            <text:p>9278464</text:p>
          </table:table-cell>
          <table:table-cell table:formula="of:=[.AU8]+[.AU10]+[.AU11]" office:value-type="float" office:value="9802752" calcext:value-type="float">
            <text:p>9802752</text:p>
          </table:table-cell>
          <table:table-cell table:formula="of:=[.AV8]+[.AV10]+[.AV11]" office:value-type="float" office:value="9802752" calcext:value-type="float">
            <text:p>9802752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bs.</text:p>
          </table:table-cell>
          <table:table-cell office:value-type="float" office:value="14241630" calcext:value-type="float">
            <text:p>14241630</text:p>
          </table:table-cell>
          <table:table-cell office:value-type="float" office:value="19.5" calcext:value-type="float">
            <text:p>19.5</text:p>
          </table:table-cell>
          <table:table-cell office:value-type="float" office:value="21.9" calcext:value-type="float">
            <text:p>21.9</text:p>
          </table:table-cell>
          <table:table-cell office:value-type="float" office:value="33761886" calcext:value-type="float">
            <text:p>33761886</text:p>
          </table:table-cell>
          <table:table-cell office:value-type="float" office:value="12662622" calcext:value-type="float">
            <text:p>12662622</text:p>
          </table:table-cell>
          <table:table-cell table:number-columns-repeated="2"/>
          <table:table-cell office:value-type="float" office:value="24765790" calcext:value-type="float">
            <text:p>24765790</text:p>
          </table:table-cell>
          <table:table-cell office:value-type="float" office:value="10046430" calcext:value-type="float">
            <text:p>10046430</text:p>
          </table:table-cell>
          <table:table-cell office:value-type="float" office:value="12136286" calcext:value-type="float">
            <text:p>12136286</text:p>
          </table:table-cell>
          <table:table-cell office:value-type="float" office:value="16565346" calcext:value-type="float">
            <text:p>16565346</text:p>
          </table:table-cell>
          <table:table-cell office:value-type="float" office:value="13157781" calcext:value-type="float">
            <text:p>13157781</text:p>
          </table:table-cell>
          <table:table-cell office:value-type="float" office:value="17239362" calcext:value-type="float">
            <text:p>17239362</text:p>
          </table:table-cell>
          <table:table-cell office:value-type="float" office:value="13040550" calcext:value-type="float">
            <text:p>13040550</text:p>
          </table:table-cell>
          <table:table-cell office:value-type="float" office:value="8543256" calcext:value-type="float">
            <text:p>8543256</text:p>
          </table:table-cell>
          <table:table-cell table:number-columns-repeated="2" office:value-type="float" office:value="13880632" calcext:value-type="float">
            <text:p>13880632</text:p>
          </table:table-cell>
          <table:table-cell table:style-name="ce2" office:value-type="float" office:value="13564641" calcext:value-type="float">
            <text:p>13564641</text:p>
          </table:table-cell>
          <table:table-cell table:style-name="ce2"/>
          <table:table-cell table:style-name="ce2" office:value-type="float" office:value="20563464" calcext:value-type="float">
            <text:p>20563464</text:p>
          </table:table-cell>
          <table:table-cell table:style-name="ce2"/>
          <table:table-cell office:value-type="float" office:value="17360175" calcext:value-type="float">
            <text:p>17360175</text:p>
          </table:table-cell>
          <table:table-cell office:value-type="float" office:value="16178637" calcext:value-type="float">
            <text:p>16178637</text:p>
          </table:table-cell>
          <table:table-cell office:value-type="float" office:value="16496715" calcext:value-type="float">
            <text:p>16496715</text:p>
          </table:table-cell>
          <table:table-cell table:number-columns-repeated="3"/>
          <table:table-cell office:value-type="float" office:value="13468332" calcext:value-type="float">
            <text:p>13468332</text:p>
          </table:table-cell>
          <table:table-cell/>
          <table:table-cell office:value-type="float" office:value="10986069" calcext:value-type="float">
            <text:p>10986069</text:p>
          </table:table-cell>
          <table:table-cell/>
          <table:table-cell office:value-type="float" office:value="13062432" calcext:value-type="float">
            <text:p>13062432</text:p>
          </table:table-cell>
          <table:table-cell office:value-type="float" office:value="9677140" calcext:value-type="float">
            <text:p>9677140</text:p>
          </table:table-cell>
          <table:table-cell table:number-columns-repeated="4"/>
          <table:table-cell office:value-type="float" office:value="12309550" calcext:value-type="float">
            <text:p>12309550</text:p>
          </table:table-cell>
          <table:table-cell table:number-columns-repeated="2"/>
          <table:table-cell office:value-type="float" office:value="12476635" calcext:value-type="float">
            <text:p>12476635</text:p>
          </table:table-cell>
          <table:table-cell/>
          <table:table-cell office:value-type="float" office:value="12776465" calcext:value-type="float">
            <text:p>12776465</text:p>
          </table:table-cell>
          <table:table-cell table:number-columns-repeated="4" office:value-type="float" office:value="12280969" calcext:value-type="float">
            <text:p>12280969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lones</text:p>
          </table:table-cell>
          <table:table-cell table:style-name="ce1" table:formula="of:=4*2^30/[.B13]" office:value-type="float" office:value="306.044673884293" calcext:value-type="float">
            <text:p>306.0</text:p>
          </table:table-cell>
          <table:table-cell table:style-name="ce1" table:formula="of:=4*2^30/[.C13]" office:value-type="float" office:value="222.806472818545" calcext:value-type="float">
            <text:p>222.8</text:p>
          </table:table-cell>
          <table:table-cell table:style-name="ce1" table:formula="of:=4*2^30/[.D13]" office:value-type="float" office:value="195.137229359185" calcext:value-type="float">
            <text:p>195.1</text:p>
          </table:table-cell>
          <table:table-cell table:style-name="ce1" table:formula="of:=4*2^30/[.E13]" office:value-type="float" office:value="127.045741784766" calcext:value-type="float">
            <text:p>127.0</text:p>
          </table:table-cell>
          <table:table-cell table:style-name="ce1" table:formula="of:=4*2^30/[.F13]" office:value-type="float" office:value="344.674754239813" calcext:value-type="float">
            <text:p>344.7</text:p>
          </table:table-cell>
          <table:table-cell table:style-name="ce1" table:formula="of:=4*2^30/[.G13]" office:value-type="float" office:value="232.5243893143" calcext:value-type="float">
            <text:p>232.5</text:p>
          </table:table-cell>
          <table:table-cell table:style-name="ce1" table:formula="of:=4*2^30/[.H13]" office:value-type="float" office:value="235.623473565204" calcext:value-type="float">
            <text:p>235.6</text:p>
          </table:table-cell>
          <table:table-cell table:style-name="ce1" table:formula="of:=4*2^30/[.I13]" office:value-type="float" office:value="169.979341752658" calcext:value-type="float">
            <text:p>170.0</text:p>
          </table:table-cell>
          <table:table-cell table:style-name="ce1" table:formula="of:=4*2^30/[.J13]" office:value-type="float" office:value="440.474047625299" calcext:value-type="float">
            <text:p>440.5</text:p>
          </table:table-cell>
          <table:table-cell table:style-name="ce1" table:formula="of:=4*2^30/[.K13]" office:value-type="float" office:value="359.813757975444" calcext:value-type="float">
            <text:p>359.8</text:p>
          </table:table-cell>
          <table:table-cell table:style-name="ce1" table:formula="of:=4*2^30/[.L13]" office:value-type="float" office:value="262.536266100717" calcext:value-type="float">
            <text:p>262.5</text:p>
          </table:table-cell>
          <table:table-cell table:style-name="ce1" table:formula="of:=4*2^30/[.M13]" office:value-type="float" office:value="326.464525387656" calcext:value-type="float">
            <text:p>326.5</text:p>
          </table:table-cell>
          <table:table-cell table:style-name="ce1" table:formula="of:=4*2^30/[.N13]" office:value-type="float" office:value="249.231426865716" calcext:value-type="float">
            <text:p>249.2</text:p>
          </table:table-cell>
          <table:table-cell table:style-name="ce1" table:formula="of:=4*2^30/[.O13]" office:value-type="float" office:value="329.773287469287" calcext:value-type="float">
            <text:p>329.8</text:p>
          </table:table-cell>
          <table:table-cell table:style-name="ce1" table:formula="of:=4*2^30/[.P13]" office:value-type="float" office:value="494.494694647489" calcext:value-type="float">
            <text:p>494.5</text:p>
          </table:table-cell>
          <table:table-cell table:style-name="ce1" table:formula="of:=4*2^30/[.Q13]" office:value-type="float" office:value="306.735702793623" calcext:value-type="float">
            <text:p>306.7</text:p>
          </table:table-cell>
          <table:table-cell table:style-name="ce1" table:formula="of:=4*2^30/[.R13]" office:value-type="float" office:value="224.231378890953" calcext:value-type="float">
            <text:p>224.2</text:p>
          </table:table-cell>
          <table:table-cell table:style-name="ce1" table:formula="of:=4*2^30/[.S13]" office:value-type="float" office:value="317.302593877956" calcext:value-type="float">
            <text:p>317.3</text:p>
          </table:table-cell>
          <table:table-cell table:style-name="ce1" table:formula="of:=4*2^30/[.T13]" office:value-type="float" office:value="322.549602874205" calcext:value-type="float">
            <text:p>322.5</text:p>
          </table:table-cell>
          <table:table-cell table:style-name="ce1" table:formula="of:=4*2^30/[.U13]" office:value-type="float" office:value="210.924058510337" calcext:value-type="float">
            <text:p>210.9</text:p>
          </table:table-cell>
          <table:table-cell table:style-name="ce1" table:formula="of:=4*2^30/[.V13]" office:value-type="float" office:value="257.963182637642" calcext:value-type="float">
            <text:p>258.0</text:p>
          </table:table-cell>
          <table:table-cell table:style-name="ce1" table:formula="of:=4*2^30/[.W13]" office:value-type="float" office:value="248.259872668016" calcext:value-type="float">
            <text:p>248.3</text:p>
          </table:table-cell>
          <table:table-cell table:style-name="ce1" table:formula="of:=4*2^30/[.X13]" office:value-type="float" office:value="267.890031895062" calcext:value-type="float">
            <text:p>267.9</text:p>
          </table:table-cell>
          <table:table-cell table:style-name="ce1" table:formula="of:=4*2^30/[.Y13]" office:value-type="float" office:value="261.015312690825" calcext:value-type="float">
            <text:p>261.0</text:p>
          </table:table-cell>
          <table:table-cell table:style-name="ce1" table:formula="of:=4*2^30/[.Z13]" office:value-type="float" office:value="283.157374199374" calcext:value-type="float">
            <text:p>283.2</text:p>
          </table:table-cell>
          <table:table-cell table:style-name="ce1" table:formula="of:=4*2^30/[.AA13]" office:value-type="float" office:value="294.60329947233" calcext:value-type="float">
            <text:p>294.6</text:p>
          </table:table-cell>
          <table:table-cell table:style-name="ce1" table:formula="of:=4*2^30/[.AB13]" office:value-type="float" office:value="310.932461045911" calcext:value-type="float">
            <text:p>310.9</text:p>
          </table:table-cell>
          <table:table-cell table:style-name="ce1" table:formula="of:=4*2^30/[.AC13]" office:value-type="float" office:value="314.777374553482" calcext:value-type="float">
            <text:p>314.8</text:p>
          </table:table-cell>
          <table:table-cell table:style-name="ce1" table:formula="of:=4*2^30/[.AD13]" office:value-type="float" office:value="315.676805640978" calcext:value-type="float">
            <text:p>315.7</text:p>
          </table:table-cell>
          <table:table-cell table:style-name="ce1" table:formula="of:=4*2^30/[.AE13]" office:value-type="float" office:value="390.972489891987" calcext:value-type="float">
            <text:p>391.0</text:p>
          </table:table-cell>
          <table:table-cell table:style-name="ce1" table:formula="of:=4*2^30/[.AF13]" office:value-type="float" office:value="521.858098230116" calcext:value-type="float">
            <text:p>521.9</text:p>
          </table:table-cell>
          <table:table-cell table:style-name="ce1" table:formula="of:=4*2^30/[.AG13]" office:value-type="float" office:value="328.813507501445" calcext:value-type="float">
            <text:p>328.8</text:p>
          </table:table-cell>
          <table:table-cell table:style-name="ce1" table:formula="of:=4*2^30/[.AH13]" office:value-type="float" office:value="437.601815383813" calcext:value-type="float">
            <text:p>437.6</text:p>
          </table:table-cell>
          <table:table-cell table:style-name="ce1" table:formula="of:=4*2^30/[.AI13]" office:value-type="float" office:value="331.388705631382" calcext:value-type="float">
            <text:p>331.4</text:p>
          </table:table-cell>
          <table:table-cell table:style-name="ce1" table:formula="of:=4*2^30/[.AJ13]" office:value-type="float" office:value="335.651833477911" calcext:value-type="float">
            <text:p>335.7</text:p>
          </table:table-cell>
          <table:table-cell table:style-name="ce1" table:formula="of:=4*2^30/[.AK13]" office:value-type="float" office:value="355.553068955469" calcext:value-type="float">
            <text:p>355.6</text:p>
          </table:table-cell>
          <table:table-cell table:style-name="ce1" table:formula="of:=4*2^30/[.AL13]" office:value-type="float" office:value="448.794910762801" calcext:value-type="float">
            <text:p>448.8</text:p>
          </table:table-cell>
          <table:table-cell table:style-name="ce1" table:formula="of:=4*2^30/[.AM13]" office:value-type="float" office:value="342.252741110724" calcext:value-type="float">
            <text:p>342.3</text:p>
          </table:table-cell>
          <table:table-cell table:style-name="ce1" table:formula="of:=4*2^30/[.AN13]" office:value-type="float" office:value="330.008428610066" calcext:value-type="float">
            <text:p>330.0</text:p>
          </table:table-cell>
          <table:table-cell table:style-name="ce1" table:formula="of:=4*2^30/[.AO13]" office:value-type="float" office:value="351.278007048514" calcext:value-type="float">
            <text:p>351.3</text:p>
          </table:table-cell>
          <table:table-cell table:style-name="ce1" table:formula="of:=4*2^30/[.AP13]" office:value-type="float" office:value="345.462216360893" calcext:value-type="float">
            <text:p>345.5</text:p>
          </table:table-cell>
          <table:table-cell table:style-name="ce1"/>
          <table:table-cell table:style-name="ce1" table:formula="of:=4*2^30/[.AR13]" office:value-type="float" office:value="263.593506872263" calcext:value-type="float">
            <text:p>263.6</text:p>
          </table:table-cell>
          <table:table-cell table:style-name="ce1" table:formula="of:=4*2^30/[.AS13]" office:value-type="float" office:value="260.047242134101" calcext:value-type="float">
            <text:p>260.0</text:p>
          </table:table-cell>
          <table:table-cell table:style-name="ce1" table:formula="of:=4*2^30/[.AT13]" office:value-type="float" office:value="286.341384998824" calcext:value-type="float">
            <text:p>286.3</text:p>
          </table:table-cell>
          <table:table-cell table:style-name="ce1" table:formula="of:=4*2^30/[.AU13]" office:value-type="float" office:value="276.670697650929" calcext:value-type="float">
            <text:p>276.7</text:p>
          </table:table-cell>
          <table:table-cell table:style-name="ce1" table:formula="of:=4*2^30/[.AV13]" office:value-type="float" office:value="276.670697650929" calcext:value-type="float">
            <text:p>276.7</text:p>
          </table:table-cell>
          <table:table-cell table:style-name="ce1" table:number-columns-repeated="976"/>
        </table:table-row>
        <table:table-row table:style-name="ro1">
          <table:table-cell table:style-name="ce1" office:value-type="string" calcext:value-type="string">
            <text:p>Doubles</text:p>
          </table:table-cell>
          <table:table-cell table:style-name="ce1" table:formula="of:=[.B18]/4" office:value-type="float" office:value="76.5111684710733" calcext:value-type="float">
            <text:p>76.5</text:p>
          </table:table-cell>
          <table:table-cell table:style-name="ce1" table:formula="of:=[.C18]/4" office:value-type="float" office:value="55.7016182046362" calcext:value-type="float">
            <text:p>55.7</text:p>
          </table:table-cell>
          <table:table-cell table:style-name="ce1" table:formula="of:=[.D18]/4" office:value-type="float" office:value="48.7843073397963" calcext:value-type="float">
            <text:p>48.8</text:p>
          </table:table-cell>
          <table:table-cell table:style-name="ce1" table:formula="of:=[.E18]/4" office:value-type="float" office:value="31.7614354461916" calcext:value-type="float">
            <text:p>31.8</text:p>
          </table:table-cell>
          <table:table-cell table:style-name="ce1" table:formula="of:=[.F18]/4" office:value-type="float" office:value="86.1686885599532" calcext:value-type="float">
            <text:p>86.2</text:p>
          </table:table-cell>
          <table:table-cell table:style-name="ce1" table:formula="of:=[.G18]/4" office:value-type="float" office:value="58.1310973285749" calcext:value-type="float">
            <text:p>58.1</text:p>
          </table:table-cell>
          <table:table-cell table:style-name="ce1" table:formula="of:=[.H18]/4" office:value-type="float" office:value="58.905868391301" calcext:value-type="float">
            <text:p>58.9</text:p>
          </table:table-cell>
          <table:table-cell table:style-name="ce1" table:formula="of:=[.I18]/4" office:value-type="float" office:value="42.4948354381646" calcext:value-type="float">
            <text:p>42.5</text:p>
          </table:table-cell>
          <table:table-cell table:style-name="ce1" table:formula="of:=[.J18]/4" office:value-type="float" office:value="110.118511906325" calcext:value-type="float">
            <text:p>110.1</text:p>
          </table:table-cell>
          <table:table-cell table:style-name="ce1" table:formula="of:=[.K18]/4" office:value-type="float" office:value="89.9534394938609" calcext:value-type="float">
            <text:p>90.0</text:p>
          </table:table-cell>
          <table:table-cell table:style-name="ce1" table:formula="of:=[.L18]/4" office:value-type="float" office:value="65.6340665251792" calcext:value-type="float">
            <text:p>65.6</text:p>
          </table:table-cell>
          <table:table-cell table:style-name="ce1" table:formula="of:=[.M18]/4" office:value-type="float" office:value="81.616131346914" calcext:value-type="float">
            <text:p>81.6</text:p>
          </table:table-cell>
          <table:table-cell table:style-name="ce1" table:formula="of:=[.N18]/4" office:value-type="float" office:value="62.307856716429" calcext:value-type="float">
            <text:p>62.3</text:p>
          </table:table-cell>
          <table:table-cell table:style-name="ce1" table:formula="of:=[.O18]/4" office:value-type="float" office:value="82.4433218673219" calcext:value-type="float">
            <text:p>82.4</text:p>
          </table:table-cell>
          <table:table-cell table:style-name="ce1" table:formula="of:=[.P18]/4" office:value-type="float" office:value="123.623673661872" calcext:value-type="float">
            <text:p>123.6</text:p>
          </table:table-cell>
          <table:table-cell table:style-name="ce1" table:formula="of:=[.Q18]/4" office:value-type="float" office:value="76.6839256984057" calcext:value-type="float">
            <text:p>76.7</text:p>
          </table:table-cell>
          <table:table-cell table:style-name="ce1" table:formula="of:=[.R18]/4" office:value-type="float" office:value="56.0578447227383" calcext:value-type="float">
            <text:p>56.1</text:p>
          </table:table-cell>
          <table:table-cell table:style-name="ce1" table:formula="of:=[.S18]/4" office:value-type="float" office:value="79.3256484694891" calcext:value-type="float">
            <text:p>79.3</text:p>
          </table:table-cell>
          <table:table-cell table:style-name="ce1" table:formula="of:=[.T18]/4" office:value-type="float" office:value="80.6374007185514" calcext:value-type="float">
            <text:p>80.6</text:p>
          </table:table-cell>
          <table:table-cell table:style-name="ce1" table:formula="of:=[.U18]/4" office:value-type="float" office:value="52.7310146275844" calcext:value-type="float">
            <text:p>52.7</text:p>
          </table:table-cell>
          <table:table-cell table:style-name="ce1" table:formula="of:=[.V18]/4" office:value-type="float" office:value="64.4907956594106" calcext:value-type="float">
            <text:p>64.5</text:p>
          </table:table-cell>
          <table:table-cell table:style-name="ce1" table:formula="of:=[.W18]/4" office:value-type="float" office:value="62.0649681670039" calcext:value-type="float">
            <text:p>62.1</text:p>
          </table:table-cell>
          <table:table-cell table:style-name="ce1" table:formula="of:=[.X18]/4" office:value-type="float" office:value="66.9725079737654" calcext:value-type="float">
            <text:p>67.0</text:p>
          </table:table-cell>
          <table:table-cell table:style-name="ce1" table:formula="of:=[.Y18]/4" office:value-type="float" office:value="65.2538281727063" calcext:value-type="float">
            <text:p>65.3</text:p>
          </table:table-cell>
          <table:table-cell table:style-name="ce1" table:formula="of:=[.Z18]/4" office:value-type="float" office:value="70.7893435498435" calcext:value-type="float">
            <text:p>70.8</text:p>
          </table:table-cell>
          <table:table-cell table:style-name="ce1" table:formula="of:=[.AA18]/4" office:value-type="float" office:value="73.6508248680826" calcext:value-type="float">
            <text:p>73.7</text:p>
          </table:table-cell>
          <table:table-cell table:style-name="ce1" table:formula="of:=[.AB18]/4" office:value-type="float" office:value="77.7331152614777" calcext:value-type="float">
            <text:p>77.7</text:p>
          </table:table-cell>
          <table:table-cell table:style-name="ce1" table:formula="of:=[.AC18]/4" office:value-type="float" office:value="78.6943436383704" calcext:value-type="float">
            <text:p>78.7</text:p>
          </table:table-cell>
          <table:table-cell table:style-name="ce1" table:formula="of:=[.AD18]/4" office:value-type="float" office:value="78.9192014102445" calcext:value-type="float">
            <text:p>78.9</text:p>
          </table:table-cell>
          <table:table-cell table:style-name="ce1" table:formula="of:=[.AE18]/4" office:value-type="float" office:value="97.7431224729967" calcext:value-type="float">
            <text:p>97.7</text:p>
          </table:table-cell>
          <table:table-cell table:style-name="ce1" table:formula="of:=[.AF18]/4" office:value-type="float" office:value="130.464524557529" calcext:value-type="float">
            <text:p>130.5</text:p>
          </table:table-cell>
          <table:table-cell table:style-name="ce1" table:formula="of:=[.AG18]/4" office:value-type="float" office:value="82.2033768753614" calcext:value-type="float">
            <text:p>82.2</text:p>
          </table:table-cell>
          <table:table-cell table:style-name="ce1" table:formula="of:=[.AH18]/4" office:value-type="float" office:value="109.400453845953" calcext:value-type="float">
            <text:p>109.4</text:p>
          </table:table-cell>
          <table:table-cell table:style-name="ce1" table:formula="of:=[.AI18]/4" office:value-type="float" office:value="82.8471764078456" calcext:value-type="float">
            <text:p>82.8</text:p>
          </table:table-cell>
          <table:table-cell table:style-name="ce1" table:formula="of:=[.AJ18]/4" office:value-type="float" office:value="83.9129583694777" calcext:value-type="float">
            <text:p>83.9</text:p>
          </table:table-cell>
          <table:table-cell table:style-name="ce1" table:formula="of:=[.AK18]/4" office:value-type="float" office:value="88.8882672388673" calcext:value-type="float">
            <text:p>88.9</text:p>
          </table:table-cell>
          <table:table-cell table:style-name="ce1" table:formula="of:=[.AL18]/4" office:value-type="float" office:value="112.1987276907" calcext:value-type="float">
            <text:p>112.2</text:p>
          </table:table-cell>
          <table:table-cell table:style-name="ce1" table:formula="of:=[.AM18]/4" office:value-type="float" office:value="85.563185277681" calcext:value-type="float">
            <text:p>85.6</text:p>
          </table:table-cell>
          <table:table-cell table:style-name="ce1" table:formula="of:=[.AN18]/4" office:value-type="float" office:value="82.5021071525165" calcext:value-type="float">
            <text:p>82.5</text:p>
          </table:table-cell>
          <table:table-cell table:style-name="ce1" table:formula="of:=[.AO18]/4" office:value-type="float" office:value="87.8195017621286" calcext:value-type="float">
            <text:p>87.8</text:p>
          </table:table-cell>
          <table:table-cell table:style-name="ce1" table:formula="of:=[.AP18]/4" office:value-type="float" office:value="86.3655540902234" calcext:value-type="float">
            <text:p>86.4</text:p>
          </table:table-cell>
          <table:table-cell table:style-name="ce1"/>
          <table:table-cell table:style-name="ce1" table:formula="of:=[.AR18]/4" office:value-type="float" office:value="65.8983767180659" calcext:value-type="float">
            <text:p>65.9</text:p>
          </table:table-cell>
          <table:table-cell table:style-name="ce1" table:formula="of:=[.AS18]/4" office:value-type="float" office:value="65.0118105335253" calcext:value-type="float">
            <text:p>65.0</text:p>
          </table:table-cell>
          <table:table-cell table:style-name="ce1" table:formula="of:=[.AT18]/4" office:value-type="float" office:value="71.585346249706" calcext:value-type="float">
            <text:p>71.6</text:p>
          </table:table-cell>
          <table:table-cell table:style-name="ce1" table:formula="of:=[.AU18]/4" office:value-type="float" office:value="69.1676744127322" calcext:value-type="float">
            <text:p>69.2</text:p>
          </table:table-cell>
          <table:table-cell table:style-name="ce1" table:formula="of:=[.AV18]/4" office:value-type="float" office:value="69.1676744127322" calcext:value-type="float">
            <text:p>69.2</text:p>
          </table:table-cell>
          <table:table-cell table:style-name="ce1" table:number-columns-repeated="976"/>
        </table:table-row>
        <table:table-row table:style-name="ro1">
          <table:table-cell table:style-name="ce1" office:value-type="string" calcext:value-type="string">
            <text:p>Singles</text:p>
          </table:table-cell>
          <table:table-cell table:style-name="ce1" table:formula="of:=2*[.B19]" office:value-type="float" office:value="153.022336942146" calcext:value-type="float">
            <text:p>153.0</text:p>
          </table:table-cell>
          <table:table-cell table:style-name="ce1" table:formula="of:=2*[.C19]" office:value-type="float" office:value="111.403236409272" calcext:value-type="float">
            <text:p>111.4</text:p>
          </table:table-cell>
          <table:table-cell table:style-name="ce1" table:formula="of:=2*[.D19]" office:value-type="float" office:value="97.5686146795927" calcext:value-type="float">
            <text:p>97.6</text:p>
          </table:table-cell>
          <table:table-cell table:style-name="ce1" table:formula="of:=2*[.E19]" office:value-type="float" office:value="63.5228708923832" calcext:value-type="float">
            <text:p>63.5</text:p>
          </table:table-cell>
          <table:table-cell table:style-name="ce1" table:formula="of:=2*[.F19]" office:value-type="float" office:value="172.337377119906" calcext:value-type="float">
            <text:p>172.3</text:p>
          </table:table-cell>
          <table:table-cell table:style-name="ce1" table:formula="of:=2*[.G19]" office:value-type="float" office:value="116.26219465715" calcext:value-type="float">
            <text:p>116.3</text:p>
          </table:table-cell>
          <table:table-cell table:style-name="ce1" table:formula="of:=2*[.H19]" office:value-type="float" office:value="117.811736782602" calcext:value-type="float">
            <text:p>117.8</text:p>
          </table:table-cell>
          <table:table-cell table:style-name="ce1" table:formula="of:=2*[.I19]" office:value-type="float" office:value="84.9896708763291" calcext:value-type="float">
            <text:p>85.0</text:p>
          </table:table-cell>
          <table:table-cell table:style-name="ce1" table:formula="of:=2*[.J19]" office:value-type="float" office:value="220.237023812649" calcext:value-type="float">
            <text:p>220.2</text:p>
          </table:table-cell>
          <table:table-cell table:style-name="ce1" table:formula="of:=2*[.K19]" office:value-type="float" office:value="179.906878987722" calcext:value-type="float">
            <text:p>179.9</text:p>
          </table:table-cell>
          <table:table-cell table:style-name="ce1" table:formula="of:=2*[.L19]" office:value-type="float" office:value="131.268133050358" calcext:value-type="float">
            <text:p>131.3</text:p>
          </table:table-cell>
          <table:table-cell table:style-name="ce1" table:formula="of:=2*[.M19]" office:value-type="float" office:value="163.232262693828" calcext:value-type="float">
            <text:p>163.2</text:p>
          </table:table-cell>
          <table:table-cell table:style-name="ce1" table:formula="of:=2*[.N19]" office:value-type="float" office:value="124.615713432858" calcext:value-type="float">
            <text:p>124.6</text:p>
          </table:table-cell>
          <table:table-cell table:style-name="ce1" table:formula="of:=2*[.O19]" office:value-type="float" office:value="164.886643734644" calcext:value-type="float">
            <text:p>164.9</text:p>
          </table:table-cell>
          <table:table-cell table:style-name="ce1" table:formula="of:=2*[.P19]" office:value-type="float" office:value="247.247347323744" calcext:value-type="float">
            <text:p>247.2</text:p>
          </table:table-cell>
          <table:table-cell table:style-name="ce1" table:formula="of:=2*[.Q19]" office:value-type="float" office:value="153.367851396811" calcext:value-type="float">
            <text:p>153.4</text:p>
          </table:table-cell>
          <table:table-cell table:style-name="ce1" table:formula="of:=2*[.R19]" office:value-type="float" office:value="112.115689445477" calcext:value-type="float">
            <text:p>112.1</text:p>
          </table:table-cell>
          <table:table-cell table:style-name="ce1" table:formula="of:=2*[.S19]" office:value-type="float" office:value="158.651296938978" calcext:value-type="float">
            <text:p>158.7</text:p>
          </table:table-cell>
          <table:table-cell table:style-name="ce1" table:formula="of:=2*[.T19]" office:value-type="float" office:value="161.274801437103" calcext:value-type="float">
            <text:p>161.3</text:p>
          </table:table-cell>
          <table:table-cell table:style-name="ce1" table:formula="of:=2*[.U19]" office:value-type="float" office:value="105.462029255169" calcext:value-type="float">
            <text:p>105.5</text:p>
          </table:table-cell>
          <table:table-cell table:style-name="ce1" table:formula="of:=2*[.V19]" office:value-type="float" office:value="128.981591318821" calcext:value-type="float">
            <text:p>129.0</text:p>
          </table:table-cell>
          <table:table-cell table:style-name="ce1" table:formula="of:=2*[.W19]" office:value-type="float" office:value="124.129936334008" calcext:value-type="float">
            <text:p>124.1</text:p>
          </table:table-cell>
          <table:table-cell table:style-name="ce1" table:formula="of:=2*[.X19]" office:value-type="float" office:value="133.945015947531" calcext:value-type="float">
            <text:p>133.9</text:p>
          </table:table-cell>
          <table:table-cell table:style-name="ce1" table:formula="of:=2*[.Y19]" office:value-type="float" office:value="130.507656345413" calcext:value-type="float">
            <text:p>130.5</text:p>
          </table:table-cell>
          <table:table-cell table:style-name="ce1" table:formula="of:=2*[.Z19]" office:value-type="float" office:value="141.578687099687" calcext:value-type="float">
            <text:p>141.6</text:p>
          </table:table-cell>
          <table:table-cell table:style-name="ce1" table:formula="of:=2*[.AA19]" office:value-type="float" office:value="147.301649736165" calcext:value-type="float">
            <text:p>147.3</text:p>
          </table:table-cell>
          <table:table-cell table:style-name="ce1" table:formula="of:=2*[.AB19]" office:value-type="float" office:value="155.466230522955" calcext:value-type="float">
            <text:p>155.5</text:p>
          </table:table-cell>
          <table:table-cell table:style-name="ce1" table:formula="of:=2*[.AC19]" office:value-type="float" office:value="157.388687276741" calcext:value-type="float">
            <text:p>157.4</text:p>
          </table:table-cell>
          <table:table-cell table:style-name="ce1" table:formula="of:=2*[.AD19]" office:value-type="float" office:value="157.838402820489" calcext:value-type="float">
            <text:p>157.8</text:p>
          </table:table-cell>
          <table:table-cell table:style-name="ce1" table:formula="of:=2*[.AE19]" office:value-type="float" office:value="195.486244945993" calcext:value-type="float">
            <text:p>195.5</text:p>
          </table:table-cell>
          <table:table-cell table:style-name="ce1" table:formula="of:=2*[.AF19]" office:value-type="float" office:value="260.929049115058" calcext:value-type="float">
            <text:p>260.9</text:p>
          </table:table-cell>
          <table:table-cell table:style-name="ce1" table:formula="of:=2*[.AG19]" office:value-type="float" office:value="164.406753750723" calcext:value-type="float">
            <text:p>164.4</text:p>
          </table:table-cell>
          <table:table-cell table:style-name="ce1" table:formula="of:=2*[.AH19]" office:value-type="float" office:value="218.800907691906" calcext:value-type="float">
            <text:p>218.8</text:p>
          </table:table-cell>
          <table:table-cell table:style-name="ce1" table:formula="of:=2*[.AI19]" office:value-type="float" office:value="165.694352815691" calcext:value-type="float">
            <text:p>165.7</text:p>
          </table:table-cell>
          <table:table-cell table:style-name="ce1" table:formula="of:=2*[.AJ19]" office:value-type="float" office:value="167.825916738955" calcext:value-type="float">
            <text:p>167.8</text:p>
          </table:table-cell>
          <table:table-cell table:style-name="ce1" table:formula="of:=2*[.AK19]" office:value-type="float" office:value="177.776534477735" calcext:value-type="float">
            <text:p>177.8</text:p>
          </table:table-cell>
          <table:table-cell table:style-name="ce1" table:formula="of:=2*[.AL19]" office:value-type="float" office:value="224.3974553814" calcext:value-type="float">
            <text:p>224.4</text:p>
          </table:table-cell>
          <table:table-cell table:style-name="ce1" table:formula="of:=2*[.AM19]" office:value-type="float" office:value="171.126370555362" calcext:value-type="float">
            <text:p>171.1</text:p>
          </table:table-cell>
          <table:table-cell table:style-name="ce1" table:formula="of:=2*[.AN19]" office:value-type="float" office:value="165.004214305033" calcext:value-type="float">
            <text:p>165.0</text:p>
          </table:table-cell>
          <table:table-cell table:style-name="ce1" table:formula="of:=2*[.AO19]" office:value-type="float" office:value="175.639003524257" calcext:value-type="float">
            <text:p>175.6</text:p>
          </table:table-cell>
          <table:table-cell table:style-name="ce1" table:formula="of:=2*[.AP19]" office:value-type="float" office:value="172.731108180447" calcext:value-type="float">
            <text:p>172.7</text:p>
          </table:table-cell>
          <table:table-cell table:style-name="ce1"/>
          <table:table-cell table:style-name="ce1" table:formula="of:=2*[.AR19]" office:value-type="float" office:value="131.796753436132" calcext:value-type="float">
            <text:p>131.8</text:p>
          </table:table-cell>
          <table:table-cell table:style-name="ce1" table:formula="of:=2*[.AS19]" office:value-type="float" office:value="130.023621067051" calcext:value-type="float">
            <text:p>130.0</text:p>
          </table:table-cell>
          <table:table-cell table:style-name="ce1" table:formula="of:=2*[.AT19]" office:value-type="float" office:value="143.170692499412" calcext:value-type="float">
            <text:p>143.2</text:p>
          </table:table-cell>
          <table:table-cell table:style-name="ce1" table:formula="of:=2*[.AU19]" office:value-type="float" office:value="138.335348825464" calcext:value-type="float">
            <text:p>138.3</text:p>
          </table:table-cell>
          <table:table-cell table:style-name="ce1" table:formula="of:=2*[.AV19]" office:value-type="float" office:value="138.335348825464" calcext:value-type="float">
            <text:p>138.3</text:p>
          </table:table-cell>
          <table:table-cell table:style-name="ce1"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4.41" calcext:value-type="float">
            <text:p>4.41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 office:value-type="float" office:value="4.26" calcext:value-type="float">
            <text:p>4.26</text:p>
          </table:table-cell>
          <table:table-cell table:number-columns-repeated="2"/>
          <table:table-cell office:value-type="float" office:value="4.57" calcext:value-type="float">
            <text:p>4.57</text:p>
          </table:table-cell>
          <table:table-cell office:value-type="float" office:value="4.67" calcext:value-type="float">
            <text:p>4.67</text:p>
          </table:table-cell>
          <table:table-cell office:value-type="float" office:value="4.4" calcext:value-type="float">
            <text:p>4.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Tiny learning rat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PU Memory</text:p>
          </table:table-cell>
          <table:table-cell table:number-columns-repeated="43"/>
          <table:table-cell office:value-type="float" office:value="1261" calcext:value-type="float">
            <text:p>1261</text:p>
          </table:table-cell>
          <table:table-cell table:number-columns-repeated="979"/>
        </table:table-row>
        <table:table-row table:style-name="ro1">
          <table:table-cell table:number-columns-repeated="44"/>
          <table:table-cell table:formula="of:=[.AS25]*2^20" office:value-type="float" office:value="1322254336" calcext:value-type="float">
            <text:p>1322254336</text:p>
          </table:table-cell>
          <table:table-cell table:number-columns-repeated="979"/>
        </table:table-row>
        <table:table-row table:style-name="ro1">
          <table:table-cell table:number-columns-repeated="44"/>
          <table:table-cell table:formula="of:=[.AS26]/(4*[.S14])" office:value-type="float" office:value="32.9934333239645" calcext:value-type="float">
            <text:p>32.993433324</text:p>
          </table:table-cell>
          <table:table-cell table:number-columns-repeated="97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[.E2]/[.E1]" office:value-type="float" office:value="0.889058233314282" calcext:value-type="float">
            <text:p>0.8890582333</text:p>
          </table:table-cell>
          <table:table-cell table:formula="of:=[.F2]/[.F1]" office:value-type="float" office:value="0.889058233314282" calcext:value-type="float">
            <text:p>0.8890582333</text:p>
          </table:table-cell>
          <table:table-cell table:number-columns-repeated="2"/>
          <table:table-cell table:formula="of:=[.I2]/[.I1]" office:value-type="float" office:value="0.889058233314282" calcext:value-type="float">
            <text:p>0.8890582333</text:p>
          </table:table-cell>
          <table:table-cell/>
          <table:table-cell table:formula="of:=[.K2]/[.K1]" office:value-type="float" office:value="0.889058233314282" calcext:value-type="float">
            <text:p>0.8890582333</text:p>
          </table:table-cell>
          <table:table-cell table:formula="of:=[.L2]/[.L1]" office:value-type="float" office:value="0.919247631169566" calcext:value-type="float">
            <text:p>0.9192476312</text:p>
          </table:table-cell>
          <table:table-cell table:formula="of:=[.M2]/[.M1]" office:value-type="float" office:value="0.954958790791034" calcext:value-type="float">
            <text:p>0.9549587908</text:p>
          </table:table-cell>
          <table:table-cell table:formula="of:=[.N2]/[.N1]" office:value-type="float" office:value="0.968091348106693" calcext:value-type="float">
            <text:p>0.9680913481</text:p>
          </table:table-cell>
          <table:table-cell table:formula="of:=[.O2]/[.O1]" office:value-type="float" office:value="0.952562392836731" calcext:value-type="float">
            <text:p>0.9525623928</text:p>
          </table:table-cell>
          <table:table-cell table:formula="of:=[.P2]/[.P1]" office:value-type="float" office:value="0.946805435096849" calcext:value-type="float">
            <text:p>0.9468054351</text:p>
          </table:table-cell>
          <table:table-cell table:formula="of:=[.Q2]/[.Q1]" office:value-type="float" office:value="0.949628406275805" calcext:value-type="float">
            <text:p>0.9496284063</text:p>
          </table:table-cell>
          <table:table-cell/>
          <table:table-cell table:formula="of:=[.S2]/[.S1]" office:value-type="float" office:value="0.954958790791034" calcext:value-type="float">
            <text:p>0.9549587908</text:p>
          </table:table-cell>
          <table:table-cell/>
          <table:table-cell table:formula="of:=[.U2]/[.U1]" office:value-type="float" office:value="0.945070205215245" calcext:value-type="float">
            <text:p>0.9450702052</text:p>
          </table:table-cell>
          <table:table-cell/>
          <table:table-cell table:formula="of:=[.W2]/[.W1]" office:value-type="float" office:value="0.961382537586582" calcext:value-type="float">
            <text:p>0.9613825376</text:p>
          </table:table-cell>
          <table:table-cell table:formula="of:=[.X2]/[.X1]" office:value-type="float" office:value="0.938321030902039" calcext:value-type="float">
            <text:p>0.9383210309</text:p>
          </table:table-cell>
          <table:table-cell table:formula="of:=[.Y2]/[.Y1]" office:value-type="float" office:value="0.962598280549636" calcext:value-type="float">
            <text:p>0.9625982805</text:p>
          </table:table-cell>
          <table:table-cell table:number-columns-repeated="5"/>
          <table:table-cell table:formula="of:=[.AE2]/[.AE1]" office:value-type="float" office:value="0.950063723786352" calcext:value-type="float">
            <text:p>0.9500637238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hresh</text:p>
          </table:table-cell>
          <table:table-cell office:value-type="string" calcext:value-type="string">
            <text:p>V seen</text:p>
          </table:table-cell>
          <table:table-cell office:value-type="string" calcext:value-type="string">
            <text:p>V-estimated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400" calcext:value-type="float">
            <text:p>59400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848" calcext:value-type="float">
            <text:p>51848</text:p>
          </table:table-cell>
          <table:table-cell table:number-columns-repeated="102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3167" calcext:value-type="float">
            <text:p>43167</text:p>
          </table:table-cell>
          <table:table-cell table:number-columns-repeated="102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0827" calcext:value-type="float">
            <text:p>40827</text:p>
          </table:table-cell>
          <table:table-cell table:number-columns-repeated="102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9965" calcext:value-type="float">
            <text:p>39965</text:p>
          </table:table-cell>
          <table:table-cell table:number-columns-repeated="102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053" calcext:value-type="float">
            <text:p>38053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7332" calcext:value-type="float">
            <text:p>37332</text:p>
          </table:table-cell>
          <table:table-cell table:number-columns-repeated="102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5730" calcext:value-type="float">
            <text:p>35730</text:p>
          </table:table-cell>
          <table:table-cell table:number-columns-repeated="102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5053" calcext:value-type="float">
            <text:p>35053</text:p>
          </table:table-cell>
          <table:table-cell table:number-columns-repeated="102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3658" calcext:value-type="float">
            <text:p>33658</text:p>
          </table:table-cell>
          <table:table-cell table:number-columns-repeated="1022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33000" calcext:value-type="float">
            <text:p>33000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31700" calcext:value-type="float">
            <text:p>31700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31500" calcext:value-type="float">
            <text:p>31500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31000" calcext:value-type="float">
            <text:p>31000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0068" calcext:value-type="float">
            <text:p>30068</text:p>
          </table:table-cell>
          <table:table-cell table:number-columns-repeated="1022"/>
        </table:table-row>
      </table:table>
      <table:table table:name="Sheet2" table:style-name="ta1">
        <table:shapes>
          <draw:frame draw:z-index="0" draw:style-name="gr1" draw:text-style-name="P1" svg:width="453.51pt" svg:height="255.09pt" svg:x="252.82pt" svg:y="152.76pt">
            <loext:p draw:notify-on-update-of-ranges="Sheet2.A1:Sheet2.A44 Sheet2.B1:Sheet2.B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.32" calcext:value-type="float">
            <text:p>6.32</text:p>
          </table:table-cell>
        </table:table-row>
        <table:table-row table:style-name="ro2">
          <table:table-cell table:formula="of:=[.A1]+1" office:value-type="float" office:value="2" calcext:value-type="float">
            <text:p>2</text:p>
          </table:table-cell>
          <table:table-cell office:value-type="float" office:value="6.31" calcext:value-type="float">
            <text:p>6.31</text:p>
          </table:table-cell>
        </table:table-row>
        <table:table-row table:style-name="ro2">
          <table:table-cell table:formula="of:=[.A2]+1" office:value-type="float" office:value="3" calcext:value-type="float">
            <text:p>3</text:p>
          </table:table-cell>
          <table:table-cell office:value-type="float" office:value="6.28" calcext:value-type="float">
            <text:p>6.28</text:p>
          </table:table-cell>
        </table:table-row>
        <table:table-row table:style-name="ro2">
          <table:table-cell table:formula="of:=[.A3]+1" office:value-type="float" office:value="4" calcext:value-type="float">
            <text:p>4</text:p>
          </table:table-cell>
          <table:table-cell office:value-type="float" office:value="6.49" calcext:value-type="float">
            <text:p>6.49</text:p>
          </table:table-cell>
        </table:table-row>
        <table:table-row table:style-name="ro2">
          <table:table-cell table:formula="of:=[.A4]+1" office:value-type="float" office:value="5" calcext:value-type="float">
            <text:p>5</text:p>
          </table:table-cell>
          <table:table-cell office:value-type="float" office:value="5.88" calcext:value-type="float">
            <text:p>5.88</text:p>
          </table:table-cell>
        </table:table-row>
        <table:table-row table:style-name="ro2">
          <table:table-cell table:formula="of:=[.A5]+1" office:value-type="float" office:value="6" calcext:value-type="float">
            <text:p>6</text:p>
          </table:table-cell>
          <table:table-cell office:value-type="float" office:value="5.68" calcext:value-type="float">
            <text:p>5.68</text:p>
          </table:table-cell>
        </table:table-row>
        <table:table-row table:style-name="ro2">
          <table:table-cell table:formula="of:=[.A6]+1" office:value-type="float" office:value="7" calcext:value-type="float">
            <text:p>7</text:p>
          </table:table-cell>
          <table:table-cell office:value-type="float" office:value="5.58" calcext:value-type="float">
            <text:p>5.58</text:p>
          </table:table-cell>
        </table:table-row>
        <table:table-row table:style-name="ro2">
          <table:table-cell table:formula="of:=[.A7]+1" office:value-type="float" office:value="8" calcext:value-type="float">
            <text:p>8</text:p>
          </table:table-cell>
          <table:table-cell office:value-type="float" office:value="5.49" calcext:value-type="float">
            <text:p>5.49</text:p>
          </table:table-cell>
        </table:table-row>
        <table:table-row table:style-name="ro2">
          <table:table-cell table:formula="of:=[.A8]+1" office:value-type="float" office:value="9" calcext:value-type="float">
            <text:p>9</text:p>
          </table:table-cell>
          <table:table-cell office:value-type="float" office:value="5.46" calcext:value-type="float">
            <text:p>5.46</text:p>
          </table:table-cell>
        </table:table-row>
        <table:table-row table:style-name="ro2">
          <table:table-cell table:formula="of:=[.A9]+1" office:value-type="float" office:value="10" calcext:value-type="float">
            <text:p>10</text:p>
          </table:table-cell>
          <table:table-cell office:value-type="float" office:value="5.42" calcext:value-type="float">
            <text:p>5.42</text:p>
          </table:table-cell>
        </table:table-row>
        <table:table-row table:style-name="ro2">
          <table:table-cell table:formula="of:=[.A10]+1" office:value-type="float" office:value="11" calcext:value-type="float">
            <text:p>11</text:p>
          </table:table-cell>
          <table:table-cell office:value-type="float" office:value="5.19" calcext:value-type="float">
            <text:p>5.19</text:p>
          </table:table-cell>
        </table:table-row>
        <table:table-row table:style-name="ro2">
          <table:table-cell table:formula="of:=[.A11]+1" office:value-type="float" office:value="12" calcext:value-type="float">
            <text:p>12</text:p>
          </table:table-cell>
          <table:table-cell office:value-type="float" office:value="5.35" calcext:value-type="float">
            <text:p>5.35</text:p>
          </table:table-cell>
        </table:table-row>
        <table:table-row table:style-name="ro2">
          <table:table-cell table:formula="of:=[.A12]+1" office:value-type="float" office:value="13" calcext:value-type="float">
            <text:p>13</text:p>
          </table:table-cell>
          <table:table-cell office:value-type="float" office:value="5.3" calcext:value-type="float">
            <text:p>5.3</text:p>
          </table:table-cell>
        </table:table-row>
        <table:table-row table:style-name="ro2">
          <table:table-cell table:formula="of:=[.A13]+1" office:value-type="float" office:value="14" calcext:value-type="float">
            <text:p>14</text:p>
          </table:table-cell>
          <table:table-cell office:value-type="float" office:value="5.18" calcext:value-type="float">
            <text:p>5.18</text:p>
          </table:table-cell>
        </table:table-row>
        <table:table-row table:style-name="ro2">
          <table:table-cell table:formula="of:=[.A14]+1" office:value-type="float" office:value="15" calcext:value-type="float">
            <text:p>15</text:p>
          </table:table-cell>
          <table:table-cell office:value-type="float" office:value="5.18" calcext:value-type="float">
            <text:p>5.18</text:p>
          </table:table-cell>
        </table:table-row>
        <table:table-row table:style-name="ro2">
          <table:table-cell table:formula="of:=[.A15]+1" office:value-type="float" office:value="16" calcext:value-type="float">
            <text:p>16</text:p>
          </table:table-cell>
          <table:table-cell office:value-type="float" office:value="5.37" calcext:value-type="float">
            <text:p>5.37</text:p>
          </table:table-cell>
        </table:table-row>
        <table:table-row table:style-name="ro2">
          <table:table-cell table:formula="of:=[.A16]+1" office:value-type="float" office:value="17" calcext:value-type="float">
            <text:p>17</text:p>
          </table:table-cell>
          <table:table-cell office:value-type="float" office:value="5.09" calcext:value-type="float">
            <text:p>5.09</text:p>
          </table:table-cell>
        </table:table-row>
        <table:table-row table:style-name="ro2">
          <table:table-cell table:formula="of:=[.A17]+1" office:value-type="float" office:value="18" calcext:value-type="float">
            <text:p>18</text:p>
          </table:table-cell>
          <table:table-cell office:value-type="float" office:value="5.03" calcext:value-type="float">
            <text:p>5.03</text:p>
          </table:table-cell>
        </table:table-row>
        <table:table-row table:style-name="ro2">
          <table:table-cell table:formula="of:=[.A18]+1" office:value-type="float" office:value="19" calcext:value-type="float">
            <text:p>19</text:p>
          </table:table-cell>
          <table:table-cell office:value-type="float" office:value="4.89" calcext:value-type="float">
            <text:p>4.89</text:p>
          </table:table-cell>
        </table:table-row>
        <table:table-row table:style-name="ro2">
          <table:table-cell table:formula="of:=[.A19]+1" office:value-type="float" office:value="20" calcext:value-type="float">
            <text:p>20</text:p>
          </table:table-cell>
          <table:table-cell office:value-type="float" office:value="5.14" calcext:value-type="float">
            <text:p>5.14</text:p>
          </table:table-cell>
        </table:table-row>
        <table:table-row table:style-name="ro2">
          <table:table-cell table:formula="of:=[.A20]+1" office:value-type="float" office:value="21" calcext:value-type="float">
            <text:p>21</text:p>
          </table:table-cell>
          <table:table-cell office:value-type="float" office:value="4.92" calcext:value-type="float">
            <text:p>4.92</text:p>
          </table:table-cell>
        </table:table-row>
        <table:table-row table:style-name="ro2">
          <table:table-cell table:formula="of:=[.A21]+1" office:value-type="float" office:value="22" calcext:value-type="float">
            <text:p>22</text:p>
          </table:table-cell>
          <table:table-cell office:value-type="float" office:value="4.9" calcext:value-type="float">
            <text:p>4.9</text:p>
          </table:table-cell>
        </table:table-row>
        <table:table-row table:style-name="ro2">
          <table:table-cell table:formula="of:=[.A22]+1" office:value-type="float" office:value="23" calcext:value-type="float">
            <text:p>23</text:p>
          </table:table-cell>
          <table:table-cell office:value-type="float" office:value="4.99" calcext:value-type="float">
            <text:p>4.99</text:p>
          </table:table-cell>
        </table:table-row>
        <table:table-row table:style-name="ro2">
          <table:table-cell table:formula="of:=[.A23]+1"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</table:table-row>
        <table:table-row table:style-name="ro2">
          <table:table-cell table:formula="of:=[.A24]+1" office:value-type="float" office:value="25" calcext:value-type="float">
            <text:p>25</text:p>
          </table:table-cell>
          <table:table-cell office:value-type="float" office:value="4.87" calcext:value-type="float">
            <text:p>4.87</text:p>
          </table:table-cell>
        </table:table-row>
        <table:table-row table:style-name="ro2">
          <table:table-cell table:formula="of:=[.A25]+1" office:value-type="float" office:value="26" calcext:value-type="float">
            <text:p>26</text:p>
          </table:table-cell>
          <table:table-cell office:value-type="float" office:value="4.94" calcext:value-type="float">
            <text:p>4.94</text:p>
          </table:table-cell>
        </table:table-row>
        <table:table-row table:style-name="ro2">
          <table:table-cell table:formula="of:=[.A26]+1" office:value-type="float" office:value="27" calcext:value-type="float">
            <text:p>27</text:p>
          </table:table-cell>
          <table:table-cell office:value-type="float" office:value="4.88" calcext:value-type="float">
            <text:p>4.88</text:p>
          </table:table-cell>
        </table:table-row>
        <table:table-row table:style-name="ro2">
          <table:table-cell table:formula="of:=[.A27]+1" office:value-type="float" office:value="28" calcext:value-type="float">
            <text:p>28</text:p>
          </table:table-cell>
          <table:table-cell office:value-type="float" office:value="4.7" calcext:value-type="float">
            <text:p>4.7</text:p>
          </table:table-cell>
        </table:table-row>
        <table:table-row table:style-name="ro2">
          <table:table-cell table:formula="of:=[.A28]+1" office:value-type="float" office:value="29" calcext:value-type="float">
            <text:p>29</text:p>
          </table:table-cell>
          <table:table-cell office:value-type="float" office:value="4.59" calcext:value-type="float">
            <text:p>4.59</text:p>
          </table:table-cell>
        </table:table-row>
        <table:table-row table:style-name="ro2">
          <table:table-cell table:formula="of:=[.A29]+1" office:value-type="float" office:value="30" calcext:value-type="float">
            <text:p>30</text:p>
          </table:table-cell>
          <table:table-cell office:value-type="float" office:value="4.63" calcext:value-type="float">
            <text:p>4.63</text:p>
          </table:table-cell>
        </table:table-row>
        <table:table-row table:style-name="ro2">
          <table:table-cell table:formula="of:=[.A30]+1" office:value-type="float" office:value="31" calcext:value-type="float">
            <text:p>31</text:p>
          </table:table-cell>
          <table:table-cell office:value-type="float" office:value="4.63" calcext:value-type="float">
            <text:p>4.63</text:p>
          </table:table-cell>
        </table:table-row>
        <table:table-row table:style-name="ro2">
          <table:table-cell table:formula="of:=[.A31]+1" office:value-type="float" office:value="32" calcext:value-type="float">
            <text:p>32</text:p>
          </table:table-cell>
          <table:table-cell office:value-type="float" office:value="4.77" calcext:value-type="float">
            <text:p>4.77</text:p>
          </table:table-cell>
        </table:table-row>
        <table:table-row table:style-name="ro2">
          <table:table-cell table:formula="of:=[.A32]+1" office:value-type="float" office:value="33" calcext:value-type="float">
            <text:p>33</text:p>
          </table:table-cell>
          <table:table-cell office:value-type="float" office:value="4.7" calcext:value-type="float">
            <text:p>4.7</text:p>
          </table:table-cell>
        </table:table-row>
        <table:table-row table:style-name="ro2">
          <table:table-cell table:formula="of:=[.A33]+1" office:value-type="float" office:value="34" calcext:value-type="float">
            <text:p>34</text:p>
          </table:table-cell>
          <table:table-cell office:value-type="float" office:value="4.84" calcext:value-type="float">
            <text:p>4.84</text:p>
          </table:table-cell>
        </table:table-row>
        <table:table-row table:style-name="ro2">
          <table:table-cell table:formula="of:=[.A34]+1" office:value-type="float" office:value="35" calcext:value-type="float">
            <text:p>35</text:p>
          </table:table-cell>
          <table:table-cell office:value-type="float" office:value="4.86" calcext:value-type="float">
            <text:p>4.86</text:p>
          </table:table-cell>
        </table:table-row>
        <table:table-row table:style-name="ro2">
          <table:table-cell table:formula="of:=[.A35]+1" office:value-type="float" office:value="36" calcext:value-type="float">
            <text:p>36</text:p>
          </table:table-cell>
          <table:table-cell office:value-type="float" office:value="4.82" calcext:value-type="float">
            <text:p>4.82</text:p>
          </table:table-cell>
        </table:table-row>
        <table:table-row table:style-name="ro2">
          <table:table-cell table:formula="of:=[.A36]+1" office:value-type="float" office:value="37" calcext:value-type="float">
            <text:p>37</text:p>
          </table:table-cell>
          <table:table-cell office:value-type="float" office:value="4.6" calcext:value-type="float">
            <text:p>4.6</text:p>
          </table:table-cell>
        </table:table-row>
        <table:table-row table:style-name="ro2">
          <table:table-cell table:formula="of:=[.A37]+1" office:value-type="float" office:value="38" calcext:value-type="float">
            <text:p>38</text:p>
          </table:table-cell>
          <table:table-cell office:value-type="float" office:value="4.65" calcext:value-type="float">
            <text:p>4.6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.62" calcext:value-type="float">
            <text:p>4.6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.63" calcext:value-type="float">
            <text:p>4.63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.76" calcext:value-type="float">
            <text:p>4.76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.57" calcext:value-type="float">
            <text:p>4.57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.62" calcext:value-type="float">
            <text:p>4.6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.59" calcext:value-type="float">
            <text:p>4.5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.74" calcext:value-type="float">
            <text:p>4.74</text:p>
          </table:table-cell>
        </table:table-row>
      </table:table>
      <table:table table:name="Sheet5" table:style-name="ta1">
        <table:shapes>
          <draw:frame draw:z-index="0" draw:style-name="gr1" draw:text-style-name="P1" svg:width="453.43pt" svg:height="255.17pt" svg:x="582.01pt" svg:y="945.81pt">
            <loext:p draw:notify-on-update-of-ranges="Sheet5.A1:Sheet5.A22 Sheet5.B1:Sheet5.B22 Sheet5.A1:Sheet5.A22 Sheet5.C1:Sheet5.C2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4pt" svg:height="255.17pt" svg:x="89.35pt" svg:y="984.59pt">
            <loext:p draw:notify-on-update-of-ranges="Sheet5.A2:Sheet5.A44 Sheet5.H2:Sheet5.H4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453.4pt" svg:height="254.55pt" svg:x="1077.05pt" svg:y="905.22pt">
            <loext:p draw:notify-on-update-of-ranges="Sheet5.J2:Sheet5.J44 Sheet5.P2:Sheet5.P4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453.43pt" svg:height="254.55pt" svg:x="751.04pt" svg:y="602.11pt">
            <loext:p draw:notify-on-update-of-ranges="Sheet5.J2:Sheet5.J48 Sheet5.R2:Sheet5.R48 Sheet5.J2:Sheet5.J48 Sheet5.S2:Sheet5.S4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4" table:default-cell-style-name="ce9"/>
        <table:table-column table:style-name="co1" table:number-columns-repeated="17" table:default-cell-style-name="Default"/>
        <table:table-row table:style-name="ro2">
          <table:table-cell office:value-type="float" office:value="5.98" calcext:value-type="float">
            <text:p>5.98</text:p>
          </table:table-cell>
          <table:table-cell office:value-type="float" office:value="4.96" calcext:value-type="float">
            <text:p>4.96</text:p>
          </table:table-cell>
          <table:table-cell table:formula="of:=[.$E$1]+[.$E$2]*EXP(-[.A1]/[.$E$3])" office:value-type="float" office:value="4.78297768760394" calcext:value-type="float">
            <text:p>4.7829776876</text:p>
          </table:table-cell>
          <table:table-cell/>
          <table:table-cell office:value-type="float" office:value="4.61075" calcext:value-type="float">
            <text:p>4.610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99" calcext:value-type="float">
            <text:p>0.99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table:formula="of:=[.A1]+5.98" office:value-type="float" office:value="11.96" calcext:value-type="float">
            <text:p>11.96</text:p>
          </table:table-cell>
          <table:table-cell office:value-type="float" office:value="4.855" calcext:value-type="float">
            <text:p>4.855</text:p>
          </table:table-cell>
          <table:table-cell table:formula="of:=[.$E$1]+[.$E$2]*EXP(-[.A2]/[.$E$3])" office:value-type="float" office:value="4.759061881887" calcext:value-type="float">
            <text:p>4.7590618819</text:p>
          </table:table-cell>
          <table:table-cell table:formula="of:=([.B2]-[.C2])^2" office:value-type="float" office:value="0.00920412250706371" calcext:value-type="float">
            <text:p>0.00920412</text:p>
          </table:table-cell>
          <table:table-cell office:value-type="float" office:value="0.2" calcext:value-type="float">
            <text:p>0.2</text:p>
          </table:table-cell>
          <table:table-cell table:formula="of:=[.B2]-[.B1]" office:value-type="float" office:value="-0.105" calcext:value-type="float">
            <text:p>-0.105</text:p>
          </table:table-cell>
          <table:table-cell table:formula="of:=[.G1]*0.97^2.99" office:value-type="float" office:value="0.912951035304252" calcext:value-type="float">
            <text:p>0.9129510353</text:p>
          </table:table-cell>
          <table:table-cell table:formula="of:=-[.F2]/[.G2]" office:value-type="float" office:value="0.115011644589468" calcext:value-type="float">
            <text:p>0.1150116446</text:p>
          </table:table-cell>
          <table:table-cell/>
          <table:table-cell table:formula="of:=SUM([.$G$1:.G2])" office:value-type="float" office:value="1.91295103530425" calcext:value-type="float">
            <text:p>1.9129510353</text:p>
          </table:table-cell>
          <table:table-cell/>
          <table:table-cell table:formula="of:=[.L1]*[.$K$1]^2.99" office:value-type="float" office:value="4.85198261604453" calcext:value-type="float">
            <text:p>4.851982616</text:p>
          </table:table-cell>
          <table:table-cell/>
          <table:table-cell table:formula="of:=SUM([.$L$1:.L2])" office:value-type="float" office:value="9.85198261604453" calcext:value-type="float">
            <text:p>9.851982616</text:p>
          </table:table-cell>
          <table:table-cell/>
          <table:table-cell table:formula="of:=[.H2]" office:value-type="float" office:value="0.115011644589468" calcext:value-type="float">
            <text:p>0.1150116446</text:p>
          </table:table-cell>
          <table:table-cell/>
          <table:table-cell table:formula="of:=[.B2]" office:value-type="float" office:value="4.855" calcext:value-type="float">
            <text:p>4.855</text:p>
          </table:table-cell>
          <table:table-cell table:formula="of:=[.$U$2]+[.$U$3]*EXP(-1*[.J2]/[.$U$4])" office:value-type="float" office:value="4.89406174574638" calcext:value-type="float">
            <text:p>4.8940617457</text:p>
          </table:table-cell>
          <table:table-cell table:formula="of:=[.R2]-[.S2]" office:value-type="float" office:value="-0.0390617457463831" calcext:value-type="float">
            <text:p>-0.0390617457</text:p>
          </table:table-cell>
          <table:table-cell office:value-type="float" office:value="4.470352" calcext:value-type="float">
            <text:p>4.470352</text:p>
          </table:table-cell>
        </table:table-row>
        <table:table-row table:style-name="ro2">
          <table:table-cell table:formula="of:=[.A2]+5.98" office:value-type="float" office:value="17.94" calcext:value-type="float">
            <text:p>17.94</text:p>
          </table:table-cell>
          <table:table-cell office:value-type="float" office:value="4.812" calcext:value-type="float">
            <text:p>4.812</text:p>
          </table:table-cell>
          <table:table-cell table:formula="of:=[.$E$1]+[.$E$2]*EXP(-[.A3]/[.$E$3])" office:value-type="float" office:value="4.73846706230794" calcext:value-type="float">
            <text:p>4.7384670623</text:p>
          </table:table-cell>
          <table:table-cell table:formula="of:=([.B3]-[.C3])^2" office:value-type="float" office:value="0.00540709292562519" calcext:value-type="float">
            <text:p>0.00540709</text:p>
          </table:table-cell>
          <table:table-cell office:value-type="float" office:value="40" calcext:value-type="float">
            <text:p>40</text:p>
          </table:table-cell>
          <table:table-cell table:formula="of:=[.B3]-[.B2]" office:value-type="float" office:value="-0.0430000000000002" calcext:value-type="float">
            <text:p>-0.043</text:p>
          </table:table-cell>
          <table:table-cell table:formula="of:=[.G2]*0.97^5.98" office:value-type="float" office:value="0.76092605720934" calcext:value-type="float">
            <text:p>0.7609260572</text:p>
          </table:table-cell>
          <table:table-cell table:formula="of:=-[.F3]/[.G3]" office:value-type="float" office:value="0.0565100900312188" calcext:value-type="float">
            <text:p>0.05651009</text:p>
          </table:table-cell>
          <table:table-cell table:formula="of:=0.97^46" office:value-type="float" office:value="0.246320056916996" calcext:value-type="float">
            <text:p>0.2463200569</text:p>
          </table:table-cell>
          <table:table-cell table:formula="of:=SUM([.$G$1:.G3])" office:value-type="float" office:value="2.67387709251359" calcext:value-type="float">
            <text:p>2.6738770925</text:p>
          </table:table-cell>
          <table:table-cell/>
          <table:table-cell table:formula="of:=[.L2]*[.$K$1]^5.98" office:value-type="float" office:value="4.56896361832666" calcext:value-type="float">
            <text:p>4.5689636183</text:p>
          </table:table-cell>
          <table:table-cell/>
          <table:table-cell table:formula="of:=SUM([.$L$1:.L3])" office:value-type="float" office:value="14.4209462343712" calcext:value-type="float">
            <text:p>14.4209462344</text:p>
          </table:table-cell>
          <table:table-cell/>
          <table:table-cell table:formula="of:=[.H3]" office:value-type="float" office:value="0.0565100900312188" calcext:value-type="float">
            <text:p>0.05651009</text:p>
          </table:table-cell>
          <table:table-cell/>
          <table:table-cell table:formula="of:=[.B3]" office:value-type="float" office:value="4.812" calcext:value-type="float">
            <text:p>4.812</text:p>
          </table:table-cell>
          <table:table-cell table:formula="of:=[.$U$2]+[.$U$3]*EXP(-1*[.J3]/[.$U$4])" office:value-type="float" office:value="4.86802821901162" calcext:value-type="float">
            <text:p>4.868028219</text:p>
          </table:table-cell>
          <table:table-cell table:formula="of:=[.R3]-[.S3]" office:value-type="float" office:value="-0.0560282190116217" calcext:value-type="float">
            <text:p>-0.056028219</text:p>
          </table:table-cell>
          <table:table-cell office:value-type="float" office:value="0.496936" calcext:value-type="float">
            <text:p>0.496936</text:p>
          </table:table-cell>
        </table:table-row>
        <table:table-row table:style-name="ro2">
          <table:table-cell table:formula="of:=[.A3]+5.98" office:value-type="float" office:value="23.92" calcext:value-type="float">
            <text:p>23.92</text:p>
          </table:table-cell>
          <table:table-cell office:value-type="float" office:value="4.7879" calcext:value-type="float">
            <text:p>4.7879</text:p>
          </table:table-cell>
          <table:table-cell table:formula="of:=[.$E$1]+[.$E$2]*EXP(-[.A4]/[.$E$3])" office:value-type="float" office:value="4.72073207154432" calcext:value-type="float">
            <text:p>4.7207320715</text:p>
          </table:table-cell>
          <table:table-cell table:formula="of:=([.B4]-[.C4])^2" office:value-type="float" office:value="0.00451153061302745" calcext:value-type="float">
            <text:p>0.00451153</text:p>
          </table:table-cell>
          <table:table-cell/>
          <table:table-cell table:formula="of:=[.B4]-[.B3]" office:value-type="float" office:value="-0.0240999999999998" calcext:value-type="float">
            <text:p>-0.0241</text:p>
          </table:table-cell>
          <table:table-cell table:formula="of:=[.G3]*0.97^5.98" office:value-type="float" office:value="0.634216340361769" calcext:value-type="float">
            <text:p>0.6342163404</text:p>
          </table:table-cell>
          <table:table-cell table:formula="of:=-[.F4]/[.G4]" office:value-type="float" office:value="0.0379996516429278" calcext:value-type="float">
            <text:p>0.0379996516</text:p>
          </table:table-cell>
          <table:table-cell table:formula="of:=0.97^24" office:value-type="float" office:value="0.481417221911723" calcext:value-type="float">
            <text:p>0.4814172219</text:p>
          </table:table-cell>
          <table:table-cell table:formula="of:=SUM([.$G$1:.G4])" office:value-type="float" office:value="3.30809343287536" calcext:value-type="float">
            <text:p>3.3080934329</text:p>
          </table:table-cell>
          <table:table-cell/>
          <table:table-cell table:formula="of:=[.L3]*[.$K$1]^5.98" office:value-type="float" office:value="4.3024532850884" calcext:value-type="float">
            <text:p>4.3024532851</text:p>
          </table:table-cell>
          <table:table-cell/>
          <table:table-cell table:formula="of:=SUM([.$L$1:.L4])" office:value-type="float" office:value="18.7233995194596" calcext:value-type="float">
            <text:p>18.7233995195</text:p>
          </table:table-cell>
          <table:table-cell/>
          <table:table-cell table:formula="of:=[.H4]" office:value-type="float" office:value="0.0379996516429278" calcext:value-type="float">
            <text:p>0.0379996516</text:p>
          </table:table-cell>
          <table:table-cell/>
          <table:table-cell table:formula="of:=[.B4]" office:value-type="float" office:value="4.7879" calcext:value-type="float">
            <text:p>4.7879</text:p>
          </table:table-cell>
          <table:table-cell table:formula="of:=[.$U$2]+[.$U$3]*EXP(-1*[.J4]/[.$U$4])" office:value-type="float" office:value="4.84755624038175" calcext:value-type="float">
            <text:p>4.8475562404</text:p>
          </table:table-cell>
          <table:table-cell table:formula="of:=[.R4]-[.S4]" office:value-type="float" office:value="-0.059656240381754" calcext:value-type="float">
            <text:p>-0.0596562404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formula="of:=[.A4]+5.98" office:value-type="float" office:value="29.9" calcext:value-type="float">
            <text:p>29.9</text:p>
          </table:table-cell>
          <table:table-cell office:value-type="float" office:value="4.7701" calcext:value-type="float">
            <text:p>4.7701</text:p>
          </table:table-cell>
          <table:table-cell table:formula="of:=[.$E$1]+[.$E$2]*EXP(-[.A5]/[.$E$3])" office:value-type="float" office:value="4.70545978929985" calcext:value-type="float">
            <text:p>4.7054597893</text:p>
          </table:table-cell>
          <table:table-cell table:formula="of:=([.B5]-[.C5])^2" office:value-type="float" office:value="0.00417835683936031" calcext:value-type="float">
            <text:p>0.00417836</text:p>
          </table:table-cell>
          <table:table-cell table:formula="of:=SUM([.D1:.D25])" office:value-type="float" office:value="0.0619759483560576" calcext:value-type="float">
            <text:p>0.0619759484</text:p>
          </table:table-cell>
          <table:table-cell table:formula="of:=[.B5]-[.B4]" office:value-type="float" office:value="-0.0178000000000003" calcext:value-type="float">
            <text:p>-0.0178</text:p>
          </table:table-cell>
          <table:table-cell table:formula="of:=[.G4]*0.97^5.98" office:value-type="float" office:value="0.528606377151857" calcext:value-type="float">
            <text:p>0.5286063772</text:p>
          </table:table-cell>
          <table:table-cell table:formula="of:=-[.F5]/[.G5]" office:value-type="float" office:value="0.0336734492230439" calcext:value-type="float">
            <text:p>0.0336734492</text:p>
          </table:table-cell>
          <table:table-cell/>
          <table:table-cell table:formula="of:=SUM([.$G$1:.G5])" office:value-type="float" office:value="3.83669981002722" calcext:value-type="float">
            <text:p>3.83669981</text:p>
          </table:table-cell>
          <table:table-cell/>
          <table:table-cell table:formula="of:=[.L4]*[.$K$1]^5.98" office:value-type="float" office:value="4.0514886562278" calcext:value-type="float">
            <text:p>4.0514886562</text:p>
          </table:table-cell>
          <table:table-cell/>
          <table:table-cell table:formula="of:=SUM([.$L$1:.L5])" office:value-type="float" office:value="22.7748881756874" calcext:value-type="float">
            <text:p>22.7748881757</text:p>
          </table:table-cell>
          <table:table-cell/>
          <table:table-cell table:formula="of:=[.H5]" office:value-type="float" office:value="0.0336734492230439" calcext:value-type="float">
            <text:p>0.0336734492</text:p>
          </table:table-cell>
          <table:table-cell/>
          <table:table-cell table:formula="of:=[.B5]" office:value-type="float" office:value="4.7701" calcext:value-type="float">
            <text:p>4.7701</text:p>
          </table:table-cell>
          <table:table-cell table:formula="of:=[.$U$2]+[.$U$3]*EXP(-1*[.J5]/[.$U$4])" office:value-type="float" office:value="4.83130085088675" calcext:value-type="float">
            <text:p>4.8313008509</text:p>
          </table:table-cell>
          <table:table-cell table:formula="of:=[.R5]-[.S5]" office:value-type="float" office:value="-0.0612008508867516" calcext:value-type="float">
            <text:p>-0.0612008509</text:p>
          </table:table-cell>
          <table:table-cell/>
        </table:table-row>
        <table:table-row table:style-name="ro2">
          <table:table-cell table:formula="of:=[.A5]+5.98" office:value-type="float" office:value="35.88" calcext:value-type="float">
            <text:p>35.88</text:p>
          </table:table-cell>
          <table:table-cell office:value-type="float" office:value="4.7574" calcext:value-type="float">
            <text:p>4.7574</text:p>
          </table:table-cell>
          <table:table-cell table:formula="of:=[.$E$1]+[.$E$2]*EXP(-[.A6]/[.$E$3])" office:value-type="float" office:value="4.69230824002285" calcext:value-type="float">
            <text:p>4.69230824</text:p>
          </table:table-cell>
          <table:table-cell table:formula="of:=([.B6]-[.C6])^2" office:value-type="float" office:value="0.00423693721692364" calcext:value-type="float">
            <text:p>0.00423694</text:p>
          </table:table-cell>
          <table:table-cell/>
          <table:table-cell table:formula="of:=[.B6]-[.B5]" office:value-type="float" office:value="-0.0126999999999997" calcext:value-type="float">
            <text:p>-0.0127</text:p>
          </table:table-cell>
          <table:table-cell table:formula="of:=[.G5]*0.97^5.98" office:value-type="float" office:value="0.440582628013371" calcext:value-type="float">
            <text:p>0.440582628</text:p>
          </table:table-cell>
          <table:table-cell table:formula="of:=-[.F6]/[.G6]" office:value-type="float" office:value="0.0288254669896206" calcext:value-type="float">
            <text:p>0.028825467</text:p>
          </table:table-cell>
          <table:table-cell/>
          <table:table-cell table:formula="of:=SUM([.$G$1:.G6])" office:value-type="float" office:value="4.27728243804059" calcext:value-type="float">
            <text:p>4.277282438</text:p>
          </table:table-cell>
          <table:table-cell/>
          <table:table-cell table:formula="of:=[.L5]*[.$K$1]^5.98" office:value-type="float" office:value="3.81516294167162" calcext:value-type="float">
            <text:p>3.8151629417</text:p>
          </table:table-cell>
          <table:table-cell/>
          <table:table-cell table:formula="of:=SUM([.$L$1:.L6])" office:value-type="float" office:value="26.590051117359" calcext:value-type="float">
            <text:p>26.5900511174</text:p>
          </table:table-cell>
          <table:table-cell/>
          <table:table-cell table:formula="of:=[.H6]" office:value-type="float" office:value="0.0288254669896206" calcext:value-type="float">
            <text:p>0.028825467</text:p>
          </table:table-cell>
          <table:table-cell/>
          <table:table-cell table:formula="of:=[.B6]" office:value-type="float" office:value="4.7574" calcext:value-type="float">
            <text:p>4.7574</text:p>
          </table:table-cell>
          <table:table-cell table:formula="of:=[.$U$2]+[.$U$3]*EXP(-1*[.J6]/[.$U$4])" office:value-type="float" office:value="4.81828886538176" calcext:value-type="float">
            <text:p>4.8182888654</text:p>
          </table:table-cell>
          <table:table-cell table:formula="of:=[.R6]-[.S6]" office:value-type="float" office:value="-0.0608888653817603" calcext:value-type="float">
            <text:p>-0.0608888654</text:p>
          </table:table-cell>
          <table:table-cell table:formula="of:=SUMPRODUCT([.T27:.T48];[.T27:.T48])" office:value-type="float" office:value="0.000443240265639055" calcext:value-type="float">
            <text:p>0.0004432403</text:p>
          </table:table-cell>
        </table:table-row>
        <table:table-row table:style-name="ro2">
          <table:table-cell table:formula="of:=[.A6]+5.98" office:value-type="float" office:value="41.86" calcext:value-type="float">
            <text:p>41.86</text:p>
          </table:table-cell>
          <table:table-cell office:value-type="float" office:value="4.7473" calcext:value-type="float">
            <text:p>4.7473</text:p>
          </table:table-cell>
          <table:table-cell table:formula="of:=[.$E$1]+[.$E$2]*EXP(-[.A7]/[.$E$3])" office:value-type="float" office:value="4.68098293542091" calcext:value-type="float">
            <text:p>4.6809829354</text:p>
          </table:table-cell>
          <table:table-cell table:formula="of:=([.B7]-[.C7])^2" office:value-type="float" office:value="0.00439795305438746" calcext:value-type="float">
            <text:p>0.00439795</text:p>
          </table:table-cell>
          <table:table-cell/>
          <table:table-cell table:formula="of:=[.B7]-[.B6]" office:value-type="float" office:value="-0.0101000000000004" calcext:value-type="float">
            <text:p>-0.0101</text:p>
          </table:table-cell>
          <table:table-cell table:formula="of:=[.G6]*0.97^5.98" office:value-type="float" office:value="0.367216629419142" calcext:value-type="float">
            <text:p>0.3672166294</text:p>
          </table:table-cell>
          <table:table-cell table:formula="of:=-[.F7]/[.G7]" office:value-type="float" office:value="0.02750420103789" calcext:value-type="float">
            <text:p>0.027504201</text:p>
          </table:table-cell>
          <table:table-cell/>
          <table:table-cell table:formula="of:=SUM([.$G$1:.G7])" office:value-type="float" office:value="4.64449906745973" calcext:value-type="float">
            <text:p>4.6444990675</text:p>
          </table:table-cell>
          <table:table-cell/>
          <table:table-cell table:formula="of:=[.L6]*[.$K$1]^5.98" office:value-type="float" office:value="3.59262224494453" calcext:value-type="float">
            <text:p>3.5926222449</text:p>
          </table:table-cell>
          <table:table-cell/>
          <table:table-cell table:formula="of:=SUM([.$L$1:.L7])" office:value-type="float" office:value="30.1826733623035" calcext:value-type="float">
            <text:p>30.1826733623</text:p>
          </table:table-cell>
          <table:table-cell/>
          <table:table-cell table:formula="of:=[.H7]" office:value-type="float" office:value="0.02750420103789" calcext:value-type="float">
            <text:p>0.027504201</text:p>
          </table:table-cell>
          <table:table-cell/>
          <table:table-cell table:formula="of:=[.B7]" office:value-type="float" office:value="4.7473" calcext:value-type="float">
            <text:p>4.7473</text:p>
          </table:table-cell>
          <table:table-cell table:formula="of:=[.$U$2]+[.$U$3]*EXP(-1*[.J7]/[.$U$4])" office:value-type="float" office:value="4.80780277783142" calcext:value-type="float">
            <text:p>4.8078027778</text:p>
          </table:table-cell>
          <table:table-cell table:formula="of:=[.R7]-[.S7]" office:value-type="float" office:value="-0.0605027778314184" calcext:value-type="float">
            <text:p>-0.0605027778</text:p>
          </table:table-cell>
          <table:table-cell/>
        </table:table-row>
        <table:table-row table:style-name="ro2">
          <table:table-cell table:formula="of:=[.A7]+5.98" office:value-type="float" office:value="47.84" calcext:value-type="float">
            <text:p>47.84</text:p>
          </table:table-cell>
          <table:table-cell office:value-type="float" office:value="4.7401" calcext:value-type="float">
            <text:p>4.7401</text:p>
          </table:table-cell>
          <table:table-cell table:formula="of:=[.$E$1]+[.$E$2]*EXP(-[.A8]/[.$E$3])" office:value-type="float" office:value="4.6712302803059" calcext:value-type="float">
            <text:p>4.6712302803</text:p>
          </table:table-cell>
          <table:table-cell table:formula="of:=([.B8]-[.C8])^2" office:value-type="float" office:value="0.00474303829074393" calcext:value-type="float">
            <text:p>0.00474304</text:p>
          </table:table-cell>
          <table:table-cell office:value-type="float" office:value="4.263886" calcext:value-type="float">
            <text:p>4.263886</text:p>
          </table:table-cell>
          <table:table-cell table:formula="of:=[.B8]-[.B7]" office:value-type="float" office:value="-0.0072000000000001" calcext:value-type="float">
            <text:p>-0.0072</text:p>
          </table:table-cell>
          <table:table-cell table:formula="of:=[.G7]*0.97^5.98" office:value-type="float" office:value="0.306067566780828" calcext:value-type="float">
            <text:p>0.3060675668</text:p>
          </table:table-cell>
          <table:table-cell table:formula="of:=-[.F8]/[.G8]" office:value-type="float" office:value="0.0235242174652107" calcext:value-type="float">
            <text:p>0.0235242175</text:p>
          </table:table-cell>
          <table:table-cell/>
          <table:table-cell table:formula="of:=SUM([.$G$1:.G8])" office:value-type="float" office:value="4.95056663424056" calcext:value-type="float">
            <text:p>4.9505666342</text:p>
          </table:table-cell>
          <table:table-cell/>
          <table:table-cell table:formula="of:=[.L7]*[.$K$1]^5.98" office:value-type="float" office:value="3.3830624778545" calcext:value-type="float">
            <text:p>3.3830624779</text:p>
          </table:table-cell>
          <table:table-cell/>
          <table:table-cell table:formula="of:=SUM([.$L$1:.L8])" office:value-type="float" office:value="33.565735840158" calcext:value-type="float">
            <text:p>33.5657358402</text:p>
          </table:table-cell>
          <table:table-cell/>
          <table:table-cell table:formula="of:=[.H8]" office:value-type="float" office:value="0.0235242174652107" calcext:value-type="float">
            <text:p>0.0235242175</text:p>
          </table:table-cell>
          <table:table-cell/>
          <table:table-cell table:formula="of:=[.B8]" office:value-type="float" office:value="4.7401" calcext:value-type="float">
            <text:p>4.7401</text:p>
          </table:table-cell>
          <table:table-cell table:formula="of:=[.$U$2]+[.$U$3]*EXP(-1*[.J8]/[.$U$4])" office:value-type="float" office:value="4.79930471783457" calcext:value-type="float">
            <text:p>4.7993047178</text:p>
          </table:table-cell>
          <table:table-cell table:formula="of:=[.R8]-[.S8]" office:value-type="float" office:value="-0.0592047178345663" calcext:value-type="float">
            <text:p>-0.0592047178</text:p>
          </table:table-cell>
          <table:table-cell/>
        </table:table-row>
        <table:table-row table:style-name="ro2">
          <table:table-cell table:formula="of:=[.A8]+5.98" office:value-type="float" office:value="53.82" calcext:value-type="float">
            <text:p>53.82</text:p>
          </table:table-cell>
          <table:table-cell office:value-type="float" office:value="4.7338" calcext:value-type="float">
            <text:p>4.7338</text:p>
          </table:table-cell>
          <table:table-cell table:formula="of:=[.$E$1]+[.$E$2]*EXP(-[.A9]/[.$E$3])" office:value-type="float" office:value="4.66283189411362" calcext:value-type="float">
            <text:p>4.6628318941</text:p>
          </table:table-cell>
          <table:table-cell table:formula="of:=([.B9]-[.C9])^2" office:value-type="float" office:value="0.00503647205310111" calcext:value-type="float">
            <text:p>0.00503647</text:p>
          </table:table-cell>
          <table:table-cell/>
          <table:table-cell table:formula="of:=[.B9]-[.B8]" office:value-type="float" office:value="-0.00629999999999953" calcext:value-type="float">
            <text:p>-0.0063</text:p>
          </table:table-cell>
          <table:table-cell table:formula="of:=[.G8]*0.97^5.98" office:value-type="float" office:value="0.255101070949086" calcext:value-type="float">
            <text:p>0.2551010709</text:p>
          </table:table-cell>
          <table:table-cell table:formula="of:=-[.F9]/[.G9]" office:value-type="float" office:value="0.0246960938915732" calcext:value-type="float">
            <text:p>0.0246960939</text:p>
          </table:table-cell>
          <table:table-cell/>
          <table:table-cell table:formula="of:=SUM([.$G$1:.G9])" office:value-type="float" office:value="5.20566770518965" calcext:value-type="float">
            <text:p>5.2056677052</text:p>
          </table:table-cell>
          <table:table-cell/>
          <table:table-cell table:formula="of:=[.L8]*[.$K$1]^5.98" office:value-type="float" office:value="3.18572645514635" calcext:value-type="float">
            <text:p>3.1857264551</text:p>
          </table:table-cell>
          <table:table-cell/>
          <table:table-cell table:formula="of:=SUM([.$L$1:.L9])" office:value-type="float" office:value="36.7514622953044" calcext:value-type="float">
            <text:p>36.7514622953</text:p>
          </table:table-cell>
          <table:table-cell/>
          <table:table-cell table:formula="of:=[.H9]" office:value-type="float" office:value="0.0246960938915732" calcext:value-type="float">
            <text:p>0.0246960939</text:p>
          </table:table-cell>
          <table:table-cell/>
          <table:table-cell table:formula="of:=[.B9]" office:value-type="float" office:value="4.7338" calcext:value-type="float">
            <text:p>4.7338</text:p>
          </table:table-cell>
          <table:table-cell table:formula="of:=[.$U$2]+[.$U$3]*EXP(-1*[.J9]/[.$U$4])" office:value-type="float" office:value="4.79238550826653" calcext:value-type="float">
            <text:p>4.7923855083</text:p>
          </table:table-cell>
          <table:table-cell table:formula="of:=[.R9]-[.S9]" office:value-type="float" office:value="-0.0585855082665292" calcext:value-type="float">
            <text:p>-0.0585855083</text:p>
          </table:table-cell>
          <table:table-cell/>
        </table:table-row>
        <table:table-row table:style-name="ro2">
          <table:table-cell table:formula="of:=[.A9]+5.98" office:value-type="float" office:value="59.8" calcext:value-type="float">
            <text:p>59.8</text:p>
          </table:table-cell>
          <table:table-cell office:value-type="float" office:value="4.7292" calcext:value-type="float">
            <text:p>4.7292</text:p>
          </table:table-cell>
          <table:table-cell table:formula="of:=[.$E$1]+[.$E$2]*EXP(-[.A10]/[.$E$3])" office:value-type="float" office:value="4.65559972094611" calcext:value-type="float">
            <text:p>4.6555997209</text:p>
          </table:table-cell>
          <table:table-cell table:formula="of:=([.B10]-[.C10])^2" office:value-type="float" office:value="0.00541700107681102" calcext:value-type="float">
            <text:p>0.00541700</text:p>
          </table:table-cell>
          <table:table-cell/>
          <table:table-cell table:formula="of:=[.B10]-[.B9]" office:value-type="float" office:value="-0.00459999999999994" calcext:value-type="float">
            <text:p>-0.0046</text:p>
          </table:table-cell>
          <table:table-cell table:formula="of:=[.G9]*0.97^5.98" office:value-type="float" office:value="0.212621536753587" calcext:value-type="float">
            <text:p>0.2126215368</text:p>
          </table:table-cell>
          <table:table-cell table:formula="of:=-[.F10]/[.G10]" office:value-type="float" office:value="0.0216346851322545" calcext:value-type="float">
            <text:p>0.0216346851</text:p>
          </table:table-cell>
          <table:table-cell/>
          <table:table-cell table:formula="of:=SUM([.$G$1:.G10])" office:value-type="float" office:value="5.41828924194323" calcext:value-type="float">
            <text:p>5.4182892419</text:p>
          </table:table-cell>
          <table:table-cell/>
          <table:table-cell table:formula="of:=[.L9]*[.$K$1]^5.98" office:value-type="float" office:value="2.99990115862584" calcext:value-type="float">
            <text:p>2.9999011586</text:p>
          </table:table-cell>
          <table:table-cell/>
          <table:table-cell table:formula="of:=SUM([.$L$1:.L10])" office:value-type="float" office:value="39.7513634539302" calcext:value-type="float">
            <text:p>39.7513634539</text:p>
          </table:table-cell>
          <table:table-cell/>
          <table:table-cell table:formula="of:=[.H10]" office:value-type="float" office:value="0.0216346851322545" calcext:value-type="float">
            <text:p>0.0216346851</text:p>
          </table:table-cell>
          <table:table-cell/>
          <table:table-cell table:formula="of:=[.B10]" office:value-type="float" office:value="4.7292" calcext:value-type="float">
            <text:p>4.7292</text:p>
          </table:table-cell>
          <table:table-cell table:formula="of:=[.$U$2]+[.$U$3]*EXP(-1*[.J10]/[.$U$4])" office:value-type="float" office:value="4.78672982296609" calcext:value-type="float">
            <text:p>4.786729823</text:p>
          </table:table-cell>
          <table:table-cell table:formula="of:=[.R10]-[.S10]" office:value-type="float" office:value="-0.0575298229660852" calcext:value-type="float">
            <text:p>-0.057529823</text:p>
          </table:table-cell>
          <table:table-cell/>
        </table:table-row>
        <table:table-row table:style-name="ro2">
          <table:table-cell table:formula="of:=[.A10]+5.98" office:value-type="float" office:value="65.78" calcext:value-type="float">
            <text:p>65.78</text:p>
          </table:table-cell>
          <table:table-cell office:value-type="float" office:value="4.7179" calcext:value-type="float">
            <text:p>4.7179</text:p>
          </table:table-cell>
          <table:table-cell table:formula="of:=[.$E$1]+[.$E$2]*EXP(-[.A11]/[.$E$3])" office:value-type="float" office:value="4.64937181864115" calcext:value-type="float">
            <text:p>4.6493718186</text:p>
          </table:table-cell>
          <table:table-cell table:formula="of:=([.B11]-[.C11])^2" office:value-type="float" office:value="0.00469611164035148" calcext:value-type="float">
            <text:p>0.00469611</text:p>
          </table:table-cell>
          <table:table-cell/>
          <table:table-cell table:formula="of:=[.B11]-[.B10]" office:value-type="float" office:value="-0.0113000000000003" calcext:value-type="float">
            <text:p>-0.0113</text:p>
          </table:table-cell>
          <table:table-cell office:value-type="float" office:value="0.5" calcext:value-type="float">
            <text:p>0.5</text:p>
          </table:table-cell>
          <table:table-cell table:formula="of:=-[.F11]/[.G11]" office:value-type="float" office:value="0.0226000000000006" calcext:value-type="float">
            <text:p>0.0226</text:p>
          </table:table-cell>
          <table:table-cell/>
          <table:table-cell table:formula="of:=SUM([.$G$1:.G11])" office:value-type="float" office:value="5.91828924194323" calcext:value-type="float">
            <text:p>5.9182892419</text:p>
          </table:table-cell>
          <table:table-cell/>
          <table:table-cell table:formula="of:=[.L10]*[.$K$1]^5.98" office:value-type="float" office:value="2.82491516086909" calcext:value-type="float">
            <text:p>2.8249151609</text:p>
          </table:table-cell>
          <table:table-cell/>
          <table:table-cell table:formula="of:=SUM([.$L$1:.L11])" office:value-type="float" office:value="42.5762786147993" calcext:value-type="float">
            <text:p>42.5762786148</text:p>
          </table:table-cell>
          <table:table-cell/>
          <table:table-cell table:formula="of:=[.H11]" office:value-type="float" office:value="0.0226000000000006" calcext:value-type="float">
            <text:p>0.0226</text:p>
          </table:table-cell>
          <table:table-cell/>
          <table:table-cell table:formula="of:=[.B11]" office:value-type="float" office:value="4.7179" calcext:value-type="float">
            <text:p>4.7179</text:p>
          </table:table-cell>
          <table:table-cell table:formula="of:=[.$U$2]+[.$U$3]*EXP(-1*[.J11]/[.$U$4])" office:value-type="float" office:value="4.77381827225221" calcext:value-type="float">
            <text:p>4.7738182723</text:p>
          </table:table-cell>
          <table:table-cell table:formula="of:=[.R11]-[.S11]" office:value-type="float" office:value="-0.0559182722522102" calcext:value-type="float">
            <text:p>-0.0559182723</text:p>
          </table:table-cell>
          <table:table-cell/>
        </table:table-row>
        <table:table-row table:style-name="ro2">
          <table:table-cell table:formula="of:=[.A11]+5.98" office:value-type="float" office:value="71.76" calcext:value-type="float">
            <text:p>71.76</text:p>
          </table:table-cell>
          <table:table-cell office:value-type="float" office:value="4.6986" calcext:value-type="float">
            <text:p>4.6986</text:p>
          </table:table-cell>
          <table:table-cell table:formula="of:=[.$E$1]+[.$E$2]*EXP(-[.A12]/[.$E$3])" office:value-type="float" office:value="4.64400873257812" calcext:value-type="float">
            <text:p>4.6440087326</text:p>
          </table:table-cell>
          <table:table-cell table:formula="of:=([.B12]-[.C12])^2" office:value-type="float" office:value="0.00298020647872727" calcext:value-type="float">
            <text:p>0.00298021</text:p>
          </table:table-cell>
          <table:table-cell/>
          <table:table-cell table:formula="of:=[.B12]-[.B11]" office:value-type="float" office:value="-0.0193000000000003" calcext:value-type="float">
            <text:p>-0.0193</text:p>
          </table:table-cell>
          <table:table-cell office:value-type="float" office:value="1" calcext:value-type="float">
            <text:p>1</text:p>
          </table:table-cell>
          <table:table-cell table:formula="of:=-[.F12]/[.G12]" office:value-type="float" office:value="0.0193000000000003" calcext:value-type="float">
            <text:p>0.0193</text:p>
          </table:table-cell>
          <table:table-cell/>
          <table:table-cell table:formula="of:=SUM([.$G$1:.G12])" office:value-type="float" office:value="6.91828924194323" calcext:value-type="float">
            <text:p>6.9182892419</text:p>
          </table:table-cell>
          <table:table-cell/>
          <table:table-cell table:formula="of:=[.L11]*[.$K$1]^5.98" office:value-type="float" office:value="2.66013619920847" calcext:value-type="float">
            <text:p>2.6601361992</text:p>
          </table:table-cell>
          <table:table-cell/>
          <table:table-cell table:formula="of:=SUM([.$L$1:.L12])" office:value-type="float" office:value="45.2364148140078" calcext:value-type="float">
            <text:p>45.236414814</text:p>
          </table:table-cell>
          <table:table-cell/>
          <table:table-cell table:formula="of:=[.H12]" office:value-type="float" office:value="0.0193000000000003" calcext:value-type="float">
            <text:p>0.0193</text:p>
          </table:table-cell>
          <table:table-cell/>
          <table:table-cell table:formula="of:=[.B12]" office:value-type="float" office:value="4.6986" calcext:value-type="float">
            <text:p>4.6986</text:p>
          </table:table-cell>
          <table:table-cell table:formula="of:=[.$U$2]+[.$U$3]*EXP(-1*[.J12]/[.$U$4])" office:value-type="float" office:value="4.74955444881403" calcext:value-type="float">
            <text:p>4.7495544488</text:p>
          </table:table-cell>
          <table:table-cell table:formula="of:=[.R12]-[.S12]" office:value-type="float" office:value="-0.0509544488140286" calcext:value-type="float">
            <text:p>-0.0509544488</text:p>
          </table:table-cell>
          <table:table-cell/>
        </table:table-row>
        <table:table-row table:style-name="ro2">
          <table:table-cell table:formula="of:=[.A12]+5.98" office:value-type="float" office:value="77.74" calcext:value-type="float">
            <text:p>77.74</text:p>
          </table:table-cell>
          <table:table-cell office:value-type="float" office:value="4.6833" calcext:value-type="float">
            <text:p>4.6833</text:p>
          </table:table-cell>
          <table:table-cell table:formula="of:=[.$E$1]+[.$E$2]*EXP(-[.A13]/[.$E$3])" office:value-type="float" office:value="4.63939037302284" calcext:value-type="float">
            <text:p>4.639390373</text:p>
          </table:table-cell>
          <table:table-cell table:formula="of:=([.B13]-[.C13])^2" office:value-type="float" office:value="0.00192805534127359" calcext:value-type="float">
            <text:p>0.00192806</text:p>
          </table:table-cell>
          <table:table-cell/>
          <table:table-cell table:formula="of:=[.B13]-[.B12]" office:value-type="float" office:value="-0.0152999999999999" calcext:value-type="float">
            <text:p>-0.0153</text:p>
          </table:table-cell>
          <table:table-cell table:formula="of:=[.G12]*0.97^2.99" office:value-type="float" office:value="0.912951035304252" calcext:value-type="float">
            <text:p>0.9129510353</text:p>
          </table:table-cell>
          <table:table-cell table:formula="of:=-[.F13]/[.G13]" office:value-type="float" office:value="0.0167588396401796" calcext:value-type="float">
            <text:p>0.0167588396</text:p>
          </table:table-cell>
          <table:table-cell/>
          <table:table-cell table:formula="of:=SUM([.$G$1:.G13])" office:value-type="float" office:value="7.83124027724749" calcext:value-type="float">
            <text:p>7.8312402772</text:p>
          </table:table-cell>
          <table:table-cell/>
          <table:table-cell table:formula="of:=[.L12]*[.$K$1]^5.98" office:value-type="float" office:value="2.50496889122937" calcext:value-type="float">
            <text:p>2.5049688912</text:p>
          </table:table-cell>
          <table:table-cell/>
          <table:table-cell table:formula="of:=SUM([.$L$1:.L13])" office:value-type="float" office:value="47.7413837052371" calcext:value-type="float">
            <text:p>47.7413837052</text:p>
          </table:table-cell>
          <table:table-cell/>
          <table:table-cell table:formula="of:=[.H13]" office:value-type="float" office:value="0.0167588396401796" calcext:value-type="float">
            <text:p>0.0167588396</text:p>
          </table:table-cell>
          <table:table-cell/>
          <table:table-cell table:formula="of:=[.B13]" office:value-type="float" office:value="4.6833" calcext:value-type="float">
            <text:p>4.6833</text:p>
          </table:table-cell>
          <table:table-cell table:formula="of:=[.$U$2]+[.$U$3]*EXP(-1*[.J13]/[.$U$4])" office:value-type="float" office:value="4.72910084705191" calcext:value-type="float">
            <text:p>4.7291008471</text:p>
          </table:table-cell>
          <table:table-cell table:formula="of:=[.R13]-[.S13]" office:value-type="float" office:value="-0.0458008470519085" calcext:value-type="float">
            <text:p>-0.0458008471</text:p>
          </table:table-cell>
          <table:table-cell/>
        </table:table-row>
        <table:table-row table:style-name="ro2">
          <table:table-cell table:formula="of:=[.A13]+5.98" office:value-type="float" office:value="83.72" calcext:value-type="float">
            <text:p>83.72</text:p>
          </table:table-cell>
          <table:table-cell office:value-type="float" office:value="4.6712" calcext:value-type="float">
            <text:p>4.6712</text:p>
          </table:table-cell>
          <table:table-cell table:formula="of:=[.$E$1]+[.$E$2]*EXP(-[.A14]/[.$E$3])" office:value-type="float" office:value="4.63541332608919" calcext:value-type="float">
            <text:p>4.6354133261</text:p>
          </table:table-cell>
          <table:table-cell table:formula="of:=([.B14]-[.C14])^2" office:value-type="float" office:value="0.00128068602959882" calcext:value-type="float">
            <text:p>0.00128069</text:p>
          </table:table-cell>
          <table:table-cell/>
          <table:table-cell table:formula="of:=[.B14]-[.B13]" office:value-type="float" office:value="-0.0121000000000002" calcext:value-type="float">
            <text:p>-0.0121</text:p>
          </table:table-cell>
          <table:table-cell table:formula="of:=[.G13]*0.97^5.98" office:value-type="float" office:value="0.76092605720934" calcext:value-type="float">
            <text:p>0.7609260572</text:p>
          </table:table-cell>
          <table:table-cell table:formula="of:=-[.F14]/[.G14]" office:value-type="float" office:value="0.0159016764971572" calcext:value-type="float">
            <text:p>0.0159016765</text:p>
          </table:table-cell>
          <table:table-cell/>
          <table:table-cell table:formula="of:=SUM([.$G$1:.G14])" office:value-type="float" office:value="8.59216633445682" calcext:value-type="float">
            <text:p>8.5921663345</text:p>
          </table:table-cell>
          <table:table-cell/>
          <table:table-cell table:formula="of:=[.L13]*[.$K$1]^5.98" office:value-type="float" office:value="2.35885258352336" calcext:value-type="float">
            <text:p>2.3588525835</text:p>
          </table:table-cell>
          <table:table-cell/>
          <table:table-cell table:formula="of:=SUM([.$L$1:.L14])" office:value-type="float" office:value="50.1002362887605" calcext:value-type="float">
            <text:p>50.1002362888</text:p>
          </table:table-cell>
          <table:table-cell/>
          <table:table-cell table:formula="of:=[.H14]" office:value-type="float" office:value="0.0159016764971572" calcext:value-type="float">
            <text:p>0.0159016765</text:p>
          </table:table-cell>
          <table:table-cell/>
          <table:table-cell table:formula="of:=[.B14]" office:value-type="float" office:value="4.6712" calcext:value-type="float">
            <text:p>4.6712</text:p>
          </table:table-cell>
          <table:table-cell table:formula="of:=[.$U$2]+[.$U$3]*EXP(-1*[.J14]/[.$U$4])" office:value-type="float" office:value="4.71320282937604" calcext:value-type="float">
            <text:p>4.7132028294</text:p>
          </table:table-cell>
          <table:table-cell table:formula="of:=[.R14]-[.S14]" office:value-type="float" office:value="-0.0420028293760382" calcext:value-type="float">
            <text:p>-0.0420028294</text:p>
          </table:table-cell>
          <table:table-cell/>
        </table:table-row>
        <table:table-row table:style-name="ro2">
          <table:table-cell table:formula="of:=[.A14]+5.98" office:value-type="float" office:value="89.7" calcext:value-type="float">
            <text:p>89.7</text:p>
          </table:table-cell>
          <table:table-cell office:value-type="float" office:value="4.6628" calcext:value-type="float">
            <text:p>4.6628</text:p>
          </table:table-cell>
          <table:table-cell table:formula="of:=[.$E$1]+[.$E$2]*EXP(-[.A15]/[.$E$3])" office:value-type="float" office:value="4.63198853810481" calcext:value-type="float">
            <text:p>4.6319885381</text:p>
          </table:table-cell>
          <table:table-cell table:formula="of:=([.B15]-[.C15])^2" office:value-type="float" office:value="0.000949346184118555" calcext:value-type="float">
            <text:p>0.00094935</text:p>
          </table:table-cell>
          <table:table-cell/>
          <table:table-cell table:formula="of:=[.B15]-[.B14]" office:value-type="float" office:value="-0.00839999999999996" calcext:value-type="float">
            <text:p>-0.0084</text:p>
          </table:table-cell>
          <table:table-cell table:formula="of:=[.G14]*0.97^5.98" office:value-type="float" office:value="0.634216340361769" calcext:value-type="float">
            <text:p>0.6342163404</text:p>
          </table:table-cell>
          <table:table-cell table:formula="of:=-[.F15]/[.G15]" office:value-type="float" office:value="0.0132446918589459" calcext:value-type="float">
            <text:p>0.0132446919</text:p>
          </table:table-cell>
          <table:table-cell/>
          <table:table-cell table:formula="of:=SUM([.$G$1:.G15])" office:value-type="float" office:value="9.22638267481859" calcext:value-type="float">
            <text:p>9.2263826748</text:p>
          </table:table-cell>
          <table:table-cell/>
          <table:table-cell table:formula="of:=[.L14]*[.$K$1]^5.98" office:value-type="float" office:value="2.22125932592483" calcext:value-type="float">
            <text:p>2.2212593259</text:p>
          </table:table-cell>
          <table:table-cell/>
          <table:table-cell table:formula="of:=SUM([.$L$1:.L15])" office:value-type="float" office:value="52.3214956146853" calcext:value-type="float">
            <text:p>52.3214956147</text:p>
          </table:table-cell>
          <table:table-cell/>
          <table:table-cell table:formula="of:=[.H15]" office:value-type="float" office:value="0.0132446918589459" calcext:value-type="float">
            <text:p>0.0132446919</text:p>
          </table:table-cell>
          <table:table-cell/>
          <table:table-cell table:formula="of:=[.B15]" office:value-type="float" office:value="4.6628" calcext:value-type="float">
            <text:p>4.6628</text:p>
          </table:table-cell>
          <table:table-cell table:formula="of:=[.$U$2]+[.$U$3]*EXP(-1*[.J15]/[.$U$4])" office:value-type="float" office:value="4.70070110875118" calcext:value-type="float">
            <text:p>4.7007011088</text:p>
          </table:table-cell>
          <table:table-cell table:formula="of:=[.R15]-[.S15]" office:value-type="float" office:value="-0.0379011087511838" calcext:value-type="float">
            <text:p>-0.0379011088</text:p>
          </table:table-cell>
          <table:table-cell/>
        </table:table-row>
        <table:table-row table:style-name="ro2">
          <table:table-cell table:formula="of:=[.A15]+5.98" office:value-type="float" office:value="95.68" calcext:value-type="float">
            <text:p>95.68</text:p>
          </table:table-cell>
          <table:table-cell office:value-type="float" office:value="4.6553" calcext:value-type="float">
            <text:p>4.6553</text:p>
          </table:table-cell>
          <table:table-cell table:formula="of:=[.$E$1]+[.$E$2]*EXP(-[.A16]/[.$E$3])" office:value-type="float" office:value="4.6290393215294" calcext:value-type="float">
            <text:p>4.6290393215</text:p>
          </table:table-cell>
          <table:table-cell table:formula="of:=([.B16]-[.C16])^2" office:value-type="float" office:value="0.000689623233736204" calcext:value-type="float">
            <text:p>0.00068962</text:p>
          </table:table-cell>
          <table:table-cell/>
          <table:table-cell table:formula="of:=[.B16]-[.B15]" office:value-type="float" office:value="-0.0074999999999994" calcext:value-type="float">
            <text:p>-0.0075</text:p>
          </table:table-cell>
          <table:table-cell table:formula="of:=[.G15]*0.97^5.98" office:value-type="float" office:value="0.528606377151857" calcext:value-type="float">
            <text:p>0.5286063772</text:p>
          </table:table-cell>
          <table:table-cell table:formula="of:=-[.F16]/[.G16]" office:value-type="float" office:value="0.0141882510771239" calcext:value-type="float">
            <text:p>0.0141882511</text:p>
          </table:table-cell>
          <table:table-cell/>
          <table:table-cell table:formula="of:=SUM([.$G$1:.G16])" office:value-type="float" office:value="9.75498905197045" calcext:value-type="float">
            <text:p>9.754989052</text:p>
          </table:table-cell>
          <table:table-cell/>
          <table:table-cell table:formula="of:=[.L15]*[.$K$1]^5.98" office:value-type="float" office:value="2.09169196391164" calcext:value-type="float">
            <text:p>2.0916919639</text:p>
          </table:table-cell>
          <table:table-cell/>
          <table:table-cell table:formula="of:=SUM([.$L$1:.L16])" office:value-type="float" office:value="54.413187578597" calcext:value-type="float">
            <text:p>54.4131875786</text:p>
          </table:table-cell>
          <table:table-cell/>
          <table:table-cell table:formula="of:=[.H16]" office:value-type="float" office:value="0.0141882510771239" calcext:value-type="float">
            <text:p>0.0141882511</text:p>
          </table:table-cell>
          <table:table-cell/>
          <table:table-cell table:formula="of:=[.B16]" office:value-type="float" office:value="4.6553" calcext:value-type="float">
            <text:p>4.6553</text:p>
          </table:table-cell>
          <table:table-cell table:formula="of:=[.$U$2]+[.$U$3]*EXP(-1*[.J16]/[.$U$4])" office:value-type="float" office:value="4.69077435268188" calcext:value-type="float">
            <text:p>4.6907743527</text:p>
          </table:table-cell>
          <table:table-cell table:formula="of:=[.R16]-[.S16]" office:value-type="float" office:value="-0.0354743526818773" calcext:value-type="float">
            <text:p>-0.0354743527</text:p>
          </table:table-cell>
          <table:table-cell/>
        </table:table-row>
        <table:table-row table:style-name="ro2">
          <table:table-cell table:formula="of:=[.A16]+5.98" office:value-type="float" office:value="101.66" calcext:value-type="float">
            <text:p>101.66</text:p>
          </table:table-cell>
          <table:table-cell office:value-type="float" office:value="4.6497" calcext:value-type="float">
            <text:p>4.6497</text:p>
          </table:table-cell>
          <table:table-cell table:formula="of:=[.$E$1]+[.$E$2]*EXP(-[.A17]/[.$E$3])" office:value-type="float" office:value="4.62649963777427" calcext:value-type="float">
            <text:p>4.6264996378</text:p>
          </table:table-cell>
          <table:table-cell table:formula="of:=([.B17]-[.C17])^2" office:value-type="float" office:value="0.000538256807405181" calcext:value-type="float">
            <text:p>0.00053826</text:p>
          </table:table-cell>
          <table:table-cell/>
          <table:table-cell table:formula="of:=[.B17]-[.B16]" office:value-type="float" office:value="-0.00560000000000027" calcext:value-type="float">
            <text:p>-0.0056</text:p>
          </table:table-cell>
          <table:table-cell table:formula="of:=[.G16]*0.97^5.98" office:value-type="float" office:value="0.440582628013371" calcext:value-type="float">
            <text:p>0.440582628</text:p>
          </table:table-cell>
          <table:table-cell table:formula="of:=-[.F17]/[.G17]" office:value-type="float" office:value="0.0127104421371564" calcext:value-type="float">
            <text:p>0.0127104421</text:p>
          </table:table-cell>
          <table:table-cell/>
          <table:table-cell table:formula="of:=SUM([.$G$1:.G17])" office:value-type="float" office:value="10.1955716799838" calcext:value-type="float">
            <text:p>10.19557168</text:p>
          </table:table-cell>
          <table:table-cell/>
          <table:table-cell table:formula="of:=[.L16]*[.$K$1]^5.98" office:value-type="float" office:value="1.96968234227713" calcext:value-type="float">
            <text:p>1.9696823423</text:p>
          </table:table-cell>
          <table:table-cell/>
          <table:table-cell table:formula="of:=SUM([.$L$1:.L17])" office:value-type="float" office:value="56.3828699208741" calcext:value-type="float">
            <text:p>56.3828699209</text:p>
          </table:table-cell>
          <table:table-cell/>
          <table:table-cell table:formula="of:=[.H17]" office:value-type="float" office:value="0.0127104421371564" calcext:value-type="float">
            <text:p>0.0127104421</text:p>
          </table:table-cell>
          <table:table-cell/>
          <table:table-cell table:formula="of:=[.B17]" office:value-type="float" office:value="4.6497" calcext:value-type="float">
            <text:p>4.6497</text:p>
          </table:table-cell>
          <table:table-cell table:formula="of:=[.$U$2]+[.$U$3]*EXP(-1*[.J17]/[.$U$4])" office:value-type="float" office:value="4.68282826156391" calcext:value-type="float">
            <text:p>4.6828282616</text:p>
          </table:table-cell>
          <table:table-cell table:formula="of:=[.R17]-[.S17]" office:value-type="float" office:value="-0.0331282615639079" calcext:value-type="float">
            <text:p>-0.0331282616</text:p>
          </table:table-cell>
          <table:table-cell/>
        </table:table-row>
        <table:table-row table:style-name="ro2">
          <table:table-cell table:formula="of:=[.A17]+5.98" office:value-type="float" office:value="107.64" calcext:value-type="float">
            <text:p>107.64</text:p>
          </table:table-cell>
          <table:table-cell office:value-type="float" office:value="4.645" calcext:value-type="float">
            <text:p>4.645</text:p>
          </table:table-cell>
          <table:table-cell table:formula="of:=[.$E$1]+[.$E$2]*EXP(-[.A18]/[.$E$3])" office:value-type="float" office:value="4.62431261847231" calcext:value-type="float">
            <text:p>4.6243126185</text:p>
          </table:table-cell>
          <table:table-cell table:formula="of:=([.B18]-[.C18])^2" office:value-type="float" office:value="0.00042796775447221" calcext:value-type="float">
            <text:p>0.00042797</text:p>
          </table:table-cell>
          <table:table-cell/>
          <table:table-cell table:formula="of:=[.B18]-[.B17]" office:value-type="float" office:value="-0.00470000000000059" calcext:value-type="float">
            <text:p>-0.0047</text:p>
          </table:table-cell>
          <table:table-cell table:formula="of:=[.G17]*0.97^5.98" office:value-type="float" office:value="0.367216629419142" calcext:value-type="float">
            <text:p>0.3672166294</text:p>
          </table:table-cell>
          <table:table-cell table:formula="of:=-[.F18]/[.G18]" office:value-type="float" office:value="0.0127989846413954" calcext:value-type="float">
            <text:p>0.0127989846</text:p>
          </table:table-cell>
          <table:table-cell/>
          <table:table-cell table:formula="of:=SUM([.$G$1:.G18])" office:value-type="float" office:value="10.562788309403" calcext:value-type="float">
            <text:p>10.5627883094</text:p>
          </table:table-cell>
          <table:table-cell/>
          <table:table-cell table:formula="of:=[.L17]*[.$K$1]^5.98" office:value-type="float" office:value="1.854789613583" calcext:value-type="float">
            <text:p>1.8547896136</text:p>
          </table:table-cell>
          <table:table-cell/>
          <table:table-cell table:formula="of:=SUM([.$L$1:.L18])" office:value-type="float" office:value="58.2376595344571" calcext:value-type="float">
            <text:p>58.2376595345</text:p>
          </table:table-cell>
          <table:table-cell/>
          <table:table-cell table:formula="of:=[.H18]" office:value-type="float" office:value="0.0127989846413954" calcext:value-type="float">
            <text:p>0.0127989846</text:p>
          </table:table-cell>
          <table:table-cell/>
          <table:table-cell table:formula="of:=[.B18]" office:value-type="float" office:value="4.645" calcext:value-type="float">
            <text:p>4.645</text:p>
          </table:table-cell>
          <table:table-cell table:formula="of:=[.$U$2]+[.$U$3]*EXP(-1*[.J18]/[.$U$4])" office:value-type="float" office:value="4.67642467257174" calcext:value-type="float">
            <text:p>4.6764246726</text:p>
          </table:table-cell>
          <table:table-cell table:formula="of:=[.R18]-[.S18]" office:value-type="float" office:value="-0.0314246725717391" calcext:value-type="float">
            <text:p>-0.0314246726</text:p>
          </table:table-cell>
          <table:table-cell/>
        </table:table-row>
        <table:table-row table:style-name="ro2">
          <table:table-cell table:formula="of:=[.A18]+5.98" office:value-type="float" office:value="113.62" calcext:value-type="float">
            <text:p>113.62</text:p>
          </table:table-cell>
          <table:table-cell office:value-type="float" office:value="4.6415" calcext:value-type="float">
            <text:p>4.6415</text:p>
          </table:table-cell>
          <table:table-cell table:formula="of:=[.$E$1]+[.$E$2]*EXP(-[.A19]/[.$E$3])" office:value-type="float" office:value="4.6224292920867" calcext:value-type="float">
            <text:p>4.6224292921</text:p>
          </table:table-cell>
          <table:table-cell table:formula="of:=([.B19]-[.C19])^2" office:value-type="float" office:value="0.000363691900314323" calcext:value-type="float">
            <text:p>0.00036369</text:p>
          </table:table-cell>
          <table:table-cell/>
          <table:table-cell table:formula="of:=[.B19]-[.B18]" office:value-type="float" office:value="-0.00349999999999984" calcext:value-type="float">
            <text:p>-0.0035</text:p>
          </table:table-cell>
          <table:table-cell table:formula="of:=[.G18]*0.97^5.98" office:value-type="float" office:value="0.306067566780828" calcext:value-type="float">
            <text:p>0.3060675668</text:p>
          </table:table-cell>
          <table:table-cell table:formula="of:=-[.F19]/[.G19]" office:value-type="float" office:value="0.0114353834900323" calcext:value-type="float">
            <text:p>0.0114353835</text:p>
          </table:table-cell>
          <table:table-cell/>
          <table:table-cell table:formula="of:=SUM([.$G$1:.G19])" office:value-type="float" office:value="10.8688558761838" calcext:value-type="float">
            <text:p>10.8688558762</text:p>
          </table:table-cell>
          <table:table-cell/>
          <table:table-cell table:formula="of:=[.L18]*[.$K$1]^5.98" office:value-type="float" office:value="1.74659864528111" calcext:value-type="float">
            <text:p>1.7465986453</text:p>
          </table:table-cell>
          <table:table-cell/>
          <table:table-cell table:formula="of:=SUM([.$L$1:.L19])" office:value-type="float" office:value="59.9842581797382" calcext:value-type="float">
            <text:p>59.9842581797</text:p>
          </table:table-cell>
          <table:table-cell/>
          <table:table-cell table:formula="of:=[.H19]" office:value-type="float" office:value="0.0114353834900323" calcext:value-type="float">
            <text:p>0.0114353835</text:p>
          </table:table-cell>
          <table:table-cell/>
          <table:table-cell table:formula="of:=[.B19]" office:value-type="float" office:value="4.6415" calcext:value-type="float">
            <text:p>4.6415</text:p>
          </table:table-cell>
          <table:table-cell table:formula="of:=[.$U$2]+[.$U$3]*EXP(-1*[.J19]/[.$U$4])" office:value-type="float" office:value="4.67123512182754" calcext:value-type="float">
            <text:p>4.6712351218</text:p>
          </table:table-cell>
          <table:table-cell table:formula="of:=[.R19]-[.S19]" office:value-type="float" office:value="-0.0297351218275379" calcext:value-type="float">
            <text:p>-0.0297351218</text:p>
          </table:table-cell>
          <table:table-cell/>
        </table:table-row>
        <table:table-row table:style-name="ro2">
          <table:table-cell table:formula="of:=[.A19]+5.98" office:value-type="float" office:value="119.6" calcext:value-type="float">
            <text:p>119.6</text:p>
          </table:table-cell>
          <table:table-cell office:value-type="float" office:value="4.6384" calcext:value-type="float">
            <text:p>4.6384</text:p>
          </table:table-cell>
          <table:table-cell table:formula="of:=[.$E$1]+[.$E$2]*EXP(-[.A20]/[.$E$3])" office:value-type="float" office:value="4.62080748734472" calcext:value-type="float">
            <text:p>4.6208074873</text:p>
          </table:table-cell>
          <table:table-cell table:formula="of:=([.B20]-[.C20])^2" office:value-type="float" office:value="0.000309496501526267" calcext:value-type="float">
            <text:p>0.00030950</text:p>
          </table:table-cell>
          <table:table-cell/>
          <table:table-cell table:formula="of:=[.B20]-[.B19]" office:value-type="float" office:value="-0.00309999999999988" calcext:value-type="float">
            <text:p>-0.0031</text:p>
          </table:table-cell>
          <table:table-cell table:formula="of:=[.G19]*0.97^5.98" office:value-type="float" office:value="0.255101070949086" calcext:value-type="float">
            <text:p>0.2551010709</text:p>
          </table:table-cell>
          <table:table-cell table:formula="of:=-[.F20]/[.G20]" office:value-type="float" office:value="0.0121520462006158" calcext:value-type="float">
            <text:p>0.0121520462</text:p>
          </table:table-cell>
          <table:table-cell/>
          <table:table-cell table:formula="of:=SUM([.$G$1:.G20])" office:value-type="float" office:value="11.1239569471329" calcext:value-type="float">
            <text:p>11.1239569471</text:p>
          </table:table-cell>
          <table:table-cell/>
          <table:table-cell table:formula="of:=[.L19]*[.$K$1]^5.98" office:value-type="float" office:value="1.64471851974887" calcext:value-type="float">
            <text:p>1.6447185197</text:p>
          </table:table-cell>
          <table:table-cell/>
          <table:table-cell table:formula="of:=SUM([.$L$1:.L20])" office:value-type="float" office:value="61.6289766994871" calcext:value-type="float">
            <text:p>61.6289766995</text:p>
          </table:table-cell>
          <table:table-cell/>
          <table:table-cell table:formula="of:=[.H20]" office:value-type="float" office:value="0.0121520462006158" calcext:value-type="float">
            <text:p>0.0121520462</text:p>
          </table:table-cell>
          <table:table-cell/>
          <table:table-cell table:formula="of:=[.B20]" office:value-type="float" office:value="4.6384" calcext:value-type="float">
            <text:p>4.6384</text:p>
          </table:table-cell>
          <table:table-cell table:formula="of:=[.$U$2]+[.$U$3]*EXP(-1*[.J20]/[.$U$4])" office:value-type="float" office:value="4.66700973518913" calcext:value-type="float">
            <text:p>4.6670097352</text:p>
          </table:table-cell>
          <table:table-cell table:formula="of:=[.R20]-[.S20]" office:value-type="float" office:value="-0.0286097351891295" calcext:value-type="float">
            <text:p>-0.0286097352</text:p>
          </table:table-cell>
          <table:table-cell/>
        </table:table-row>
        <table:table-row table:style-name="ro2">
          <table:table-cell table:formula="of:=[.A20]+5.98" office:value-type="float" office:value="125.58" calcext:value-type="float">
            <text:p>125.58</text:p>
          </table:table-cell>
          <table:table-cell office:value-type="float" office:value="4.6362" calcext:value-type="float">
            <text:p>4.6362</text:p>
          </table:table-cell>
          <table:table-cell table:formula="of:=[.$E$1]+[.$E$2]*EXP(-[.A21]/[.$E$3])" office:value-type="float" office:value="4.61941088894243" calcext:value-type="float">
            <text:p>4.6194108889</text:p>
          </table:table-cell>
          <table:table-cell table:formula="of:=([.B21]-[.C21])^2" office:value-type="float" office:value="0.000281874250103314" calcext:value-type="float">
            <text:p>0.00028187</text:p>
          </table:table-cell>
          <table:table-cell/>
          <table:table-cell table:formula="of:=[.B21]-[.B20]" office:value-type="float" office:value="-0.0022000000000002" calcext:value-type="float">
            <text:p>-0.0022</text:p>
          </table:table-cell>
          <table:table-cell table:formula="of:=[.G20]*0.97^5.98" office:value-type="float" office:value="0.212621536753587" calcext:value-type="float">
            <text:p>0.2126215368</text:p>
          </table:table-cell>
          <table:table-cell table:formula="of:=-[.F21]/[.G21]" office:value-type="float" office:value="0.0103470233241228" calcext:value-type="float">
            <text:p>0.0103470233</text:p>
          </table:table-cell>
          <table:table-cell/>
          <table:table-cell table:formula="of:=SUM([.$G$1:.G21])" office:value-type="float" office:value="11.3365784838865" calcext:value-type="float">
            <text:p>11.3365784839</text:p>
          </table:table-cell>
          <table:table-cell/>
          <table:table-cell table:formula="of:=[.L20]*[.$K$1]^5.98" office:value-type="float" office:value="1.54878112181837" calcext:value-type="float">
            <text:p>1.5487811218</text:p>
          </table:table-cell>
          <table:table-cell/>
          <table:table-cell table:formula="of:=SUM([.$L$1:.L21])" office:value-type="float" office:value="63.1777578213054" calcext:value-type="float">
            <text:p>63.1777578213</text:p>
          </table:table-cell>
          <table:table-cell/>
          <table:table-cell table:formula="of:=[.H21]" office:value-type="float" office:value="0.0103470233241228" calcext:value-type="float">
            <text:p>0.0103470233</text:p>
          </table:table-cell>
          <table:table-cell/>
          <table:table-cell table:formula="of:=[.B21]" office:value-type="float" office:value="4.6362" calcext:value-type="float">
            <text:p>4.6362</text:p>
          </table:table-cell>
          <table:table-cell table:formula="of:=[.$U$2]+[.$U$3]*EXP(-1*[.J21]/[.$U$4])" office:value-type="float" office:value="4.66355595092887" calcext:value-type="float">
            <text:p>4.6635559509</text:p>
          </table:table-cell>
          <table:table-cell table:formula="of:=[.R21]-[.S21]" office:value-type="float" office:value="-0.0273559509288681" calcext:value-type="float">
            <text:p>-0.0273559509</text:p>
          </table:table-cell>
          <table:table-cell/>
        </table:table-row>
        <table:table-row table:style-name="ro2">
          <table:table-cell table:formula="of:=[.A21]+5.98" office:value-type="float" office:value="131.56" calcext:value-type="float">
            <text:p>131.56</text:p>
          </table:table-cell>
          <table:table-cell office:value-type="float" office:value="4.6341" calcext:value-type="float">
            <text:p>4.6341</text:p>
          </table:table-cell>
          <table:table-cell table:formula="of:=[.$E$1]+[.$E$2]*EXP(-[.A22]/[.$E$3])" office:value-type="float" office:value="4.61820822437575" calcext:value-type="float">
            <text:p>4.6182082244</text:p>
          </table:table-cell>
          <table:table-cell table:formula="of:=([.B22]-[.C22])^2" office:value-type="float" office:value="0.000252548532491536" calcext:value-type="float">
            <text:p>0.00025255</text:p>
          </table:table-cell>
          <table:table-cell/>
          <table:table-cell table:formula="of:=[.B22]-[.B21]" office:value-type="float" office:value="-0.00209999999999955" calcext:value-type="float">
            <text:p>-0.0021</text:p>
          </table:table-cell>
          <table:table-cell table:formula="of:=[.G21]*0.97^5.98" office:value-type="float" office:value="0.177215711887308" calcext:value-type="float">
            <text:p>0.1772157119</text:p>
          </table:table-cell>
          <table:table-cell table:formula="of:=-[.F22]/[.G22]" office:value-type="float" office:value="0.01184996509415" calcext:value-type="float">
            <text:p>0.0118499651</text:p>
          </table:table-cell>
          <table:table-cell/>
          <table:table-cell table:formula="of:=SUM([.$G$1:.G22])" office:value-type="float" office:value="11.5137941957738" calcext:value-type="float">
            <text:p>11.5137941958</text:p>
          </table:table-cell>
          <table:table-cell/>
          <table:table-cell table:formula="of:=[.L21]*[.$K$1]^5.98" office:value-type="float" office:value="1.45843980869579" calcext:value-type="float">
            <text:p>1.4584398087</text:p>
          </table:table-cell>
          <table:table-cell/>
          <table:table-cell table:formula="of:=SUM([.$L$1:.L22])" office:value-type="float" office:value="64.6361976300012" calcext:value-type="float">
            <text:p>64.63619763</text:p>
          </table:table-cell>
          <table:table-cell/>
          <table:table-cell table:formula="of:=[.H22]" office:value-type="float" office:value="0.01184996509415" calcext:value-type="float">
            <text:p>0.0118499651</text:p>
          </table:table-cell>
          <table:table-cell/>
          <table:table-cell table:formula="of:=[.B22]" office:value-type="float" office:value="4.6341" calcext:value-type="float">
            <text:p>4.6341</text:p>
          </table:table-cell>
          <table:table-cell table:formula="of:=[.$U$2]+[.$U$3]*EXP(-1*[.J22]/[.$U$4])" office:value-type="float" office:value="4.66072368451608" calcext:value-type="float">
            <text:p>4.6607236845</text:p>
          </table:table-cell>
          <table:table-cell table:formula="of:=[.R22]-[.S22]" office:value-type="float" office:value="-0.026623684516081" calcext:value-type="float">
            <text:p>-0.0266236845</text:p>
          </table:table-cell>
          <table:table-cell/>
        </table:table-row>
        <table:table-row table:style-name="ro2">
          <table:table-cell table:formula="of:=[.A22]+5.98" office:value-type="float" office:value="137.54" calcext:value-type="float">
            <text:p>137.54</text:p>
          </table:table-cell>
          <table:table-cell office:value-type="float" office:value="4.6234" calcext:value-type="float">
            <text:p>4.6234</text:p>
          </table:table-cell>
          <table:table-cell table:formula="of:=[.$E$1]+[.$E$2]*EXP(-[.A23]/[.$E$3])" office:value-type="float" office:value="4.61717256368933" calcext:value-type="float">
            <text:p>4.6171725637</text:p>
          </table:table-cell>
          <table:table-cell table:formula="of:=([.B23]-[.C23])^2" office:value-type="float" office:value="0.000038780963003421" calcext:value-type="float">
            <text:p>0.00003878</text:p>
          </table:table-cell>
          <table:table-cell/>
          <table:table-cell table:formula="of:=[.B23]-[.B22]" office:value-type="float" office:value="-0.0106999999999999" calcext:value-type="float">
            <text:p>-0.0107</text:p>
          </table:table-cell>
          <table:table-cell office:value-type="float" office:value="1" calcext:value-type="float">
            <text:p>1</text:p>
          </table:table-cell>
          <table:table-cell table:formula="of:=-[.F23]/[.G23]" office:value-type="float" office:value="0.0106999999999999" calcext:value-type="float">
            <text:p>0.0107</text:p>
          </table:table-cell>
          <table:table-cell/>
          <table:table-cell table:formula="of:=SUM([.$G$1:.G23])" office:value-type="float" office:value="12.5137941957738" calcext:value-type="float">
            <text:p>12.5137941958</text:p>
          </table:table-cell>
          <table:table-cell/>
          <table:table-cell table:formula="of:=[.L22]*[.$K$1]^5.98" office:value-type="float" office:value="1.37336815746522" calcext:value-type="float">
            <text:p>1.3733681575</text:p>
          </table:table-cell>
          <table:table-cell/>
          <table:table-cell table:formula="of:=SUM([.$L$1:.L23])" office:value-type="float" office:value="66.0095657874664" calcext:value-type="float">
            <text:p>66.0095657875</text:p>
          </table:table-cell>
          <table:table-cell/>
          <table:table-cell table:formula="of:=[.H23]" office:value-type="float" office:value="0.0106999999999999" calcext:value-type="float">
            <text:p>0.0107</text:p>
          </table:table-cell>
          <table:table-cell/>
          <table:table-cell table:formula="of:=[.B23]" office:value-type="float" office:value="4.6234" calcext:value-type="float">
            <text:p>4.6234</text:p>
          </table:table-cell>
          <table:table-cell table:formula="of:=[.$U$2]+[.$U$3]*EXP(-1*[.J23]/[.$U$4])" office:value-type="float" office:value="4.6455024050426" calcext:value-type="float">
            <text:p>4.645502405</text:p>
          </table:table-cell>
          <table:table-cell table:formula="of:=[.R23]-[.S23]" office:value-type="float" office:value="-0.0221024050425962" calcext:value-type="float">
            <text:p>-0.022102405</text:p>
          </table:table-cell>
          <table:table-cell/>
        </table:table-row>
        <table:table-row table:style-name="ro2">
          <table:table-cell table:formula="of:=[.A23]+5.98" office:value-type="float" office:value="143.52" calcext:value-type="float">
            <text:p>143.52</text:p>
          </table:table-cell>
          <table:table-cell office:value-type="float" office:value="4.6147" calcext:value-type="float">
            <text:p>4.6147</text:p>
          </table:table-cell>
          <table:table-cell table:formula="of:=[.$E$1]+[.$E$2]*EXP(-[.A24]/[.$E$3])" office:value-type="float" office:value="4.61628071646352" calcext:value-type="float">
            <text:p>4.6162807165</text:p>
          </table:table-cell>
          <table:table-cell table:formula="of:=([.B24]-[.C24])^2" office:value-type="float" office:value="0.00000249866453802417" calcext:value-type="float">
            <text:p>0.00000250</text:p>
          </table:table-cell>
          <table:table-cell/>
          <table:table-cell table:formula="of:=[.B24]-[.B23]" office:value-type="float" office:value="-0.00870000000000015" calcext:value-type="float">
            <text:p>-0.0087</text:p>
          </table:table-cell>
          <table:table-cell table:formula="of:=[.G23]*0.97^2.99" office:value-type="float" office:value="0.912951035304252" calcext:value-type="float">
            <text:p>0.9129510353</text:p>
          </table:table-cell>
          <table:table-cell table:formula="of:=-[.F24]/[.G24]" office:value-type="float" office:value="0.0095295362659847" calcext:value-type="float">
            <text:p>0.0095295363</text:p>
          </table:table-cell>
          <table:table-cell/>
          <table:table-cell table:formula="of:=SUM([.$G$1:.G24])" office:value-type="float" office:value="13.426745231078" calcext:value-type="float">
            <text:p>13.4267452311</text:p>
          </table:table-cell>
          <table:table-cell/>
          <table:table-cell table:formula="of:=[.L23]*[.$K$1]^5.98" office:value-type="float" office:value="1.29325878565128" calcext:value-type="float">
            <text:p>1.2932587857</text:p>
          </table:table-cell>
          <table:table-cell/>
          <table:table-cell table:formula="of:=SUM([.$L$1:.L24])" office:value-type="float" office:value="67.3028245731177" calcext:value-type="float">
            <text:p>67.3028245731</text:p>
          </table:table-cell>
          <table:table-cell/>
          <table:table-cell table:formula="of:=[.H24]" office:value-type="float" office:value="0.0095295362659847" calcext:value-type="float">
            <text:p>0.0095295363</text:p>
          </table:table-cell>
          <table:table-cell/>
          <table:table-cell table:formula="of:=[.B24]" office:value-type="float" office:value="4.6147" calcext:value-type="float">
            <text:p>4.6147</text:p>
          </table:table-cell>
          <table:table-cell table:formula="of:=[.$U$2]+[.$U$3]*EXP(-1*[.J24]/[.$U$4])" office:value-type="float" office:value="4.63267136918158" calcext:value-type="float">
            <text:p>4.6326713692</text:p>
          </table:table-cell>
          <table:table-cell table:formula="of:=[.R24]-[.S24]" office:value-type="float" office:value="-0.0179713691815833" calcext:value-type="float">
            <text:p>-0.0179713692</text:p>
          </table:table-cell>
          <table:table-cell/>
        </table:table-row>
        <table:table-row table:style-name="ro2">
          <table:table-cell table:formula="of:=[.A24]+5.98" office:value-type="float" office:value="149.5" calcext:value-type="float">
            <text:p>149.5</text:p>
          </table:table-cell>
          <table:table-cell office:value-type="float" office:value="4.6053" calcext:value-type="float">
            <text:p>4.6053</text:p>
          </table:table-cell>
          <table:table-cell table:formula="of:=[.$E$1]+[.$E$2]*EXP(-[.A25]/[.$E$3])" office:value-type="float" office:value="4.61551271253652" calcext:value-type="float">
            <text:p>4.6155127125</text:p>
          </table:table-cell>
          <table:table-cell table:formula="of:=([.B25]-[.C25])^2" office:value-type="float" office:value="0.000104299497353604" calcext:value-type="float">
            <text:p>0.00010430</text:p>
          </table:table-cell>
          <table:table-cell/>
          <table:table-cell table:formula="of:=[.B25]-[.B24]" office:value-type="float" office:value="-0.0094000000000003" calcext:value-type="float">
            <text:p>-0.0094</text:p>
          </table:table-cell>
          <table:table-cell office:value-type="float" office:value="1" calcext:value-type="float">
            <text:p>1</text:p>
          </table:table-cell>
          <table:table-cell table:formula="of:=-[.F25]/[.G25]" office:value-type="float" office:value="0.0094000000000003" calcext:value-type="float">
            <text:p>0.0094</text:p>
          </table:table-cell>
          <table:table-cell/>
          <table:table-cell table:formula="of:=SUM([.$G$1:.G25])" office:value-type="float" office:value="14.426745231078" calcext:value-type="float">
            <text:p>14.4267452311</text:p>
          </table:table-cell>
          <table:table-cell/>
          <table:table-cell table:formula="of:=[.L24]*[.$K$1]^5.98" office:value-type="float" office:value="1.21782224057907" calcext:value-type="float">
            <text:p>1.2178222406</text:p>
          </table:table-cell>
          <table:table-cell/>
          <table:table-cell table:formula="of:=SUM([.$L$1:.L25])" office:value-type="float" office:value="68.5206468136968" calcext:value-type="float">
            <text:p>68.5206468137</text:p>
          </table:table-cell>
          <table:table-cell/>
          <table:table-cell table:formula="of:=[.H25]" office:value-type="float" office:value="0.0094000000000003" calcext:value-type="float">
            <text:p>0.0094</text:p>
          </table:table-cell>
          <table:table-cell/>
          <table:table-cell table:formula="of:=[.B25]" office:value-type="float" office:value="4.6053" calcext:value-type="float">
            <text:p>4.6053</text:p>
          </table:table-cell>
          <table:table-cell table:formula="of:=[.$U$2]+[.$U$3]*EXP(-1*[.J25]/[.$U$4])" office:value-type="float" office:value="4.61969302900167" calcext:value-type="float">
            <text:p>4.619693029</text:p>
          </table:table-cell>
          <table:table-cell table:formula="of:=[.R25]-[.S25]" office:value-type="float" office:value="-0.0143930290016714" calcext:value-type="float">
            <text:p>-0.014393029</text:p>
          </table:table-cell>
          <table:table-cell/>
        </table:table-row>
        <table:table-row table:style-name="ro2">
          <table:table-cell table:formula="of:=[.A25]+5.98" office:value-type="float" office:value="155.48" calcext:value-type="float">
            <text:p>155.48</text:p>
          </table:table-cell>
          <table:table-cell office:value-type="float" office:value="4.5972" calcext:value-type="float">
            <text:p>4.5972</text:p>
          </table:table-cell>
          <table:table-cell table:formula="of:=[.$E$1]+[.$E$2]*EXP(-[.A26]/[.$E$3])" office:value-type="float" office:value="4.61485135483444" calcext:value-type="float">
            <text:p>4.6148513548</text:p>
          </table:table-cell>
          <table:table-cell table:formula="of:=([.B26]-[.C26])^2" office:value-type="float" office:value="0.000311570327491149" calcext:value-type="float">
            <text:p>0.00031157</text:p>
          </table:table-cell>
          <table:table-cell/>
          <table:table-cell table:formula="of:=[.B26]-[.B25]" office:value-type="float" office:value="-0.00809999999999977" calcext:value-type="float">
            <text:p>-0.0081</text:p>
          </table:table-cell>
          <table:table-cell table:formula="of:=[.G25]*0.99^2.99" office:value-type="float" office:value="0.970396523208906" calcext:value-type="float">
            <text:p>0.9703965232</text:p>
          </table:table-cell>
          <table:table-cell table:formula="of:=-[.F26]/[.G26]" office:value-type="float" office:value="0.00834710327816788" calcext:value-type="float">
            <text:p>0.0083471033</text:p>
          </table:table-cell>
          <table:table-cell table:formula="of:=[.F26]*0.99^([.A26]-[.$A$25])" office:value-type="float" office:value="-0.00762752223927285" calcext:value-type="float">
            <text:p>-0.0076275222</text:p>
          </table:table-cell>
          <table:table-cell table:formula="of:=SUM([.$G$1:.G26])" office:value-type="float" office:value="15.3971417542869" calcext:value-type="float">
            <text:p>15.3971417543</text:p>
          </table:table-cell>
          <table:table-cell/>
          <table:table-cell table:formula="of:=[.L25]*[.$K$1]^5.98" office:value-type="float" office:value="1.14678595351829" calcext:value-type="float">
            <text:p>1.1467859535</text:p>
          </table:table-cell>
          <table:table-cell/>
          <table:table-cell table:formula="of:=SUM([.$L$1:.L26])" office:value-type="float" office:value="69.6674327672151" calcext:value-type="float">
            <text:p>69.6674327672</text:p>
          </table:table-cell>
          <table:table-cell/>
          <table:table-cell table:formula="of:=[.H26]" office:value-type="float" office:value="0.00834710327816788" calcext:value-type="float">
            <text:p>0.0083471033</text:p>
          </table:table-cell>
          <table:table-cell/>
          <table:table-cell table:formula="of:=[.B26]" office:value-type="float" office:value="4.5972" calcext:value-type="float">
            <text:p>4.5972</text:p>
          </table:table-cell>
          <table:table-cell table:formula="of:=[.$U$2]+[.$U$3]*EXP(-1*[.J26]/[.$U$4])" office:value-type="float" office:value="4.60809175879843" calcext:value-type="float">
            <text:p>4.6080917588</text:p>
          </table:table-cell>
          <table:table-cell table:formula="of:=[.R26]-[.S26]" office:value-type="float" office:value="-0.0108917587984321" calcext:value-type="float">
            <text:p>-0.0108917588</text:p>
          </table:table-cell>
          <table:table-cell/>
        </table:table-row>
        <table:table-row table:style-name="ro2">
          <table:table-cell table:formula="of:=[.A26]+5.98" office:value-type="float" office:value="161.46" calcext:value-type="float">
            <text:p>161.46</text:p>
          </table:table-cell>
          <table:table-cell office:value-type="float" office:value="4.5898" calcext:value-type="float">
            <text:p>4.5898</text:p>
          </table:table-cell>
          <table:table-cell table:formula="of:=[.$E$1]+[.$E$2]*EXP(-[.A27]/[.$E$3])" office:value-type="float" office:value="4.61428183429589" calcext:value-type="float">
            <text:p>4.6142818343</text:p>
          </table:table-cell>
          <table:table-cell table:formula="of:=([.B27]-[.C27])^2" office:value-type="float" office:value="0.000599360210491411" calcext:value-type="float">
            <text:p>0.00059936</text:p>
          </table:table-cell>
          <table:table-cell/>
          <table:table-cell table:formula="of:=[.B27]-[.B26]" office:value-type="float" office:value="-0.00739999999999963" calcext:value-type="float">
            <text:p>-0.0074</text:p>
          </table:table-cell>
          <table:table-cell table:formula="of:=[.G26]*0.99^5.98" office:value-type="float" office:value="0.913792723665331" calcext:value-type="float">
            <text:p>0.9137927237</text:p>
          </table:table-cell>
          <table:table-cell table:formula="of:=-[.F27]/[.G27]" office:value-type="float" office:value="0.00809811657321734" calcext:value-type="float">
            <text:p>0.0080981166</text:p>
          </table:table-cell>
          <table:table-cell table:formula="of:=[.F27]*0.99^([.A27]-[.$A$25])" office:value-type="float" office:value="-0.00656188548664009" calcext:value-type="float">
            <text:p>-0.0065618855</text:p>
          </table:table-cell>
          <table:table-cell table:formula="of:=SUM([.$G$1:.G27])" office:value-type="float" office:value="16.3109344779523" calcext:value-type="float">
            <text:p>16.310934478</text:p>
          </table:table-cell>
          <table:table-cell/>
          <table:table-cell table:formula="of:=[.L26]*[.$K$1]^5.98" office:value-type="float" office:value="1.07989325483293" calcext:value-type="float">
            <text:p>1.0798932548</text:p>
          </table:table-cell>
          <table:table-cell/>
          <table:table-cell table:formula="of:=SUM([.$L$1:.L27])" office:value-type="float" office:value="70.747326022048" calcext:value-type="float">
            <text:p>70.747326022</text:p>
          </table:table-cell>
          <table:table-cell/>
          <table:table-cell table:formula="of:=[.H27]" office:value-type="float" office:value="0.00809811657321734" calcext:value-type="float">
            <text:p>0.0080981166</text:p>
          </table:table-cell>
          <table:table-cell/>
          <table:table-cell table:formula="of:=[.B27]" office:value-type="float" office:value="4.5898" calcext:value-type="float">
            <text:p>4.5898</text:p>
          </table:table-cell>
          <table:table-cell table:formula="of:=[.$U$2]+[.$U$3]*EXP(-1*[.J27]/[.$U$4])" office:value-type="float" office:value="4.5979923706581" calcext:value-type="float">
            <text:p>4.5979923707</text:p>
          </table:table-cell>
          <table:table-cell table:formula="of:=[.R27]-[.S27]" office:value-type="float" office:value="-0.00819237065809997" calcext:value-type="float">
            <text:p>-0.0081923707</text:p>
          </table:table-cell>
          <table:table-cell/>
        </table:table-row>
        <table:table-row table:style-name="ro2">
          <table:table-cell table:formula="of:=[.A27]+5.98" office:value-type="float" office:value="167.44" calcext:value-type="float">
            <text:p>167.44</text:p>
          </table:table-cell>
          <table:table-cell office:value-type="float" office:value="4.5841" calcext:value-type="float">
            <text:p>4.5841</text:p>
          </table:table-cell>
          <table:table-cell table:formula="of:=[.$E$1]+[.$E$2]*EXP(-[.A28]/[.$E$3])" office:value-type="float" office:value="4.61379139826891" calcext:value-type="float">
            <text:p>4.6137913983</text:p>
          </table:table-cell>
          <table:table-cell table:formula="of:=([.B28]-[.C28])^2" office:value-type="float" office:value="0.000881579131162873" calcext:value-type="float">
            <text:p>0.00088158</text:p>
          </table:table-cell>
          <table:table-cell/>
          <table:table-cell table:formula="of:=[.B28]-[.B27]" office:value-type="float" office:value="-0.00570000000000004" calcext:value-type="float">
            <text:p>-0.0057</text:p>
          </table:table-cell>
          <table:table-cell table:formula="of:=[.G27]*0.99^5.98" office:value-type="float" office:value="0.860490657017681" calcext:value-type="float">
            <text:p>0.860490657</text:p>
          </table:table-cell>
          <table:table-cell table:formula="of:=-[.F28]/[.G28]" office:value-type="float" office:value="0.00662412770378624" calcext:value-type="float">
            <text:p>0.0066241277</text:p>
          </table:table-cell>
          <table:table-cell table:formula="of:=[.F28]*0.99^([.A28]-[.$A$25])" office:value-type="float" office:value="-0.00475959770839515" calcext:value-type="float">
            <text:p>-0.0047595977</text:p>
          </table:table-cell>
          <table:table-cell table:formula="of:=SUM([.$G$1:.G28])" office:value-type="float" office:value="17.1714251349699" calcext:value-type="float">
            <text:p>17.171425135</text:p>
          </table:table-cell>
          <table:table-cell/>
          <table:table-cell table:formula="of:=[.L27]*[.$K$1]^5.98" office:value-type="float" office:value="1.01690244657767" calcext:value-type="float">
            <text:p>1.0169024466</text:p>
          </table:table-cell>
          <table:table-cell/>
          <table:table-cell table:formula="of:=SUM([.$L$1:.L28])" office:value-type="float" office:value="71.7642284686257" calcext:value-type="float">
            <text:p>71.7642284686</text:p>
          </table:table-cell>
          <table:table-cell/>
          <table:table-cell table:formula="of:=[.H28]" office:value-type="float" office:value="0.00662412770378624" calcext:value-type="float">
            <text:p>0.0066241277</text:p>
          </table:table-cell>
          <table:table-cell/>
          <table:table-cell table:formula="of:=[.B28]" office:value-type="float" office:value="4.5841" calcext:value-type="float">
            <text:p>4.5841</text:p>
          </table:table-cell>
          <table:table-cell table:formula="of:=[.$U$2]+[.$U$3]*EXP(-1*[.J28]/[.$U$4])" office:value-type="float" office:value="4.58916004821936" calcext:value-type="float">
            <text:p>4.5891600482</text:p>
          </table:table-cell>
          <table:table-cell table:formula="of:=[.R28]-[.S28]" office:value-type="float" office:value="-0.00506004821935679" calcext:value-type="float">
            <text:p>-0.0050600482</text:p>
          </table:table-cell>
          <table:table-cell/>
        </table:table-row>
        <table:table-row table:style-name="ro2">
          <table:table-cell table:formula="of:=[.A28]+5.98" office:value-type="float" office:value="173.42" calcext:value-type="float">
            <text:p>173.42</text:p>
          </table:table-cell>
          <table:table-cell office:value-type="float" office:value="4.5778" calcext:value-type="float">
            <text:p>4.5778</text:p>
          </table:table-cell>
          <table:table-cell table:formula="of:=[.$E$1]+[.$E$2]*EXP(-[.A29]/[.$E$3])" office:value-type="float" office:value="4.61336906495468" calcext:value-type="float">
            <text:p>4.613369065</text:p>
          </table:table-cell>
          <table:table-cell table:formula="of:=([.B29]-[.C29])^2" office:value-type="float" office:value="0.00126515838175047" calcext:value-type="float">
            <text:p>0.00126516</text:p>
          </table:table-cell>
          <table:table-cell/>
          <table:table-cell table:formula="of:=[.B29]-[.B28]" office:value-type="float" office:value="-0.00630000000000042" calcext:value-type="float">
            <text:p>-0.0063</text:p>
          </table:table-cell>
          <table:table-cell table:formula="of:=[.G28]*0.99^5.98" office:value-type="float" office:value="0.810297731245561" calcext:value-type="float">
            <text:p>0.8102977312</text:p>
          </table:table-cell>
          <table:table-cell table:formula="of:=-[.F29]/[.G29]" office:value-type="float" office:value="0.00777491995481251" calcext:value-type="float">
            <text:p>0.00777492</text:p>
          </table:table-cell>
          <table:table-cell table:formula="of:=[.F29]*0.99^([.A29]-[.$A$25])" office:value-type="float" office:value="-0.0049537536373383" calcext:value-type="float">
            <text:p>-0.0049537536</text:p>
          </table:table-cell>
          <table:table-cell table:formula="of:=SUM([.$G$1:.G29])" office:value-type="float" office:value="17.9817228662155" calcext:value-type="float">
            <text:p>17.9817228662</text:p>
          </table:table-cell>
          <table:table-cell/>
          <table:table-cell table:formula="of:=[.L28]*[.$K$1]^5.98" office:value-type="float" office:value="0.957585929190416" calcext:value-type="float">
            <text:p>0.9575859292</text:p>
          </table:table-cell>
          <table:table-cell/>
          <table:table-cell table:formula="of:=SUM([.$L$1:.L29])" office:value-type="float" office:value="72.7218143978161" calcext:value-type="float">
            <text:p>72.7218143978</text:p>
          </table:table-cell>
          <table:table-cell/>
          <table:table-cell table:formula="of:=[.H29]" office:value-type="float" office:value="0.00777491995481251" calcext:value-type="float">
            <text:p>0.00777492</text:p>
          </table:table-cell>
          <table:table-cell/>
          <table:table-cell table:formula="of:=[.B29]" office:value-type="float" office:value="4.5778" calcext:value-type="float">
            <text:p>4.5778</text:p>
          </table:table-cell>
          <table:table-cell table:formula="of:=[.$U$2]+[.$U$3]*EXP(-1*[.J29]/[.$U$4])" office:value-type="float" office:value="4.58140242080373" calcext:value-type="float">
            <text:p>4.5814024208</text:p>
          </table:table-cell>
          <table:table-cell table:formula="of:=[.R29]-[.S29]" office:value-type="float" office:value="-0.00360242080372952" calcext:value-type="float">
            <text:p>-0.0036024208</text:p>
          </table:table-cell>
          <table:table-cell/>
        </table:table-row>
        <table:table-row table:style-name="ro2">
          <table:table-cell table:formula="of:=[.A29]+5.98" office:value-type="float" office:value="179.4" calcext:value-type="float">
            <text:p>179.4</text:p>
          </table:table-cell>
          <table:table-cell office:value-type="float" office:value="4.5727" calcext:value-type="float">
            <text:p>4.5727</text:p>
          </table:table-cell>
          <table:table-cell table:formula="of:=[.$E$1]+[.$E$2]*EXP(-[.A30]/[.$E$3])" office:value-type="float" office:value="4.61300537750415" calcext:value-type="float">
            <text:p>4.6130053775</text:p>
          </table:table-cell>
          <table:table-cell table:formula="of:=([.B30]-[.C30])^2" office:value-type="float" office:value="0.00162452345575181" calcext:value-type="float">
            <text:p>0.00162452</text:p>
          </table:table-cell>
          <table:table-cell/>
          <table:table-cell table:formula="of:=[.B30]-[.B29]" office:value-type="float" office:value="-0.00509999999999966" calcext:value-type="float">
            <text:p>-0.0051</text:p>
          </table:table-cell>
          <table:table-cell table:formula="of:=[.G29]*0.99^5.98" office:value-type="float" office:value="0.763032588334323" calcext:value-type="float">
            <text:p>0.7630325883</text:p>
          </table:table-cell>
          <table:table-cell table:formula="of:=-[.F30]/[.G30]" office:value-type="float" office:value="0.00668385607373966" calcext:value-type="float">
            <text:p>0.0066838561</text:p>
          </table:table-cell>
          <table:table-cell table:formula="of:=[.F30]*0.99^([.A30]-[.$A$25])" office:value-type="float" office:value="-0.00377626527115482" calcext:value-type="float">
            <text:p>-0.0037762653</text:p>
          </table:table-cell>
          <table:table-cell table:formula="of:=SUM([.$G$1:.G30])" office:value-type="float" office:value="18.7447554545498" calcext:value-type="float">
            <text:p>18.7447554545</text:p>
          </table:table-cell>
          <table:table-cell/>
          <table:table-cell table:formula="of:=[.L29]*[.$K$1]^5.98" office:value-type="float" office:value="0.901729379125291" calcext:value-type="float">
            <text:p>0.9017293791</text:p>
          </table:table-cell>
          <table:table-cell/>
          <table:table-cell table:formula="of:=SUM([.$L$1:.L30])" office:value-type="float" office:value="73.6235437769414" calcext:value-type="float">
            <text:p>73.6235437769</text:p>
          </table:table-cell>
          <table:table-cell/>
          <table:table-cell table:formula="of:=[.H30]" office:value-type="float" office:value="0.00668385607373966" calcext:value-type="float">
            <text:p>0.0066838561</text:p>
          </table:table-cell>
          <table:table-cell/>
          <table:table-cell table:formula="of:=[.B30]" office:value-type="float" office:value="4.5727" calcext:value-type="float">
            <text:p>4.5727</text:p>
          </table:table-cell>
          <table:table-cell table:formula="of:=[.$U$2]+[.$U$3]*EXP(-1*[.J30]/[.$U$4])" office:value-type="float" office:value="4.57456097839465" calcext:value-type="float">
            <text:p>4.5745609784</text:p>
          </table:table-cell>
          <table:table-cell table:formula="of:=[.R30]-[.S30]" office:value-type="float" office:value="-0.00186097839464772" calcext:value-type="float">
            <text:p>-0.0018609784</text:p>
          </table:table-cell>
          <table:table-cell/>
        </table:table-row>
        <table:table-row table:style-name="ro2">
          <table:table-cell table:formula="of:=[.A30]+5.98" office:value-type="float" office:value="185.38" calcext:value-type="float">
            <text:p>185.38</text:p>
          </table:table-cell>
          <table:table-cell office:value-type="float" office:value="4.5675" calcext:value-type="float">
            <text:p>4.5675</text:p>
          </table:table-cell>
          <table:table-cell table:formula="of:=[.$E$1]+[.$E$2]*EXP(-[.A31]/[.$E$3])" office:value-type="float" office:value="4.61269219226107" calcext:value-type="float">
            <text:p>4.6126921923</text:p>
          </table:table-cell>
          <table:table-cell table:formula="of:=([.B31]-[.C31])^2" office:value-type="float" office:value="0.00204233424136122" calcext:value-type="float">
            <text:p>0.00204233</text:p>
          </table:table-cell>
          <table:table-cell/>
          <table:table-cell table:formula="of:=[.B31]-[.B30]" office:value-type="float" office:value="-0.00520000000000032" calcext:value-type="float">
            <text:p>-0.0052</text:p>
          </table:table-cell>
          <table:table-cell table:formula="of:=[.G30]*0.99^5.98" office:value-type="float" office:value="0.718524448988905" calcext:value-type="float">
            <text:p>0.718524449</text:p>
          </table:table-cell>
          <table:table-cell table:formula="of:=-[.F31]/[.G31]" office:value-type="float" office:value="0.00723705366924906" calcext:value-type="float">
            <text:p>0.0072370537</text:p>
          </table:table-cell>
          <table:table-cell table:formula="of:=[.F31]*0.99^([.A31]-[.$A$25])" office:value-type="float" office:value="-0.00362571886112525" calcext:value-type="float">
            <text:p>-0.0036257189</text:p>
          </table:table-cell>
          <table:table-cell table:formula="of:=SUM([.$G$1:.G31])" office:value-type="float" office:value="19.4632799035387" calcext:value-type="float">
            <text:p>19.4632799035</text:p>
          </table:table-cell>
          <table:table-cell/>
          <table:table-cell table:formula="of:=[.L30]*[.$K$1]^5.98" office:value-type="float" office:value="0.84913097445482" calcext:value-type="float">
            <text:p>0.8491309745</text:p>
          </table:table-cell>
          <table:table-cell/>
          <table:table-cell table:formula="of:=SUM([.$L$1:.L31])" office:value-type="float" office:value="74.4726747513962" calcext:value-type="float">
            <text:p>74.4726747514</text:p>
          </table:table-cell>
          <table:table-cell/>
          <table:table-cell table:formula="of:=[.H31]" office:value-type="float" office:value="0.00723705366924906" calcext:value-type="float">
            <text:p>0.0072370537</text:p>
          </table:table-cell>
          <table:table-cell/>
          <table:table-cell table:formula="of:=[.B31]" office:value-type="float" office:value="4.5675" calcext:value-type="float">
            <text:p>4.5675</text:p>
          </table:table-cell>
          <table:table-cell table:formula="of:=[.$U$2]+[.$U$3]*EXP(-1*[.J31]/[.$U$4])" office:value-type="float" office:value="4.56850438826245" calcext:value-type="float">
            <text:p>4.5685043883</text:p>
          </table:table-cell>
          <table:table-cell table:formula="of:=[.R31]-[.S31]" office:value-type="float" office:value="-0.00100438826244709" calcext:value-type="float">
            <text:p>-0.0010043883</text:p>
          </table:table-cell>
          <table:table-cell/>
        </table:table-row>
        <table:table-row table:style-name="ro2">
          <table:table-cell table:formula="of:=[.A31]+5.98" office:value-type="float" office:value="191.36" calcext:value-type="float">
            <text:p>191.36</text:p>
          </table:table-cell>
          <table:table-cell office:value-type="float" office:value="4.5633" calcext:value-type="float">
            <text:p>4.5633</text:p>
          </table:table-cell>
          <table:table-cell table:formula="of:=[.$E$1]+[.$E$2]*EXP(-[.A32]/[.$E$3])" office:value-type="float" office:value="4.61242249641003" calcext:value-type="float">
            <text:p>4.6124224964</text:p>
          </table:table-cell>
          <table:table-cell table:formula="of:=([.B32]-[.C32])^2" office:value-type="float" office:value="0.00241301965355324" calcext:value-type="float">
            <text:p>0.00241302</text:p>
          </table:table-cell>
          <table:table-cell/>
          <table:table-cell table:formula="of:=[.B32]-[.B31]" office:value-type="float" office:value="-0.00419999999999998" calcext:value-type="float">
            <text:p>-0.0042</text:p>
          </table:table-cell>
          <table:table-cell table:formula="of:=[.G31]*0.99^5.98" office:value-type="float" office:value="0.676612495570901" calcext:value-type="float">
            <text:p>0.6766124956</text:p>
          </table:table-cell>
          <table:table-cell table:formula="of:=-[.F32]/[.G32]" office:value-type="float" office:value="0.0062073934896165" calcext:value-type="float">
            <text:p>0.0062073935</text:p>
          </table:table-cell>
          <table:table-cell table:formula="of:=[.F32]*0.99^([.A32]-[.$A$25])" office:value-type="float" office:value="-0.00275764613569914" calcext:value-type="float">
            <text:p>-0.0027576461</text:p>
          </table:table-cell>
          <table:table-cell table:formula="of:=SUM([.$G$1:.G32])" office:value-type="float" office:value="20.1398923991096" calcext:value-type="float">
            <text:p>20.1398923991</text:p>
          </table:table-cell>
          <table:table-cell/>
          <table:table-cell table:formula="of:=[.L31]*[.$K$1]^5.98" office:value-type="float" office:value="0.799600665643178" calcext:value-type="float">
            <text:p>0.7996006656</text:p>
          </table:table-cell>
          <table:table-cell/>
          <table:table-cell table:formula="of:=SUM([.$L$1:.L32])" office:value-type="float" office:value="75.2722754170394" calcext:value-type="float">
            <text:p>75.272275417</text:p>
          </table:table-cell>
          <table:table-cell/>
          <table:table-cell table:formula="of:=[.H32]" office:value-type="float" office:value="0.0062073934896165" calcext:value-type="float">
            <text:p>0.0062073935</text:p>
          </table:table-cell>
          <table:table-cell/>
          <table:table-cell table:formula="of:=[.B32]" office:value-type="float" office:value="4.5633" calcext:value-type="float">
            <text:p>4.5633</text:p>
          </table:table-cell>
          <table:table-cell table:formula="of:=[.$U$2]+[.$U$3]*EXP(-1*[.J32]/[.$U$4])" office:value-type="float" office:value="4.5631232586109" calcext:value-type="float">
            <text:p>4.5631232586</text:p>
          </table:table-cell>
          <table:table-cell table:formula="of:=[.R32]-[.S32]" office:value-type="float" office:value="0.000176741389104507" calcext:value-type="float">
            <text:p>0.0001767414</text:p>
          </table:table-cell>
          <table:table-cell/>
        </table:table-row>
        <table:table-row table:style-name="ro2">
          <table:table-cell table:formula="of:=[.A32]+5.98" office:value-type="float" office:value="197.34" calcext:value-type="float">
            <text:p>197.34</text:p>
          </table:table-cell>
          <table:table-cell office:value-type="float" office:value="4.5595" calcext:value-type="float">
            <text:p>4.5595</text:p>
          </table:table-cell>
          <table:table-cell table:formula="of:=[.$E$1]+[.$E$2]*EXP(-[.A33]/[.$E$3])" office:value-type="float" office:value="4.61219025094613" calcext:value-type="float">
            <text:p>4.6121902509</text:p>
          </table:table-cell>
          <table:table-cell table:formula="of:=([.B33]-[.C33])^2" office:value-type="float" office:value="0.00277626254476566" calcext:value-type="float">
            <text:p>0.00277626</text:p>
          </table:table-cell>
          <table:table-cell/>
          <table:table-cell table:formula="of:=[.B33]-[.B32]" office:value-type="float" office:value="-0.00380000000000003" calcext:value-type="float">
            <text:p>-0.0038</text:p>
          </table:table-cell>
          <table:table-cell table:formula="of:=[.G32]*0.99^5.98" office:value-type="float" office:value="0.63714529102927" calcext:value-type="float">
            <text:p>0.637145291</text:p>
          </table:table-cell>
          <table:table-cell table:formula="of:=-[.F33]/[.G33]" office:value-type="float" office:value="0.00596410277765901" calcext:value-type="float">
            <text:p>0.0059641028</text:p>
          </table:table-cell>
          <table:table-cell table:formula="of:=[.F33]*0.99^([.A33]-[.$A$25])" office:value-type="float" office:value="-0.00234947758573619" calcext:value-type="float">
            <text:p>-0.0023494776</text:p>
          </table:table-cell>
          <table:table-cell table:formula="of:=SUM([.$G$1:.G33])" office:value-type="float" office:value="20.7770376901389" calcext:value-type="float">
            <text:p>20.7770376901</text:p>
          </table:table-cell>
          <table:table-cell/>
          <table:table-cell table:formula="of:=[.L32]*[.$K$1]^5.98" office:value-type="float" office:value="0.752959488855664" calcext:value-type="float">
            <text:p>0.7529594889</text:p>
          </table:table-cell>
          <table:table-cell/>
          <table:table-cell table:formula="of:=SUM([.$L$1:.L33])" office:value-type="float" office:value="76.0252349058951" calcext:value-type="float">
            <text:p>76.0252349059</text:p>
          </table:table-cell>
          <table:table-cell/>
          <table:table-cell table:formula="of:=[.H33]" office:value-type="float" office:value="0.00596410277765901" calcext:value-type="float">
            <text:p>0.0059641028</text:p>
          </table:table-cell>
          <table:table-cell/>
          <table:table-cell table:formula="of:=[.B33]" office:value-type="float" office:value="4.5595" calcext:value-type="float">
            <text:p>4.5595</text:p>
          </table:table-cell>
          <table:table-cell table:formula="of:=[.$U$2]+[.$U$3]*EXP(-1*[.J33]/[.$U$4])" office:value-type="float" office:value="4.55832601067827" calcext:value-type="float">
            <text:p>4.5583260107</text:p>
          </table:table-cell>
          <table:table-cell table:formula="of:=[.R33]-[.S33]" office:value-type="float" office:value="0.00117398932172641" calcext:value-type="float">
            <text:p>0.0011739893</text:p>
          </table:table-cell>
          <table:table-cell/>
        </table:table-row>
        <table:table-row table:style-name="ro2">
          <table:table-cell table:formula="of:=[.A33]+5.98" office:value-type="float" office:value="203.32" calcext:value-type="float">
            <text:p>203.32</text:p>
          </table:table-cell>
          <table:table-cell office:value-type="float" office:value="4.5564" calcext:value-type="float">
            <text:p>4.5564</text:p>
          </table:table-cell>
          <table:table-cell table:formula="of:=[.$E$1]+[.$E$2]*EXP(-[.A34]/[.$E$3])" office:value-type="float" office:value="4.6119902554501" calcext:value-type="float">
            <text:p>4.6119902555</text:p>
          </table:table-cell>
          <table:table-cell table:formula="of:=([.B34]-[.C34])^2" office:value-type="float" office:value="0.00309027650100764" calcext:value-type="float">
            <text:p>0.00309028</text:p>
          </table:table-cell>
          <table:table-cell/>
          <table:table-cell table:formula="of:=[.B34]-[.B33]" office:value-type="float" office:value="-0.00309999999999988" calcext:value-type="float">
            <text:p>-0.0031</text:p>
          </table:table-cell>
          <table:table-cell table:formula="of:=[.G33]*0.99^5.98" office:value-type="float" office:value="0.599980231725168" calcext:value-type="float">
            <text:p>0.5999802317</text:p>
          </table:table-cell>
          <table:table-cell table:formula="of:=-[.F34]/[.G34]" office:value-type="float" office:value="0.00516683689908619" calcext:value-type="float">
            <text:p>0.0051668369</text:p>
          </table:table-cell>
          <table:table-cell table:formula="of:=[.F34]*0.99^([.A34]-[.$A$25])" office:value-type="float" office:value="-0.00180487806566648" calcext:value-type="float">
            <text:p>-0.0018048781</text:p>
          </table:table-cell>
          <table:table-cell table:formula="of:=SUM([.$G$1:.G34])" office:value-type="float" office:value="21.3770179218641" calcext:value-type="float">
            <text:p>21.3770179219</text:p>
          </table:table-cell>
          <table:table-cell/>
          <table:table-cell table:formula="of:=[.L33]*[.$K$1]^5.98" office:value-type="float" office:value="0.709038919323241" calcext:value-type="float">
            <text:p>0.7090389193</text:p>
          </table:table-cell>
          <table:table-cell/>
          <table:table-cell table:formula="of:=SUM([.$L$1:.L34])" office:value-type="float" office:value="76.7342738252183" calcext:value-type="float">
            <text:p>76.7342738252</text:p>
          </table:table-cell>
          <table:table-cell/>
          <table:table-cell table:formula="of:=[.H34]" office:value-type="float" office:value="0.00516683689908619" calcext:value-type="float">
            <text:p>0.0051668369</text:p>
          </table:table-cell>
          <table:table-cell/>
          <table:table-cell table:formula="of:=[.B34]" office:value-type="float" office:value="4.5564" calcext:value-type="float">
            <text:p>4.5564</text:p>
          </table:table-cell>
          <table:table-cell table:formula="of:=[.$U$2]+[.$U$3]*EXP(-1*[.J34]/[.$U$4])" office:value-type="float" office:value="4.55403560540511" calcext:value-type="float">
            <text:p>4.5540356054</text:p>
          </table:table-cell>
          <table:table-cell table:formula="of:=[.R34]-[.S34]" office:value-type="float" office:value="0.00236439459489013" calcext:value-type="float">
            <text:p>0.0023643946</text:p>
          </table:table-cell>
          <table:table-cell/>
        </table:table-row>
        <table:table-row table:style-name="ro2">
          <table:table-cell table:formula="of:=[.A34]+5.98" office:value-type="float" office:value="209.3" calcext:value-type="float">
            <text:p>209.3</text:p>
          </table:table-cell>
          <table:table-cell office:value-type="float" office:value="4.5461" calcext:value-type="float">
            <text:p>4.5461</text:p>
          </table:table-cell>
          <table:table-cell/>
          <table:table-cell table:style-name="Default"/>
          <table:table-cell/>
          <table:table-cell table:formula="of:=[.B35]-[.B34]" office:value-type="float" office:value="-0.0103" calcext:value-type="float">
            <text:p>-0.0103</text:p>
          </table:table-cell>
          <table:table-cell office:value-type="float" office:value="2" calcext:value-type="float">
            <text:p>2</text:p>
          </table:table-cell>
          <table:table-cell table:formula="of:=-[.F35]/[.G35]" office:value-type="float" office:value="0.00514999999999999" calcext:value-type="float">
            <text:p>0.00515</text:p>
          </table:table-cell>
          <table:table-cell/>
          <table:table-cell table:formula="of:=SUM([.$G$1:.G35])" office:value-type="float" office:value="23.3770179218641" calcext:value-type="float">
            <text:p>23.3770179219</text:p>
          </table:table-cell>
          <table:table-cell/>
          <table:table-cell table:formula="of:=[.L34]*[.$K$1]^5.98" office:value-type="float" office:value="0.667680262425698" calcext:value-type="float">
            <text:p>0.6676802624</text:p>
          </table:table-cell>
          <table:table-cell/>
          <table:table-cell table:formula="of:=SUM([.$L$1:.L35])" office:value-type="float" office:value="77.401954087644" calcext:value-type="float">
            <text:p>77.4019540876</text:p>
          </table:table-cell>
          <table:table-cell/>
          <table:table-cell table:formula="of:=[.H35]" office:value-type="float" office:value="0.00514999999999999" calcext:value-type="float">
            <text:p>0.00515</text:p>
          </table:table-cell>
          <table:table-cell/>
          <table:table-cell table:formula="of:=[.B35]" office:value-type="float" office:value="4.5461" calcext:value-type="float">
            <text:p>4.5461</text:p>
          </table:table-cell>
          <table:table-cell table:formula="of:=[.$U$2]+[.$U$3]*EXP(-1*[.J35]/[.$U$4])" office:value-type="float" office:value="4.54118864264838" calcext:value-type="float">
            <text:p>4.5411886426</text:p>
          </table:table-cell>
          <table:table-cell table:formula="of:=[.R35]-[.S35]" office:value-type="float" office:value="0.00491135735161752" calcext:value-type="float">
            <text:p>0.0049113574</text:p>
          </table:table-cell>
          <table:table-cell/>
        </table:table-row>
        <table:table-row table:style-name="ro2">
          <table:table-cell table:formula="of:=[.A35]+5.98" office:value-type="float" office:value="215.28" calcext:value-type="float">
            <text:p>215.28</text:p>
          </table:table-cell>
          <table:table-cell office:value-type="float" office:value="4.5368" calcext:value-type="float">
            <text:p>4.5368</text:p>
          </table:table-cell>
          <table:table-cell/>
          <table:table-cell table:style-name="Default"/>
          <table:table-cell/>
          <table:table-cell table:formula="of:=[.B36]-[.B35]" office:value-type="float" office:value="-0.00929999999999964" calcext:value-type="float">
            <text:p>-0.0093</text:p>
          </table:table-cell>
          <table:table-cell table:formula="of:=[.G35]*0.99^2.99" office:value-type="float" office:value="1.94079304641781" calcext:value-type="float">
            <text:p>1.9407930464</text:p>
          </table:table-cell>
          <table:table-cell table:formula="of:=-[.F36]/[.G36]" office:value-type="float" office:value="0.00479185558561484" calcext:value-type="float">
            <text:p>0.0047918556</text:p>
          </table:table-cell>
          <table:table-cell/>
          <table:table-cell table:formula="of:=SUM([.$G$1:.G36])" office:value-type="float" office:value="25.3178109682819" calcext:value-type="float">
            <text:p>25.3178109683</text:p>
          </table:table-cell>
          <table:table-cell/>
          <table:table-cell table:formula="of:=[.L35]*[.$K$1]^5.98" office:value-type="float" office:value="0.628734080293294" calcext:value-type="float">
            <text:p>0.6287340803</text:p>
          </table:table-cell>
          <table:table-cell/>
          <table:table-cell table:formula="of:=SUM([.$L$1:.L36])" office:value-type="float" office:value="78.0306881679373" calcext:value-type="float">
            <text:p>78.0306881679</text:p>
          </table:table-cell>
          <table:table-cell/>
          <table:table-cell table:formula="of:=[.H36]" office:value-type="float" office:value="0.00479185558561484" calcext:value-type="float">
            <text:p>0.0047918556</text:p>
          </table:table-cell>
          <table:table-cell/>
          <table:table-cell table:formula="of:=[.B36]" office:value-type="float" office:value="4.5368" calcext:value-type="float">
            <text:p>4.5368</text:p>
          </table:table-cell>
          <table:table-cell table:formula="of:=[.$U$2]+[.$U$3]*EXP(-1*[.J36]/[.$U$4])" office:value-type="float" office:value="4.53061050139923" calcext:value-type="float">
            <text:p>4.5306105014</text:p>
          </table:table-cell>
          <table:table-cell table:formula="of:=[.R36]-[.S36]" office:value-type="float" office:value="0.00618949860076778" calcext:value-type="float">
            <text:p>0.0061894986</text:p>
          </table:table-cell>
          <table:table-cell/>
        </table:table-row>
        <table:table-row table:style-name="ro2">
          <table:table-cell table:formula="of:=[.A36]+5.98" office:value-type="float" office:value="221.26" calcext:value-type="float">
            <text:p>221.26</text:p>
          </table:table-cell>
          <table:table-cell office:value-type="float" office:value="4.5284" calcext:value-type="float">
            <text:p>4.5284</text:p>
          </table:table-cell>
          <table:table-cell/>
          <table:table-cell table:style-name="Default"/>
          <table:table-cell/>
          <table:table-cell table:formula="of:=[.B37]-[.B36]" office:value-type="float" office:value="-0.00840000000000085" calcext:value-type="float">
            <text:p>-0.0084</text:p>
          </table:table-cell>
          <table:table-cell table:formula="of:=[.G36]*0.99^5.98" office:value-type="float" office:value="1.82758544733066" calcext:value-type="float">
            <text:p>1.8275854473</text:p>
          </table:table-cell>
          <table:table-cell table:formula="of:=-[.F37]/[.G37]" office:value-type="float" office:value="0.00459622832534027" calcext:value-type="float">
            <text:p>0.0045962283</text:p>
          </table:table-cell>
          <table:table-cell/>
          <table:table-cell table:formula="of:=SUM([.$G$1:.G37])" office:value-type="float" office:value="27.1453964156125" calcext:value-type="float">
            <text:p>27.1453964156</text:p>
          </table:table-cell>
          <table:table-cell/>
          <table:table-cell table:formula="of:=[.L36]*[.$K$1]^5.98" office:value-type="float" office:value="0.592059651855061" calcext:value-type="float">
            <text:p>0.5920596519</text:p>
          </table:table-cell>
          <table:table-cell/>
          <table:table-cell table:formula="of:=SUM([.$L$1:.L37])" office:value-type="float" office:value="78.6227478197924" calcext:value-type="float">
            <text:p>78.6227478198</text:p>
          </table:table-cell>
          <table:table-cell/>
          <table:table-cell table:formula="of:=[.H37]" office:value-type="float" office:value="0.00459622832534027" calcext:value-type="float">
            <text:p>0.0045962283</text:p>
          </table:table-cell>
          <table:table-cell/>
          <table:table-cell table:formula="of:=[.B37]" office:value-type="float" office:value="4.5284" calcext:value-type="float">
            <text:p>4.5284</text:p>
          </table:table-cell>
          <table:table-cell table:formula="of:=[.$U$2]+[.$U$3]*EXP(-1*[.J37]/[.$U$4])" office:value-type="float" office:value="4.52209788319539" calcext:value-type="float">
            <text:p>4.5220978832</text:p>
          </table:table-cell>
          <table:table-cell table:formula="of:=[.R37]-[.S37]" office:value-type="float" office:value="0.00630211680460757" calcext:value-type="float">
            <text:p>0.0063021168</text:p>
          </table:table-cell>
          <table:table-cell/>
        </table:table-row>
        <table:table-row table:style-name="ro2">
          <table:table-cell table:formula="of:=[.A37]+5.98" office:value-type="float" office:value="227.24" calcext:value-type="float">
            <text:p>227.24</text:p>
          </table:table-cell>
          <table:table-cell office:value-type="float" office:value="4.5224" calcext:value-type="float">
            <text:p>4.5224</text:p>
          </table:table-cell>
          <table:table-cell/>
          <table:table-cell table:style-name="Default"/>
          <table:table-cell/>
          <table:table-cell table:formula="of:=[.B38]-[.B37]" office:value-type="float" office:value="-0.00599999999999934" calcext:value-type="float">
            <text:p>-0.006</text:p>
          </table:table-cell>
          <table:table-cell table:formula="of:=[.G37]*0.99^5.98" office:value-type="float" office:value="1.72098131403536" calcext:value-type="float">
            <text:p>1.720981314</text:p>
          </table:table-cell>
          <table:table-cell table:formula="of:=-[.F38]/[.G38]" office:value-type="float" office:value="0.00348638300199235" calcext:value-type="float">
            <text:p>0.003486383</text:p>
          </table:table-cell>
          <table:table-cell/>
          <table:table-cell table:formula="of:=SUM([.$G$1:.G38])" office:value-type="float" office:value="28.8663777296479" calcext:value-type="float">
            <text:p>28.8663777296</text:p>
          </table:table-cell>
          <table:table-cell/>
          <table:table-cell table:formula="of:=[.L37]*[.$K$1]^5.98" office:value-type="float" office:value="0.557524464382807" calcext:value-type="float">
            <text:p>0.5575244644</text:p>
          </table:table-cell>
          <table:table-cell/>
          <table:table-cell table:formula="of:=SUM([.$L$1:.L38])" office:value-type="float" office:value="79.1802722841752" calcext:value-type="float">
            <text:p>79.1802722842</text:p>
          </table:table-cell>
          <table:table-cell/>
          <table:table-cell table:formula="of:=[.H38]" office:value-type="float" office:value="0.00348638300199235" calcext:value-type="float">
            <text:p>0.003486383</text:p>
          </table:table-cell>
          <table:table-cell/>
          <table:table-cell table:formula="of:=[.B38]" office:value-type="float" office:value="4.5224" calcext:value-type="float">
            <text:p>4.5224</text:p>
          </table:table-cell>
          <table:table-cell table:formula="of:=[.$U$2]+[.$U$3]*EXP(-1*[.J38]/[.$U$4])" office:value-type="float" office:value="4.51518434061437" calcext:value-type="float">
            <text:p>4.5151843406</text:p>
          </table:table-cell>
          <table:table-cell table:formula="of:=[.R38]-[.S38]" office:value-type="float" office:value="0.00721565938562918" calcext:value-type="float">
            <text:p>0.0072156594</text:p>
          </table:table-cell>
          <table:table-cell/>
        </table:table-row>
        <table:table-row table:style-name="ro2">
          <table:table-cell table:formula="of:=[.A38]+5.98" office:value-type="float" office:value="233.22" calcext:value-type="float">
            <text:p>233.22</text:p>
          </table:table-cell>
          <table:table-cell office:value-type="float" office:value="4.5146" calcext:value-type="float">
            <text:p>4.5146</text:p>
          </table:table-cell>
          <table:table-cell/>
          <table:table-cell table:style-name="Default"/>
          <table:table-cell/>
          <table:table-cell table:formula="of:=[.B39]-[.B38]" office:value-type="float" office:value="-0.00780000000000047" calcext:value-type="float">
            <text:p>-0.0078</text:p>
          </table:table-cell>
          <table:table-cell table:formula="of:=[.G38]*0.99^5.98" office:value-type="float" office:value="1.62059546249112" calcext:value-type="float">
            <text:p>1.6205954625</text:p>
          </table:table-cell>
          <table:table-cell table:formula="of:=-[.F39]/[.G39]" office:value-type="float" office:value="0.00481304568631248" calcext:value-type="float">
            <text:p>0.0048130457</text:p>
          </table:table-cell>
          <table:table-cell/>
          <table:table-cell table:formula="of:=SUM([.$G$1:.G39])" office:value-type="float" office:value="30.486973192139" calcext:value-type="float">
            <text:p>30.4869731921</text:p>
          </table:table-cell>
          <table:table-cell/>
          <table:table-cell table:formula="of:=[.L38]*[.$K$1]^5.98" office:value-type="float" office:value="0.525003734693662" calcext:value-type="float">
            <text:p>0.5250037347</text:p>
          </table:table-cell>
          <table:table-cell/>
          <table:table-cell table:formula="of:=SUM([.$L$1:.L39])" office:value-type="float" office:value="79.7052760188688" calcext:value-type="float">
            <text:p>79.7052760189</text:p>
          </table:table-cell>
          <table:table-cell/>
          <table:table-cell table:formula="of:=[.H39]" office:value-type="float" office:value="0.00481304568631248" calcext:value-type="float">
            <text:p>0.0048130457</text:p>
          </table:table-cell>
          <table:table-cell/>
          <table:table-cell table:formula="of:=[.B39]" office:value-type="float" office:value="4.5146" calcext:value-type="float">
            <text:p>4.5146</text:p>
          </table:table-cell>
          <table:table-cell table:formula="of:=[.$U$2]+[.$U$3]*EXP(-1*[.J39]/[.$U$4])" office:value-type="float" office:value="4.50952078567621" calcext:value-type="float">
            <text:p>4.5095207857</text:p>
          </table:table-cell>
          <table:table-cell table:formula="of:=[.R39]-[.S39]" office:value-type="float" office:value="0.00507921432378744" calcext:value-type="float">
            <text:p>0.0050792143</text:p>
          </table:table-cell>
          <table:table-cell/>
        </table:table-row>
        <table:table-row table:style-name="ro2">
          <table:table-cell table:formula="of:=[.A39]+5.98" office:value-type="float" office:value="239.2" calcext:value-type="float">
            <text:p>239.2</text:p>
          </table:table-cell>
          <table:table-cell office:value-type="float" office:value="4.5091" calcext:value-type="float">
            <text:p>4.5091</text:p>
          </table:table-cell>
          <table:table-cell/>
          <table:table-cell table:style-name="Default"/>
          <table:table-cell/>
          <table:table-cell table:formula="of:=[.B40]-[.B39]" office:value-type="float" office:value="-0.00549999999999962" calcext:value-type="float">
            <text:p>-0.0055</text:p>
          </table:table-cell>
          <table:table-cell table:formula="of:=[.G39]*0.99^5.98" office:value-type="float" office:value="1.52606517666865" calcext:value-type="float">
            <text:p>1.5260651767</text:p>
          </table:table-cell>
          <table:table-cell table:formula="of:=-[.F40]/[.G40]" office:value-type="float" office:value="0.00360404003976157" calcext:value-type="float">
            <text:p>0.00360404</text:p>
          </table:table-cell>
          <table:table-cell/>
          <table:table-cell table:formula="of:=SUM([.$G$1:.G40])" office:value-type="float" office:value="32.0130383688077" calcext:value-type="float">
            <text:p>32.0130383688</text:p>
          </table:table-cell>
          <table:table-cell/>
          <table:table-cell table:formula="of:=[.L39]*[.$K$1]^5.98" office:value-type="float" office:value="0.494379958281151" calcext:value-type="float">
            <text:p>0.4943799583</text:p>
          </table:table-cell>
          <table:table-cell/>
          <table:table-cell table:formula="of:=SUM([.$L$1:.L40])" office:value-type="float" office:value="80.19965597715" calcext:value-type="float">
            <text:p>80.1996559772</text:p>
          </table:table-cell>
          <table:table-cell/>
          <table:table-cell table:formula="of:=[.H40]" office:value-type="float" office:value="0.00360404003976157" calcext:value-type="float">
            <text:p>0.00360404</text:p>
          </table:table-cell>
          <table:table-cell/>
          <table:table-cell table:formula="of:=[.B40]" office:value-type="float" office:value="4.5091" calcext:value-type="float">
            <text:p>4.5091</text:p>
          </table:table-cell>
          <table:table-cell table:formula="of:=[.$U$2]+[.$U$3]*EXP(-1*[.J40]/[.$U$4])" office:value-type="float" office:value="4.50484333205779" calcext:value-type="float">
            <text:p>4.5048433321</text:p>
          </table:table-cell>
          <table:table-cell table:formula="of:=[.R40]-[.S40]" office:value-type="float" office:value="0.00425666794221247" calcext:value-type="float">
            <text:p>0.0042566679</text:p>
          </table:table-cell>
          <table:table-cell/>
        </table:table-row>
        <table:table-row table:style-name="ro2">
          <table:table-cell table:formula="of:=[.A40]+5.98" office:value-type="float" office:value="245.18" calcext:value-type="float">
            <text:p>245.18</text:p>
          </table:table-cell>
          <table:table-cell office:value-type="float" office:value="4.5035" calcext:value-type="float">
            <text:p>4.5035</text:p>
          </table:table-cell>
          <table:table-cell/>
          <table:table-cell table:style-name="Default"/>
          <table:table-cell/>
          <table:table-cell table:formula="of:=[.B41]-[.B40]" office:value-type="float" office:value="-0.00560000000000027" calcext:value-type="float">
            <text:p>-0.0056</text:p>
          </table:table-cell>
          <table:table-cell table:formula="of:=[.G40]*0.99^5.98" office:value-type="float" office:value="1.43704889797781" calcext:value-type="float">
            <text:p>1.437048898</text:p>
          </table:table-cell>
          <table:table-cell table:formula="of:=-[.F41]/[.G41]" office:value-type="float" office:value="0.00389687505267252" calcext:value-type="float">
            <text:p>0.0038968751</text:p>
          </table:table-cell>
          <table:table-cell/>
          <table:table-cell table:formula="of:=SUM([.$G$1:.G41])" office:value-type="float" office:value="33.4500872667855" calcext:value-type="float">
            <text:p>33.4500872668</text:p>
          </table:table-cell>
          <table:table-cell/>
          <table:table-cell table:formula="of:=[.L40]*[.$K$1]^5.98" office:value-type="float" office:value="0.465542484745724" calcext:value-type="float">
            <text:p>0.4655424847</text:p>
          </table:table-cell>
          <table:table-cell/>
          <table:table-cell table:formula="of:=SUM([.$L$1:.L41])" office:value-type="float" office:value="80.6651984618957" calcext:value-type="float">
            <text:p>80.6651984619</text:p>
          </table:table-cell>
          <table:table-cell/>
          <table:table-cell table:formula="of:=[.H41]" office:value-type="float" office:value="0.00389687505267252" calcext:value-type="float">
            <text:p>0.0038968751</text:p>
          </table:table-cell>
          <table:table-cell/>
          <table:table-cell table:formula="of:=[.B41]" office:value-type="float" office:value="4.5035" calcext:value-type="float">
            <text:p>4.5035</text:p>
          </table:table-cell>
          <table:table-cell table:formula="of:=[.$U$2]+[.$U$3]*EXP(-1*[.J41]/[.$U$4])" office:value-type="float" office:value="4.50095059133017" calcext:value-type="float">
            <text:p>4.5009505913</text:p>
          </table:table-cell>
          <table:table-cell table:formula="of:=[.R41]-[.S41]" office:value-type="float" office:value="0.00254940866983411" calcext:value-type="float">
            <text:p>0.0025494087</text:p>
          </table:table-cell>
          <table:table-cell/>
        </table:table-row>
        <table:table-row table:style-name="ro2">
          <table:table-cell table:formula="of:=[.A41]+5.98" office:value-type="float" office:value="251.16" calcext:value-type="float">
            <text:p>251.16</text:p>
          </table:table-cell>
          <table:table-cell office:value-type="float" office:value="4.4989" calcext:value-type="float">
            <text:p>4.4989</text:p>
          </table:table-cell>
          <table:table-cell/>
          <table:table-cell table:style-name="Default"/>
          <table:table-cell/>
          <table:table-cell table:formula="of:=[.B42]-[.B41]" office:value-type="float" office:value="-0.00459999999999994" calcext:value-type="float">
            <text:p>-0.0046</text:p>
          </table:table-cell>
          <table:table-cell table:formula="of:=[.G41]*0.99^5.98" office:value-type="float" office:value="1.3532249911418" calcext:value-type="float">
            <text:p>1.3532249911</text:p>
          </table:table-cell>
          <table:table-cell table:formula="of:=-[.F42]/[.G42]" office:value-type="float" office:value="0.00339928691098043" calcext:value-type="float">
            <text:p>0.0033992869</text:p>
          </table:table-cell>
          <table:table-cell/>
          <table:table-cell table:formula="of:=SUM([.$G$1:.G42])" office:value-type="float" office:value="34.8033122579273" calcext:value-type="float">
            <text:p>34.8033122579</text:p>
          </table:table-cell>
          <table:table-cell/>
          <table:table-cell table:formula="of:=[.L41]*[.$K$1]^5.98" office:value-type="float" office:value="0.438387117990672" calcext:value-type="float">
            <text:p>0.438387118</text:p>
          </table:table-cell>
          <table:table-cell/>
          <table:table-cell table:formula="of:=SUM([.$L$1:.L42])" office:value-type="float" office:value="81.1035855798864" calcext:value-type="float">
            <text:p>81.1035855799</text:p>
          </table:table-cell>
          <table:table-cell/>
          <table:table-cell table:formula="of:=[.H42]" office:value-type="float" office:value="0.00339928691098043" calcext:value-type="float">
            <text:p>0.0033992869</text:p>
          </table:table-cell>
          <table:table-cell/>
          <table:table-cell table:formula="of:=[.B42]" office:value-type="float" office:value="4.4989" calcext:value-type="float">
            <text:p>4.4989</text:p>
          </table:table-cell>
          <table:table-cell table:formula="of:=[.$U$2]+[.$U$3]*EXP(-1*[.J42]/[.$U$4])" office:value-type="float" office:value="4.49768747266254" calcext:value-type="float">
            <text:p>4.4976874727</text:p>
          </table:table-cell>
          <table:table-cell table:formula="of:=[.R42]-[.S42]" office:value-type="float" office:value="0.00121252733746235" calcext:value-type="float">
            <text:p>0.0012125273</text:p>
          </table:table-cell>
          <table:table-cell/>
        </table:table-row>
        <table:table-row table:style-name="ro2">
          <table:table-cell table:formula="of:=[.A42]+5.98" office:value-type="float" office:value="257.14" calcext:value-type="float">
            <text:p>257.14</text:p>
          </table:table-cell>
          <table:table-cell office:value-type="float" office:value="4.495" calcext:value-type="float">
            <text:p>4.495</text:p>
          </table:table-cell>
          <table:table-cell/>
          <table:table-cell table:style-name="Default"/>
          <table:table-cell/>
          <table:table-cell table:formula="of:=[.B43]-[.B42]" office:value-type="float" office:value="-0.00389999999999979" calcext:value-type="float">
            <text:p>-0.0039</text:p>
          </table:table-cell>
          <table:table-cell table:formula="of:=[.G42]*0.99^5.98" office:value-type="float" office:value="1.27429058205854" calcext:value-type="float">
            <text:p>1.2742905821</text:p>
          </table:table-cell>
          <table:table-cell table:formula="of:=-[.F43]/[.G43]" office:value-type="float" office:value="0.00306052642537747" calcext:value-type="float">
            <text:p>0.0030605264</text:p>
          </table:table-cell>
          <table:table-cell/>
          <table:table-cell table:formula="of:=SUM([.$G$1:.G43])" office:value-type="float" office:value="36.0776028399858" calcext:value-type="float">
            <text:p>36.07760284</text:p>
          </table:table-cell>
          <table:table-cell/>
          <table:table-cell table:formula="of:=[.L42]*[.$K$1]^5.98" office:value-type="float" office:value="0.412815739738849" calcext:value-type="float">
            <text:p>0.4128157397</text:p>
          </table:table-cell>
          <table:table-cell/>
          <table:table-cell table:formula="of:=SUM([.$L$1:.L43])" office:value-type="float" office:value="81.5164013196252" calcext:value-type="float">
            <text:p>81.5164013196</text:p>
          </table:table-cell>
          <table:table-cell/>
          <table:table-cell table:formula="of:=[.H43]" office:value-type="float" office:value="0.00306052642537747" calcext:value-type="float">
            <text:p>0.0030605264</text:p>
          </table:table-cell>
          <table:table-cell/>
          <table:table-cell table:formula="of:=[.B43]" office:value-type="float" office:value="4.495" calcext:value-type="float">
            <text:p>4.495</text:p>
          </table:table-cell>
          <table:table-cell table:formula="of:=[.$U$2]+[.$U$3]*EXP(-1*[.J43]/[.$U$4])" office:value-type="float" office:value="4.49493350526873" calcext:value-type="float">
            <text:p>4.4949335053</text:p>
          </table:table-cell>
          <table:table-cell table:formula="of:=[.R43]-[.S43]" office:value-type="float" office:value="0.0000664947312731812" calcext:value-type="float">
            <text:p>6.64947312731812E-05</text:p>
          </table:table-cell>
          <table:table-cell/>
        </table:table-row>
        <table:table-row table:style-name="ro2">
          <table:table-cell table:formula="of:=[.A43]+5.98" office:value-type="float" office:value="263.12" calcext:value-type="float">
            <text:p>263.12</text:p>
          </table:table-cell>
          <table:table-cell office:value-type="float" office:value="4.4916" calcext:value-type="float">
            <text:p>4.4916</text:p>
          </table:table-cell>
          <table:table-cell/>
          <table:table-cell table:style-name="Default"/>
          <table:table-cell/>
          <table:table-cell table:formula="of:=[.B44]-[.B43]" office:value-type="float" office:value="-0.00340000000000007" calcext:value-type="float">
            <text:p>-0.0034</text:p>
          </table:table-cell>
          <table:table-cell table:formula="of:=[.G43]*0.99^5.98" office:value-type="float" office:value="1.19996046345034" calcext:value-type="float">
            <text:p>1.1999604635</text:p>
          </table:table-cell>
          <table:table-cell table:formula="of:=-[.F44]/[.G44]" office:value-type="float" office:value="0.00283342668659582" calcext:value-type="float">
            <text:p>0.0028334267</text:p>
          </table:table-cell>
          <table:table-cell/>
          <table:table-cell table:formula="of:=SUM([.$G$1:.G44])" office:value-type="float" office:value="37.2775633034362" calcext:value-type="float">
            <text:p>37.2775633034</text:p>
          </table:table-cell>
          <table:table-cell/>
          <table:table-cell table:formula="of:=[.L43]*[.$K$1]^5.98" office:value-type="float" office:value="0.38873595500988" calcext:value-type="float">
            <text:p>0.388735955</text:p>
          </table:table-cell>
          <table:table-cell/>
          <table:table-cell table:formula="of:=SUM([.$L$1:.L44])" office:value-type="float" office:value="81.9051372746351" calcext:value-type="float">
            <text:p>81.9051372746</text:p>
          </table:table-cell>
          <table:table-cell/>
          <table:table-cell table:formula="of:=[.H44]" office:value-type="float" office:value="0.00283342668659582" calcext:value-type="float">
            <text:p>0.0028334267</text:p>
          </table:table-cell>
          <table:table-cell/>
          <table:table-cell table:formula="of:=[.B44]" office:value-type="float" office:value="4.4916" calcext:value-type="float">
            <text:p>4.4916</text:p>
          </table:table-cell>
          <table:table-cell table:formula="of:=[.$U$2]+[.$U$3]*EXP(-1*[.J44]/[.$U$4])" office:value-type="float" office:value="4.49259433904078" calcext:value-type="float">
            <text:p>4.492594339</text:p>
          </table:table-cell>
          <table:table-cell table:formula="of:=[.R44]-[.S44]" office:value-type="float" office:value="-0.000994339040783387" calcext:value-type="float">
            <text:p>-0.000994339</text:p>
          </table:table-cell>
          <table:table-cell/>
        </table:table-row>
        <table:table-row table:style-name="ro2">
          <table:table-cell table:formula="of:=[.A44]+5.98" office:value-type="float" office:value="269.1" calcext:value-type="float">
            <text:p>269.1</text:p>
          </table:table-cell>
          <table:table-cell office:value-type="float" office:value="4.4876" calcext:value-type="float">
            <text:p>4.4876</text:p>
          </table:table-cell>
          <table:table-cell/>
          <table:table-cell table:style-name="Default"/>
          <table:table-cell/>
          <table:table-cell table:formula="of:=[.B45]-[.B44]" office:value-type="float" office:value="-0.00399999999999956" calcext:value-type="float">
            <text:p>-0.004</text:p>
          </table:table-cell>
          <table:table-cell table:formula="of:=[.G44]*0.99^5.98" office:value-type="float" office:value="1.12996606434763" calcext:value-type="float">
            <text:p>1.1299660643</text:p>
          </table:table-cell>
          <table:table-cell table:formula="of:=-[.F45]/[.G45]" office:value-type="float" office:value="0.0035399293184162" calcext:value-type="float">
            <text:p>0.0035399293</text:p>
          </table:table-cell>
          <table:table-cell/>
          <table:table-cell table:formula="of:=SUM([.$G$1:.G45])" office:value-type="float" office:value="38.4075293677838" calcext:value-type="float">
            <text:p>38.4075293678</text:p>
          </table:table-cell>
          <table:table-cell table:number-columns-repeated="7"/>
          <table:table-cell table:formula="of:=[.B45]" office:value-type="float" office:value="4.4876" calcext:value-type="float">
            <text:p>4.4876</text:p>
          </table:table-cell>
          <table:table-cell table:formula="of:=[.$U$2]+[.$U$3]*EXP(-1*[.J45]/[.$U$4])" office:value-type="float" office:value="4.49059550088025" calcext:value-type="float">
            <text:p>4.4905955009</text:p>
          </table:table-cell>
          <table:table-cell table:formula="of:=[.R45]-[.S45]" office:value-type="float" office:value="-0.00299550088024603" calcext:value-type="float">
            <text:p>-0.0029955009</text:p>
          </table:table-cell>
          <table:table-cell/>
        </table:table-row>
        <table:table-row table:style-name="ro2">
          <table:table-cell table:formula="of:=[.A45]+5.98" office:value-type="float" office:value="275.08" calcext:value-type="float">
            <text:p>275.08</text:p>
          </table:table-cell>
          <table:table-cell office:value-type="float" office:value="4.4837" calcext:value-type="float">
            <text:p>4.4837</text:p>
          </table:table-cell>
          <table:table-cell/>
          <table:table-cell table:style-name="Default"/>
          <table:table-cell/>
          <table:table-cell table:formula="of:=[.B46]-[.B45]" office:value-type="float" office:value="-0.00390000000000068" calcext:value-type="float">
            <text:p>-0.0039</text:p>
          </table:table-cell>
          <table:table-cell table:formula="of:=[.G45]*0.99^5.98" office:value-type="float" office:value="1.06405447968339" calcext:value-type="float">
            <text:p>1.0640544797</text:p>
          </table:table-cell>
          <table:table-cell table:formula="of:=-[.F46]/[.G46]" office:value-type="float" office:value="0.00366522586433839" calcext:value-type="float">
            <text:p>0.0036652259</text:p>
          </table:table-cell>
          <table:table-cell/>
          <table:table-cell table:formula="of:=SUM([.$G$1:.G46])" office:value-type="float" office:value="39.4715838474672" calcext:value-type="float">
            <text:p>39.4715838475</text:p>
          </table:table-cell>
          <table:table-cell table:number-columns-repeated="7"/>
          <table:table-cell table:formula="of:=[.B46]" office:value-type="float" office:value="4.4837" calcext:value-type="float">
            <text:p>4.4837</text:p>
          </table:table-cell>
          <table:table-cell table:formula="of:=[.$U$2]+[.$U$3]*EXP(-1*[.J46]/[.$U$4])" office:value-type="float" office:value="4.48887776732197" calcext:value-type="float">
            <text:p>4.4888777673</text:p>
          </table:table-cell>
          <table:table-cell table:formula="of:=[.R46]-[.S46]" office:value-type="float" office:value="-0.0051777673219684" calcext:value-type="float">
            <text:p>-0.0051777673</text:p>
          </table:table-cell>
          <table:table-cell/>
        </table:table-row>
        <table:table-row table:style-name="ro2">
          <table:table-cell table:formula="of:=[.A46]+5.98" office:value-type="float" office:value="281.06" calcext:value-type="float">
            <text:p>281.06</text:p>
          </table:table-cell>
          <table:table-cell office:value-type="float" office:value="4.481" calcext:value-type="float">
            <text:p>4.481</text:p>
          </table:table-cell>
          <table:table-cell/>
          <table:table-cell table:style-name="Default"/>
          <table:table-cell/>
          <table:table-cell table:formula="of:=[.B47]-[.B46]" office:value-type="float" office:value="-0.00269999999999992" calcext:value-type="float">
            <text:p>-0.0027</text:p>
          </table:table-cell>
          <table:table-cell table:formula="of:=[.G46]*0.99^5.98" office:value-type="float" office:value="1.00198755649175" calcext:value-type="float">
            <text:p>1.0019875565</text:p>
          </table:table-cell>
          <table:table-cell table:formula="of:=-[.F47]/[.G47]" office:value-type="float" office:value="0.00269464424234311" calcext:value-type="float">
            <text:p>0.0026946442</text:p>
          </table:table-cell>
          <table:table-cell/>
          <table:table-cell table:formula="of:=SUM([.$G$1:.G47])" office:value-type="float" office:value="40.4735714039589" calcext:value-type="float">
            <text:p>40.473571404</text:p>
          </table:table-cell>
          <table:table-cell table:number-columns-repeated="7"/>
          <table:table-cell table:formula="of:=[.B47]" office:value-type="float" office:value="4.481" calcext:value-type="float">
            <text:p>4.481</text:p>
          </table:table-cell>
          <table:table-cell table:formula="of:=[.$U$2]+[.$U$3]*EXP(-1*[.J47]/[.$U$4])" office:value-type="float" office:value="4.48739370590477" calcext:value-type="float">
            <text:p>4.4873937059</text:p>
          </table:table-cell>
          <table:table-cell table:formula="of:=[.R47]-[.S47]" office:value-type="float" office:value="-0.00639370590476585" calcext:value-type="float">
            <text:p>-0.0063937059</text:p>
          </table:table-cell>
          <table:table-cell/>
        </table:table-row>
        <table:table-row table:style-name="ro2">
          <table:table-cell table:formula="of:=[.A47]+5.98" office:value-type="float" office:value="287.04" calcext:value-type="float">
            <text:p>287.04</text:p>
          </table:table-cell>
          <table:table-cell office:value-type="float" office:value="4.4796" calcext:value-type="float">
            <text:p>4.4796</text:p>
          </table:table-cell>
          <table:table-cell/>
          <table:table-cell table:style-name="Default"/>
          <table:table-cell/>
          <table:table-cell table:formula="of:=[.B48]-[.B47]" office:value-type="float" office:value="-0.00140000000000029" calcext:value-type="float">
            <text:p>-0.0014</text:p>
          </table:table-cell>
          <table:table-cell table:formula="of:=[.G47]*0.99^5.98" office:value-type="float" office:value="0.943541033409342" calcext:value-type="float">
            <text:p>0.9435410334</text:p>
          </table:table-cell>
          <table:table-cell table:formula="of:=-[.F48]/[.G48]" office:value-type="float" office:value="0.001483772247765" calcext:value-type="float">
            <text:p>0.0014837722</text:p>
          </table:table-cell>
          <table:table-cell/>
          <table:table-cell table:formula="of:=SUM([.$G$1:.G48])" office:value-type="float" office:value="41.4171124373683" calcext:value-type="float">
            <text:p>41.4171124374</text:p>
          </table:table-cell>
          <table:table-cell table:number-columns-repeated="7"/>
          <table:table-cell table:formula="of:=[.B48]" office:value-type="float" office:value="4.4796" calcext:value-type="float">
            <text:p>4.4796</text:p>
          </table:table-cell>
          <table:table-cell table:formula="of:=[.$U$2]+[.$U$3]*EXP(-1*[.J48]/[.$U$4])" office:value-type="float" office:value="4.48610506908332" calcext:value-type="float">
            <text:p>4.4861050691</text:p>
          </table:table-cell>
          <table:table-cell table:formula="of:=[.R48]-[.S48]" office:value-type="float" office:value="-0.00650506908332194" calcext:value-type="float">
            <text:p>-0.0065050691</text:p>
          </table:table-cell>
          <table:table-cell/>
        </table:table-row>
        <table:table-row table:style-name="ro2">
          <table:table-cell table:formula="of:=[.A48]+5.98" office:value-type="float" office:value="293.02" calcext:value-type="float">
            <text:p>293.02</text:p>
          </table:table-cell>
          <table:table-cell office:value-type="float" office:value="4.4756" calcext:value-type="float">
            <text:p>4.4756</text:p>
          </table:table-cell>
          <table:table-cell/>
          <table:table-cell table:style-name="Default"/>
          <table:table-cell/>
          <table:table-cell table:formula="of:=[.B49]-[.B48]" office:value-type="float" office:value="-0.00399999999999956" calcext:value-type="float">
            <text:p>-0.004</text:p>
          </table:table-cell>
          <table:table-cell table:formula="of:=[.G48]*0.99^5.98" office:value-type="float" office:value="0.888503730369931" calcext:value-type="float">
            <text:p>0.8885037304</text:p>
          </table:table-cell>
          <table:table-cell table:formula="of:=-[.F49]/[.G49]" office:value-type="float" office:value="0.00450195071025099" calcext:value-type="float">
            <text:p>0.0045019507</text:p>
          </table:table-cell>
          <table:table-cell table:number-columns-repeated="13"/>
        </table:table-row>
        <table:table-row table:style-name="ro2">
          <table:table-cell table:formula="of:=[.A49]+5.98" office:value-type="float" office:value="299" calcext:value-type="float">
            <text:p>299</text:p>
          </table:table-cell>
          <table:table-cell table:number-columns-repeated="2"/>
          <table:table-cell table:style-name="Default"/>
          <table:table-cell/>
          <table:table-cell table:formula="of:=[.G50]*[.H50]" office:value-type="float" office:value="0.00251003035669397" calcext:value-type="float">
            <text:p>0.0025100304</text:p>
          </table:table-cell>
          <table:table-cell table:formula="of:=[.G49]*0.99^5.98" office:value-type="float" office:value="0.836676785564656" calcext:value-type="float">
            <text:p>0.8366767856</text:p>
          </table:table-cell>
          <table:table-cell office:value-type="float" office:value="0.003" calcext:value-type="float">
            <text:p>0.003</text:p>
          </table:table-cell>
          <table:table-cell table:number-columns-repeated="13"/>
        </table:table-row>
        <table:table-row table:style-name="ro2">
          <table:table-cell table:formula="of:=[.A50]+5.98" office:value-type="float" office:value="304.98" calcext:value-type="float">
            <text:p>304.98</text:p>
          </table:table-cell>
          <table:table-cell table:number-columns-repeated="2"/>
          <table:table-cell table:style-name="Default"/>
          <table:table-cell/>
          <table:table-cell table:formula="of:=[.G51]*[.H51]" office:value-type="float" office:value="0.00236361881073256" calcext:value-type="float">
            <text:p>0.0023636188</text:p>
          </table:table-cell>
          <table:table-cell table:formula="of:=[.G50]*0.99^5.98" office:value-type="float" office:value="0.787872936910853" calcext:value-type="float">
            <text:p>0.7878729369</text:p>
          </table:table-cell>
          <table:table-cell office:value-type="float" office:value="0.003" calcext:value-type="float">
            <text:p>0.003</text:p>
          </table:table-cell>
          <table:table-cell table:number-columns-repeated="13"/>
        </table:table-row>
      </table:table>
      <table:table table:name="Sheet4" table:style-name="ta1">
        <table:shapes>
          <draw:frame draw:z-index="0" draw:style-name="gr1" draw:text-style-name="P1" svg:width="432.31pt" svg:height="270.45pt" svg:x="467.32pt" svg:y="250.89pt">
            <loext:p draw:notify-on-update-of-ranges="Sheet4.A1:Sheet4.A25 Sheet4.B1:Sheet4.B25 Sheet4.A1:Sheet4.A25 Sheet4.C1:Sheet4.C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2">
          <table:table-cell office:value-type="float" office:value="0.66" calcext:value-type="float">
            <text:p>0.66</text:p>
          </table:table-cell>
          <table:table-cell office:value-type="float" office:value="4.563" calcext:value-type="float">
            <text:p>4.563</text:p>
          </table:table-cell>
          <table:table-cell table:formula="of:=[.$E$1]+[.$E$2]*EXP(-[.A1]/[.$E$3])" office:value-type="float" office:value="4.55075763257541" calcext:value-type="float">
            <text:p>4.5507576326</text:p>
          </table:table-cell>
          <table:table-cell table:formula="of:=([.B1]-[.C1])^2" office:value-type="float" office:value="0.000149875560158596" calcext:value-type="float">
            <text:p>0.0001498756</text:p>
          </table:table-cell>
          <table:table-cell office:value-type="float" office:value="4.261" calcext:value-type="float">
            <text:p>4.26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]+0.66" office:value-type="float" office:value="1.32" calcext:value-type="float">
            <text:p>1.32</text:p>
          </table:table-cell>
          <table:table-cell office:value-type="float" office:value="4.524" calcext:value-type="float">
            <text:p>4.524</text:p>
          </table:table-cell>
          <table:table-cell table:formula="of:=[.$E$1]+[.$E$2]*EXP(-[.A2]/[.$E$3])" office:value-type="float" office:value="4.52339389213441" calcext:value-type="float">
            <text:p>4.5233938921</text:p>
          </table:table-cell>
          <table:table-cell table:formula="of:=([.B2]-[.C2])^2" office:value-type="float" office:value="0.000000367366744730752" calcext:value-type="float">
            <text:p>3.67366744730752E-07</text:p>
          </table:table-cell>
          <table:table-cell office:value-type="float" office:value="0.319975" calcext:value-type="float">
            <text:p>0.319975</text:p>
          </table:table-cell>
          <table:table-cell table:formula="of:=[.B2]-[.B1]" office:value-type="float" office:value="-0.0389999999999997" calcext:value-type="float">
            <text:p>-0.039</text:p>
          </table:table-cell>
          <table:table-cell table:formula="of:=0.97^[.A2]" office:value-type="float" office:value="0.960591389096851" calcext:value-type="float">
            <text:p>0.9605913891</text:p>
          </table:table-cell>
        </table:table-row>
        <table:table-row table:style-name="ro2">
          <table:table-cell table:formula="of:=[.A2]+0.66" office:value-type="float" office:value="1.98" calcext:value-type="float">
            <text:p>1.98</text:p>
          </table:table-cell>
          <table:table-cell office:value-type="float" office:value="4.495" calcext:value-type="float">
            <text:p>4.495</text:p>
          </table:table-cell>
          <table:table-cell table:formula="of:=[.$E$1]+[.$E$2]*EXP(-[.A3]/[.$E$3])" office:value-type="float" office:value="4.49861429170127" calcext:value-type="float">
            <text:p>4.4986142917</text:p>
          </table:table-cell>
          <table:table-cell table:formula="of:=([.B3]-[.C3])^2" office:value-type="float" office:value="0.0000130631045018823" calcext:value-type="float">
            <text:p>1.30631045018823E-05</text:p>
          </table:table-cell>
          <table:table-cell office:value-type="float" office:value="6.653357" calcext:value-type="float">
            <text:p>6.653357</text:p>
          </table:table-cell>
          <table:table-cell table:formula="of:=[.B3]-[.B2]" office:value-type="float" office:value="-0.0289999999999999" calcext:value-type="float">
            <text:p>-0.029</text:p>
          </table:table-cell>
          <table:table-cell table:formula="of:=0.97^[.A3]" office:value-type="float" office:value="0.941473355988406" calcext:value-type="float">
            <text:p>0.941473356</text:p>
          </table:table-cell>
        </table:table-row>
        <table:table-row table:style-name="ro2">
          <table:table-cell table:formula="of:=[.A3]+0.66" office:value-type="float" office:value="2.64" calcext:value-type="float">
            <text:p>2.64</text:p>
          </table:table-cell>
          <table:table-cell office:value-type="float" office:value="4.4718" calcext:value-type="float">
            <text:p>4.4718</text:p>
          </table:table-cell>
          <table:table-cell table:formula="of:=[.$E$1]+[.$E$2]*EXP(-[.A4]/[.$E$3])" office:value-type="float" office:value="4.47617479374777" calcext:value-type="float">
            <text:p>4.4761747937</text:p>
          </table:table-cell>
          <table:table-cell table:formula="of:=([.B4]-[.C4])^2" office:value-type="float" office:value="0.0000191388203355668" calcext:value-type="float">
            <text:p>1.91388203355668E-05</text:p>
          </table:table-cell>
          <table:table-cell/>
          <table:table-cell table:formula="of:=[.B4]-[.B3]" office:value-type="float" office:value="-0.0232000000000001" calcext:value-type="float">
            <text:p>-0.0232</text:p>
          </table:table-cell>
          <table:table-cell table:formula="of:=0.97^[.A4]" office:value-type="float" office:value="0.922735816807019" calcext:value-type="float">
            <text:p>0.9227358168</text:p>
          </table:table-cell>
        </table:table-row>
        <table:table-row table:style-name="ro2">
          <table:table-cell table:formula="of:=[.A4]+0.66" office:value-type="float" office:value="3.3" calcext:value-type="float">
            <text:p>3.3</text:p>
          </table:table-cell>
          <table:table-cell office:value-type="float" office:value="4.4502" calcext:value-type="float">
            <text:p>4.4502</text:p>
          </table:table-cell>
          <table:table-cell table:formula="of:=[.$E$1]+[.$E$2]*EXP(-[.A5]/[.$E$3])" office:value-type="float" office:value="4.45585440683259" calcext:value-type="float">
            <text:p>4.4558544068</text:p>
          </table:table-cell>
          <table:table-cell table:formula="of:=([.B5]-[.C5])^2" office:value-type="float" office:value="0.0000319723166284367" calcext:value-type="float">
            <text:p>3.19723166284367E-05</text:p>
          </table:table-cell>
          <table:table-cell table:formula="of:=SUM([.D1:.D25])" office:value-type="float" office:value="0.000845688878479673" calcext:value-type="float">
            <text:p>0.0008456889</text:p>
          </table:table-cell>
          <table:table-cell table:formula="of:=[.B5]-[.B4]" office:value-type="float" office:value="-0.0216000000000003" calcext:value-type="float">
            <text:p>-0.0216</text:p>
          </table:table-cell>
          <table:table-cell table:formula="of:=0.97^[.A5]" office:value-type="float" office:value="0.904371198826577" calcext:value-type="float">
            <text:p>0.9043711988</text:p>
          </table:table-cell>
        </table:table-row>
        <table:table-row table:style-name="ro2">
          <table:table-cell table:formula="of:=[.A5]+0.66" office:value-type="float" office:value="3.96" calcext:value-type="float">
            <text:p>3.96</text:p>
          </table:table-cell>
          <table:table-cell office:value-type="float" office:value="4.432" calcext:value-type="float">
            <text:p>4.432</text:p>
          </table:table-cell>
          <table:table-cell table:formula="of:=[.$E$1]+[.$E$2]*EXP(-[.A6]/[.$E$3])" office:value-type="float" office:value="4.43745300920602" calcext:value-type="float">
            <text:p>4.4374530092</text:p>
          </table:table-cell>
          <table:table-cell table:formula="of:=([.B6]-[.C6])^2" office:value-type="float" office:value="0.000029735309400969" calcext:value-type="float">
            <text:p>2.9735309400969E-05</text:p>
          </table:table-cell>
          <table:table-cell/>
          <table:table-cell table:formula="of:=[.B6]-[.B5]" office:value-type="float" office:value="-0.0181999999999993" calcext:value-type="float">
            <text:p>-0.0182</text:p>
          </table:table-cell>
          <table:table-cell table:formula="of:=0.97^[.A6]" office:value-type="float" office:value="0.886372080036072" calcext:value-type="float">
            <text:p>0.88637208</text:p>
          </table:table-cell>
        </table:table-row>
        <table:table-row table:style-name="ro2">
          <table:table-cell table:formula="of:=[.A6]+0.66" office:value-type="float" office:value="4.62" calcext:value-type="float">
            <text:p>4.62</text:p>
          </table:table-cell>
          <table:table-cell office:value-type="float" office:value="4.418" calcext:value-type="float">
            <text:p>4.418</text:p>
          </table:table-cell>
          <table:table-cell table:formula="of:=[.$E$1]+[.$E$2]*EXP(-[.A7]/[.$E$3])" office:value-type="float" office:value="4.42078937794623" calcext:value-type="float">
            <text:p>4.4207893779</text:p>
          </table:table-cell>
          <table:table-cell table:formula="of:=([.B7]-[.C7])^2" office:value-type="float" office:value="0.00000778062932690821" calcext:value-type="float">
            <text:p>7.78062932690821E-06</text:p>
          </table:table-cell>
          <table:table-cell/>
          <table:table-cell table:formula="of:=[.B7]-[.B6]" office:value-type="float" office:value="-0.0140000000000002" calcext:value-type="float">
            <text:p>-0.014</text:p>
          </table:table-cell>
          <table:table-cell table:formula="of:=0.97^[.A7]" office:value-type="float" office:value="0.868731186140007" calcext:value-type="float">
            <text:p>0.8687311861</text:p>
          </table:table-cell>
        </table:table-row>
        <table:table-row table:style-name="ro2">
          <table:table-cell table:formula="of:=[.A7]+0.66" office:value-type="float" office:value="5.28" calcext:value-type="float">
            <text:p>5.28</text:p>
          </table:table-cell>
          <table:table-cell office:value-type="float" office:value="4.404" calcext:value-type="float">
            <text:p>4.404</text:p>
          </table:table-cell>
          <table:table-cell table:formula="of:=[.$E$1]+[.$E$2]*EXP(-[.A8]/[.$E$3])" office:value-type="float" office:value="4.4056994042172" calcext:value-type="float">
            <text:p>4.4056994042</text:p>
          </table:table-cell>
          <table:table-cell table:formula="of:=([.B8]-[.C8])^2" office:value-type="float" office:value="0.00000288797469342072" calcext:value-type="float">
            <text:p>0.000002888</text:p>
          </table:table-cell>
          <table:table-cell office:value-type="float" office:value="4.263886" calcext:value-type="float">
            <text:p>4.263886</text:p>
          </table:table-cell>
          <table:table-cell table:formula="of:=[.B8]-[.B7]" office:value-type="float" office:value="-0.0140000000000002" calcext:value-type="float">
            <text:p>-0.014</text:p>
          </table:table-cell>
          <table:table-cell table:formula="of:=0.97^[.A8]" office:value-type="float" office:value="0.851441387618516" calcext:value-type="float">
            <text:p>0.8514413876</text:p>
          </table:table-cell>
        </table:table-row>
        <table:table-row table:style-name="ro2">
          <table:table-cell table:formula="of:=[.A8]+0.66" office:value-type="float" office:value="5.94" calcext:value-type="float">
            <text:p>5.94</text:p>
          </table:table-cell>
          <table:table-cell office:value-type="float" office:value="4.391" calcext:value-type="float">
            <text:p>4.391</text:p>
          </table:table-cell>
          <table:table-cell table:formula="of:=[.$E$1]+[.$E$2]*EXP(-[.A9]/[.$E$3])" office:value-type="float" office:value="4.39203447707179" calcext:value-type="float">
            <text:p>4.3920344771</text:p>
          </table:table-cell>
          <table:table-cell table:formula="of:=([.B9]-[.C9])^2" office:value-type="float" office:value="0.00000107014281206621" calcext:value-type="float">
            <text:p>1.07014281206621E-06</text:p>
          </table:table-cell>
          <table:table-cell/>
          <table:table-cell table:formula="of:=[.B9]-[.B8]" office:value-type="float" office:value="-0.0129999999999999" calcext:value-type="float">
            <text:p>-0.013</text:p>
          </table:table-cell>
          <table:table-cell table:formula="of:=0.97^[.A9]" office:value-type="float" office:value="0.834495696845985" calcext:value-type="float">
            <text:p>0.8344956968</text:p>
          </table:table-cell>
        </table:table-row>
        <table:table-row table:style-name="ro2">
          <table:table-cell table:formula="of:=[.A9]+0.66" office:value-type="float" office:value="6.6" calcext:value-type="float">
            <text:p>6.6</text:p>
          </table:table-cell>
          <table:table-cell office:value-type="float" office:value="4.3807" calcext:value-type="float">
            <text:p>4.3807</text:p>
          </table:table-cell>
          <table:table-cell table:formula="of:=[.$E$1]+[.$E$2]*EXP(-[.A10]/[.$E$3])" office:value-type="float" office:value="4.37966001988305" calcext:value-type="float">
            <text:p>4.3796600199</text:p>
          </table:table-cell>
          <table:table-cell table:formula="of:=([.B10]-[.C10])^2" office:value-type="float" office:value="0.0000010815586436436" calcext:value-type="float">
            <text:p>1.0815586436436E-06</text:p>
          </table:table-cell>
          <table:table-cell/>
          <table:table-cell table:formula="of:=[.B10]-[.B9]" office:value-type="float" office:value="-0.0103" calcext:value-type="float">
            <text:p>-0.0103</text:p>
          </table:table-cell>
          <table:table-cell table:formula="of:=0.97^[.A10]" office:value-type="float" office:value="0.817887265267021" calcext:value-type="float">
            <text:p>0.8178872653</text:p>
          </table:table-cell>
        </table:table-row>
        <table:table-row table:style-name="ro2">
          <table:table-cell table:formula="of:=[.A10]+0.66" office:value-type="float" office:value="7.26" calcext:value-type="float">
            <text:p>7.26</text:p>
          </table:table-cell>
          <table:table-cell office:value-type="float" office:value="4.3707" calcext:value-type="float">
            <text:p>4.3707</text:p>
          </table:table-cell>
          <table:table-cell table:formula="of:=[.$E$1]+[.$E$2]*EXP(-[.A11]/[.$E$3])" office:value-type="float" office:value="4.36845416498997" calcext:value-type="float">
            <text:p>4.368454165</text:p>
          </table:table-cell>
          <table:table-cell table:formula="of:=([.B11]-[.C11])^2" office:value-type="float" office:value="0.0000050437748922857" calcext:value-type="float">
            <text:p>5.0437748922857E-06</text:p>
          </table:table-cell>
          <table:table-cell/>
          <table:table-cell table:formula="of:=[.B11]-[.B10]" office:value-type="float" office:value="-0.00999999999999979" calcext:value-type="float">
            <text:p>-0.01</text:p>
          </table:table-cell>
          <table:table-cell table:formula="of:=0.97^[.A11]" office:value-type="float" office:value="0.801609380628629" calcext:value-type="float">
            <text:p>0.8016093806</text:p>
          </table:table-cell>
        </table:table-row>
        <table:table-row table:style-name="ro2">
          <table:table-cell table:formula="of:=[.A11]+0.66" office:value-type="float" office:value="7.92" calcext:value-type="float">
            <text:p>7.92</text:p>
          </table:table-cell>
          <table:table-cell office:value-type="float" office:value="4.3616" calcext:value-type="float">
            <text:p>4.3616</text:p>
          </table:table-cell>
          <table:table-cell table:formula="of:=[.$E$1]+[.$E$2]*EXP(-[.A12]/[.$E$3])" office:value-type="float" office:value="4.35830655350531" calcext:value-type="float">
            <text:p>4.3583065535</text:p>
          </table:table-cell>
          <table:table-cell table:formula="of:=([.B12]-[.C12])^2" office:value-type="float" office:value="0.0000108467898133997" calcext:value-type="float">
            <text:p>1.08467898133997E-05</text:p>
          </table:table-cell>
          <table:table-cell/>
          <table:table-cell table:formula="of:=[.B12]-[.B11]" office:value-type="float" office:value="-0.00910000000000011" calcext:value-type="float">
            <text:p>-0.0091</text:p>
          </table:table-cell>
          <table:table-cell table:formula="of:=0.97^[.A12]" office:value-type="float" office:value="0.785655464267473" calcext:value-type="float">
            <text:p>0.7856554643</text:p>
          </table:table-cell>
        </table:table-row>
        <table:table-row table:style-name="ro2">
          <table:table-cell table:formula="of:=[.A12]+0.66" office:value-type="float" office:value="8.58" calcext:value-type="float">
            <text:p>8.58</text:p>
          </table:table-cell>
          <table:table-cell office:value-type="float" office:value="4.3545" calcext:value-type="float">
            <text:p>4.3545</text:p>
          </table:table-cell>
          <table:table-cell table:formula="of:=[.$E$1]+[.$E$2]*EXP(-[.A13]/[.$E$3])" office:value-type="float" office:value="4.34911724846557" calcext:value-type="float">
            <text:p>4.3491172485</text:p>
          </table:table-cell>
          <table:table-cell table:formula="of:=([.B13]-[.C13])^2" office:value-type="float" office:value="0.0000289740140814111" calcext:value-type="float">
            <text:p>0.000028974</text:p>
          </table:table-cell>
          <table:table-cell/>
          <table:table-cell table:formula="of:=[.B13]-[.B12]" office:value-type="float" office:value="-0.00710000000000033" calcext:value-type="float">
            <text:p>-0.0071</text:p>
          </table:table-cell>
          <table:table-cell table:formula="of:=0.97^[.A13]" office:value-type="float" office:value="0.770019068451122" calcext:value-type="float">
            <text:p>0.7700190685</text:p>
          </table:table-cell>
        </table:table-row>
        <table:table-row table:style-name="ro2">
          <table:table-cell table:formula="of:=[.A13]+0.66" office:value-type="float" office:value="9.24" calcext:value-type="float">
            <text:p>9.24</text:p>
          </table:table-cell>
          <table:table-cell office:value-type="float" office:value="4.3485" calcext:value-type="float">
            <text:p>4.3485</text:p>
          </table:table-cell>
          <table:table-cell table:formula="of:=[.$E$1]+[.$E$2]*EXP(-[.A14]/[.$E$3])" office:value-type="float" office:value="4.3407957506194" calcext:value-type="float">
            <text:p>4.3407957506</text:p>
          </table:table-cell>
          <table:table-cell table:formula="of:=([.B14]-[.C14])^2" office:value-type="float" office:value="0.0000593554585184497" calcext:value-type="float">
            <text:p>5.93554585184497E-05</text:p>
          </table:table-cell>
          <table:table-cell/>
          <table:table-cell table:formula="of:=[.B14]-[.B13]" office:value-type="float" office:value="-0.00600000000000023" calcext:value-type="float">
            <text:p>-0.006</text:p>
          </table:table-cell>
          <table:table-cell table:formula="of:=0.97^[.A14]" office:value-type="float" office:value="0.754693873772223" calcext:value-type="float">
            <text:p>0.7546938738</text:p>
          </table:table-cell>
        </table:table-row>
        <table:table-row table:style-name="ro2">
          <table:table-cell table:formula="of:=[.A14]+0.66" office:value-type="float" office:value="9.9" calcext:value-type="float">
            <text:p>9.9</text:p>
          </table:table-cell>
          <table:table-cell office:value-type="float" office:value="4.3419" calcext:value-type="float">
            <text:p>4.3419</text:p>
          </table:table-cell>
          <table:table-cell table:formula="of:=[.$E$1]+[.$E$2]*EXP(-[.A15]/[.$E$3])" office:value-type="float" office:value="4.33326010716167" calcext:value-type="float">
            <text:p>4.3332601072</text:p>
          </table:table-cell>
          <table:table-cell table:formula="of:=([.B15]-[.C15])^2" office:value-type="float" office:value="0.0000746477482578107" calcext:value-type="float">
            <text:p>7.46477482578107E-05</text:p>
          </table:table-cell>
          <table:table-cell/>
          <table:table-cell table:formula="of:=[.B15]-[.B14]" office:value-type="float" office:value="-0.00659999999999972" calcext:value-type="float">
            <text:p>-0.0066</text:p>
          </table:table-cell>
          <table:table-cell table:formula="of:=0.97^[.A15]" office:value-type="float" office:value="0.739673686594527" calcext:value-type="float">
            <text:p>0.7396736866</text:p>
          </table:table-cell>
        </table:table-row>
        <table:table-row table:style-name="ro2">
          <table:table-cell table:formula="of:=[.A15]+0.66" office:value-type="float" office:value="10.56" calcext:value-type="float">
            <text:p>10.56</text:p>
          </table:table-cell>
          <table:table-cell office:value-type="float" office:value="4.3354" calcext:value-type="float">
            <text:p>4.3354</text:p>
          </table:table-cell>
          <table:table-cell table:formula="of:=[.$E$1]+[.$E$2]*EXP(-[.A16]/[.$E$3])" office:value-type="float" office:value="4.32643610463571" calcext:value-type="float">
            <text:p>4.3264361046</text:p>
          </table:table-cell>
          <table:table-cell table:formula="of:=([.B16]-[.C16])^2" office:value-type="float" office:value="0.0000803514201019375" calcext:value-type="float">
            <text:p>8.03514201019375E-05</text:p>
          </table:table-cell>
          <table:table-cell/>
          <table:table-cell table:formula="of:=[.B16]-[.B15]" office:value-type="float" office:value="-0.00649999999999995" calcext:value-type="float">
            <text:p>-0.0065</text:p>
          </table:table-cell>
          <table:table-cell table:formula="of:=0.97^[.A16]" office:value-type="float" office:value="0.724952436549744" calcext:value-type="float">
            <text:p>0.7249524365</text:p>
          </table:table-cell>
        </table:table-row>
        <table:table-row table:style-name="ro2">
          <table:table-cell table:formula="of:=[.A16]+0.66" office:value-type="float" office:value="11.22" calcext:value-type="float">
            <text:p>11.22</text:p>
          </table:table-cell>
          <table:table-cell office:value-type="float" office:value="4.3285" calcext:value-type="float">
            <text:p>4.3285</text:p>
          </table:table-cell>
          <table:table-cell table:formula="of:=[.$E$1]+[.$E$2]*EXP(-[.A17]/[.$E$3])" office:value-type="float" office:value="4.32025653805516" calcext:value-type="float">
            <text:p>4.3202565381</text:p>
          </table:table-cell>
          <table:table-cell table:formula="of:=([.B17]-[.C17])^2" office:value-type="float" office:value="0.0000679546648359949" calcext:value-type="float">
            <text:p>6.79546648359949E-05</text:p>
          </table:table-cell>
          <table:table-cell/>
          <table:table-cell table:formula="of:=[.B17]-[.B16]" office:value-type="float" office:value="-0.00689999999999991" calcext:value-type="float">
            <text:p>-0.0069</text:p>
          </table:table-cell>
          <table:table-cell table:formula="of:=0.97^[.A17]" office:value-type="float" office:value="0.710524174084226" calcext:value-type="float">
            <text:p>0.7105241741</text:p>
          </table:table-cell>
        </table:table-row>
        <table:table-row table:style-name="ro2">
          <table:table-cell table:formula="of:=[.A17]+0.66" office:value-type="float" office:value="11.88" calcext:value-type="float">
            <text:p>11.88</text:p>
          </table:table-cell>
          <table:table-cell office:value-type="float" office:value="4.3242" calcext:value-type="float">
            <text:p>4.3242</text:p>
          </table:table-cell>
          <table:table-cell table:formula="of:=[.$E$1]+[.$E$2]*EXP(-[.A18]/[.$E$3])" office:value-type="float" office:value="4.31466054904751" calcext:value-type="float">
            <text:p>4.314660549</text:p>
          </table:table-cell>
          <table:table-cell table:formula="of:=([.B18]-[.C18])^2" office:value-type="float" office:value="0.00009100112447489" calcext:value-type="float">
            <text:p>9.100112447489E-05</text:p>
          </table:table-cell>
          <table:table-cell/>
          <table:table-cell table:formula="of:=[.B18]-[.B17]" office:value-type="float" office:value="-0.00429999999999975" calcext:value-type="float">
            <text:p>-0.0043</text:p>
          </table:table-cell>
          <table:table-cell table:formula="of:=0.97^[.A18]" office:value-type="float" office:value="0.696383068054466" calcext:value-type="float">
            <text:p>0.6963830681</text:p>
          </table:table-cell>
        </table:table-row>
        <table:table-row table:style-name="ro2">
          <table:table-cell table:formula="of:=[.A18]+0.66" office:value-type="float" office:value="12.54" calcext:value-type="float">
            <text:p>12.54</text:p>
          </table:table-cell>
          <table:table-cell office:value-type="float" office:value="4.3172" calcext:value-type="float">
            <text:p>4.3172</text:p>
          </table:table-cell>
          <table:table-cell table:formula="of:=[.$E$1]+[.$E$2]*EXP(-[.A19]/[.$E$3])" office:value-type="float" office:value="4.30959302650115" calcext:value-type="float">
            <text:p>4.3095930265</text:p>
          </table:table-cell>
          <table:table-cell table:formula="of:=([.B19]-[.C19])^2" office:value-type="float" office:value="0.0000578660458122397" calcext:value-type="float">
            <text:p>0.000057866</text:p>
          </table:table-cell>
          <table:table-cell/>
          <table:table-cell table:formula="of:=[.B19]-[.B18]" office:value-type="float" office:value="-0.00700000000000056" calcext:value-type="float">
            <text:p>-0.007</text:p>
          </table:table-cell>
          <table:table-cell table:formula="of:=0.97^[.A19]" office:value-type="float" office:value="0.682523403370459" calcext:value-type="float">
            <text:p>0.6825234034</text:p>
          </table:table-cell>
        </table:table-row>
        <table:table-row table:style-name="ro2">
          <table:table-cell table:formula="of:=[.A19]+0.66" office:value-type="float" office:value="13.2" calcext:value-type="float">
            <text:p>13.2</text:p>
          </table:table-cell>
          <table:table-cell office:value-type="float" office:value="4.3116" calcext:value-type="float">
            <text:p>4.3116</text:p>
          </table:table-cell>
          <table:table-cell table:formula="of:=[.$E$1]+[.$E$2]*EXP(-[.A20]/[.$E$3])" office:value-type="float" office:value="4.30500406381326" calcext:value-type="float">
            <text:p>4.3050040638</text:p>
          </table:table-cell>
          <table:table-cell table:formula="of:=([.B20]-[.C20])^2" office:value-type="float" office:value="0.0000435063741795994" calcext:value-type="float">
            <text:p>4.35063741795994E-05</text:p>
          </table:table-cell>
          <table:table-cell/>
          <table:table-cell table:formula="of:=[.B20]-[.B19]" office:value-type="float" office:value="-0.00559999999999938" calcext:value-type="float">
            <text:p>-0.0056</text:p>
          </table:table-cell>
          <table:table-cell table:formula="of:=0.97^[.A20]" office:value-type="float" office:value="0.668939578685966" calcext:value-type="float">
            <text:p>0.6689395787</text:p>
          </table:table-cell>
        </table:table-row>
        <table:table-row table:style-name="ro2">
          <table:table-cell table:formula="of:=[.A20]+0.66" office:value-type="float" office:value="13.86" calcext:value-type="float">
            <text:p>13.86</text:p>
          </table:table-cell>
          <table:table-cell office:value-type="float" office:value="4.3067" calcext:value-type="float">
            <text:p>4.3067</text:p>
          </table:table-cell>
          <table:table-cell table:formula="of:=[.$E$1]+[.$E$2]*EXP(-[.A21]/[.$E$3])" office:value-type="float" office:value="4.30084846739347" calcext:value-type="float">
            <text:p>4.3008484674</text:p>
          </table:table-cell>
          <table:table-cell table:formula="of:=([.B21]-[.C21])^2" office:value-type="float" office:value="0.0000342404338452557" calcext:value-type="float">
            <text:p>3.42404338452557E-05</text:p>
          </table:table-cell>
          <table:table-cell/>
          <table:table-cell table:formula="of:=[.B21]-[.B20]" office:value-type="float" office:value="-0.00490000000000013" calcext:value-type="float">
            <text:p>-0.0049</text:p>
          </table:table-cell>
          <table:table-cell table:formula="of:=0.97^[.A21]" office:value-type="float" office:value="0.65562610413474" calcext:value-type="float">
            <text:p>0.6556261041</text:p>
          </table:table-cell>
        </table:table-row>
        <table:table-row table:style-name="ro2">
          <table:table-cell table:formula="of:=[.A21]+0.66" office:value-type="float" office:value="14.52" calcext:value-type="float">
            <text:p>14.52</text:p>
          </table:table-cell>
          <table:table-cell office:value-type="float" office:value="4.3015" calcext:value-type="float">
            <text:p>4.3015</text:p>
          </table:table-cell>
          <table:table-cell table:formula="of:=[.$E$1]+[.$E$2]*EXP(-[.A22]/[.$E$3])" office:value-type="float" office:value="4.29708531158275" calcext:value-type="float">
            <text:p>4.2970853116</text:p>
          </table:table-cell>
          <table:table-cell table:formula="of:=([.B22]-[.C22])^2" office:value-type="float" office:value="0.0000194894738213779" calcext:value-type="float">
            <text:p>1.94894738213779E-05</text:p>
          </table:table-cell>
          <table:table-cell/>
          <table:table-cell table:formula="of:=[.B22]-[.B21]" office:value-type="float" office:value="-0.00520000000000032" calcext:value-type="float">
            <text:p>-0.0052</text:p>
          </table:table-cell>
          <table:table-cell table:formula="of:=0.97^[.A22]" office:value-type="float" office:value="0.642577599111815" calcext:value-type="float">
            <text:p>0.6425775991</text:p>
          </table:table-cell>
        </table:table-row>
        <table:table-row table:style-name="ro2">
          <table:table-cell table:formula="of:=[.A22]+0.66" office:value-type="float" office:value="15.18" calcext:value-type="float">
            <text:p>15.18</text:p>
          </table:table-cell>
          <table:table-cell office:value-type="float" office:value="4.2973" calcext:value-type="float">
            <text:p>4.2973</text:p>
          </table:table-cell>
          <table:table-cell table:formula="of:=[.$E$1]+[.$E$2]*EXP(-[.A23]/[.$E$3])" office:value-type="float" office:value="4.29367753560423" calcext:value-type="float">
            <text:p>4.2936775356</text:p>
          </table:table-cell>
          <table:table-cell table:formula="of:=([.B23]-[.C23])^2" office:value-type="float" office:value="0.0000131222482986009" calcext:value-type="float">
            <text:p>1.31222482986009E-05</text:p>
          </table:table-cell>
          <table:table-cell/>
          <table:table-cell table:formula="of:=[.B23]-[.B22]" office:value-type="float" office:value="-0.00419999999999998" calcext:value-type="float">
            <text:p>-0.0042</text:p>
          </table:table-cell>
          <table:table-cell table:formula="of:=0.97^[.A23]" office:value-type="float" office:value="0.629788790098947" calcext:value-type="float">
            <text:p>0.6297887901</text:p>
          </table:table-cell>
        </table:table-row>
        <table:table-row table:style-name="ro2">
          <table:table-cell table:formula="of:=[.A23]+0.66" office:value-type="float" office:value="15.84" calcext:value-type="float">
            <text:p>15.84</text:p>
          </table:table-cell>
          <table:table-cell office:value-type="float" office:value="4.2921" calcext:value-type="float">
            <text:p>4.2921</text:p>
          </table:table-cell>
          <table:table-cell table:formula="of:=[.$E$1]+[.$E$2]*EXP(-[.A24]/[.$E$3])" office:value-type="float" office:value="4.29059157857671" calcext:value-type="float">
            <text:p>4.2905915786</text:p>
          </table:table-cell>
          <table:table-cell table:formula="of:=([.B24]-[.C24])^2" office:value-type="float" office:value="0.00000227533519025194" calcext:value-type="float">
            <text:p>2.27533519025194E-06</text:p>
          </table:table-cell>
          <table:table-cell/>
          <table:table-cell table:formula="of:=[.B24]-[.B23]" office:value-type="float" office:value="-0.00520000000000032" calcext:value-type="float">
            <text:p>-0.0052</text:p>
          </table:table-cell>
          <table:table-cell table:formula="of:=0.97^[.A24]" office:value-type="float" office:value="0.617254508533338" calcext:value-type="float">
            <text:p>0.6172545085</text:p>
          </table:table-cell>
        </table:table-row>
        <table:table-row table:style-name="ro2">
          <table:table-cell table:formula="of:=[.A24]+0.66" office:value-type="float" office:value="16.5" calcext:value-type="float">
            <text:p>16.5</text:p>
          </table:table-cell>
          <table:table-cell office:value-type="float" office:value="4.288" calcext:value-type="float">
            <text:p>4.288</text:p>
          </table:table-cell>
          <table:table-cell table:formula="of:=[.$E$1]+[.$E$2]*EXP(-[.A25]/[.$E$3])" office:value-type="float" office:value="4.28779704899619" calcext:value-type="float">
            <text:p>4.287797049</text:p>
          </table:table-cell>
          <table:table-cell table:formula="of:=([.B25]-[.C25])^2" office:value-type="float" office:value="0.0000000411891099481009" calcext:value-type="float">
            <text:p>4.11891099481009E-08</text:p>
          </table:table-cell>
          <table:table-cell/>
          <table:table-cell table:formula="of:=[.B25]-[.B24]" office:value-type="float" office:value="-0.00409999999999933" calcext:value-type="float">
            <text:p>-0.0041</text:p>
          </table:table-cell>
          <table:table-cell table:formula="of:=0.97^[.A25]" office:value-type="float" office:value="0.604969688718773" calcext:value-type="float">
            <text:p>0.6049696887</text:p>
          </table:table-cell>
        </table:table-row>
        <table:table-row table:style-name="ro2">
          <table:table-cell table:formula="of:=[.A25]+0.66" office:value-type="float" office:value="17.16" calcext:value-type="float">
            <text:p>17.16</text:p>
          </table:table-cell>
          <table:table-cell office:value-type="float" office:value="4.2841" calcext:value-type="float">
            <text:p>4.2841</text:p>
          </table:table-cell>
          <table:table-cell table:formula="of:=[.$E$1]+[.$E$2]*EXP(-[.A26]/[.$E$3])" office:value-type="float" office:value="4.28526642543056" calcext:value-type="float">
            <text:p>4.2852664254</text:p>
          </table:table-cell>
          <table:table-cell table:formula="of:=([.B26]-[.C26])^2" office:value-type="float" office:value="0.00000136054828505217" calcext:value-type="float">
            <text:p>1.36054828505217E-06</text:p>
          </table:table-cell>
          <table:table-cell/>
          <table:table-cell table:formula="of:=[.B26]-[.B25]" office:value-type="float" office:value="-0.00389999999999979" calcext:value-type="float">
            <text:p>-0.0039</text:p>
          </table:table-cell>
          <table:table-cell table:formula="of:=0.97^[.A26]" office:value-type="float" office:value="0.592929365778334" calcext:value-type="float">
            <text:p>0.5929293658</text:p>
          </table:table-cell>
        </table:table-row>
        <table:table-row table:style-name="ro2">
          <table:table-cell table:formula="of:=[.A26]+0.66" office:value-type="float" office:value="17.82" calcext:value-type="float">
            <text:p>17.82</text:p>
          </table:table-cell>
          <table:table-cell office:value-type="float" office:value="4.288" calcext:value-type="float">
            <text:p>4.288</text:p>
          </table:table-cell>
          <table:table-cell table:formula="of:=[.$E$1]+[.$E$2]*EXP(-[.A27]/[.$E$3])" office:value-type="float" office:value="4.28297478547957" calcext:value-type="float">
            <text:p>4.2829747855</text:p>
          </table:table-cell>
          <table:table-cell table:formula="of:=([.B27]-[.C27])^2" office:value-type="float" office:value="0.0000252527809763107" calcext:value-type="float">
            <text:p>2.52527809763107E-05</text:p>
          </table:table-cell>
          <table:table-cell/>
          <table:table-cell table:formula="of:=[.B27]-[.B26]" office:value-type="float" office:value="0.00389999999999979" calcext:value-type="float">
            <text:p>0.0039</text:p>
          </table:table-cell>
          <table:table-cell table:formula="of:=0.97^[.A27]" office:value-type="float" office:value="0.581128673647856" calcext:value-type="float">
            <text:p>0.5811286736</text:p>
          </table:table-cell>
        </table:table-row>
        <table:table-row table:style-name="ro2">
          <table:table-cell table:formula="of:=[.A27]+0.66" office:value-type="float" office:value="18.48" calcext:value-type="float">
            <text:p>18.48</text:p>
          </table:table-cell>
          <table:table-cell office:value-type="float" office:value="4.288" calcext:value-type="float">
            <text:p>4.288</text:p>
          </table:table-cell>
          <table:table-cell table:formula="of:=[.$E$1]+[.$E$2]*EXP(-[.A28]/[.$E$3])" office:value-type="float" office:value="4.28089956033101" calcext:value-type="float">
            <text:p>4.2808995603</text:p>
          </table:table-cell>
          <table:table-cell table:formula="of:=([.B28]-[.C28])^2" office:value-type="float" office:value="0.0000504162434930234" calcext:value-type="float">
            <text:p>5.04162434930234E-05</text:p>
          </table:table-cell>
          <table:table-cell/>
          <table:table-cell table:formula="of:=[.B28]-[.B27]" office:value-type="float" office:value="0" calcext:value-type="float">
            <text:p>0</text:p>
          </table:table-cell>
          <table:table-cell table:formula="of:=0.97^[.A28]" office:value-type="float" office:value="0.569562843109325" calcext:value-type="float">
            <text:p>0.5695628431</text:p>
          </table:table-cell>
        </table:table-row>
        <table:table-row table:style-name="ro2">
          <table:table-cell table:formula="of:=[.A28]+0.66" office:value-type="float" office:value="19.14" calcext:value-type="float">
            <text:p>19.14</text:p>
          </table:table-cell>
          <table:table-cell office:value-type="float" office:value="4.288" calcext:value-type="float">
            <text:p>4.288</text:p>
          </table:table-cell>
          <table:table-cell table:formula="of:=[.$E$1]+[.$E$2]*EXP(-[.A29]/[.$E$3])" office:value-type="float" office:value="4.27902031249568" calcext:value-type="float">
            <text:p>4.2790203125</text:p>
          </table:table-cell>
          <table:table-cell table:formula="of:=([.B29]-[.C29])^2" office:value-type="float" office:value="0.0000806347876753243" calcext:value-type="float">
            <text:p>8.06347876753243E-05</text:p>
          </table:table-cell>
          <table:table-cell/>
          <table:table-cell table:formula="of:=[.B29]-[.B28]" office:value-type="float" office:value="0" calcext:value-type="float">
            <text:p>0</text:p>
          </table:table-cell>
          <table:table-cell table:formula="of:=0.97^[.A29]" office:value-type="float" office:value="0.558227199863405" calcext:value-type="float">
            <text:p>0.5582271999</text:p>
          </table:table-cell>
        </table:table-row>
        <table:table-row table:style-name="ro2">
          <table:table-cell table:formula="of:=[.A29]+0.66" office:value-type="float" office:value="19.8" calcext:value-type="float">
            <text:p>19.8</text:p>
          </table:table-cell>
          <table:table-cell office:value-type="float" office:value="4.288" calcext:value-type="float">
            <text:p>4.288</text:p>
          </table:table-cell>
          <table:table-cell table:formula="of:=[.$E$1]+[.$E$2]*EXP(-[.A30]/[.$E$3])" office:value-type="float" office:value="4.27731853453244" calcext:value-type="float">
            <text:p>4.2773185345</text:p>
          </table:table-cell>
          <table:table-cell table:formula="of:=([.B30]-[.C30])^2" office:value-type="float" office:value="0.000114093704534762" calcext:value-type="float">
            <text:p>0.0001140937</text:p>
          </table:table-cell>
          <table:table-cell/>
          <table:table-cell table:formula="of:=[.B30]-[.B29]" office:value-type="float" office:value="0" calcext:value-type="float">
            <text:p>0</text:p>
          </table:table-cell>
          <table:table-cell table:formula="of:=0.97^[.A30]" office:value-type="float" office:value="0.547117162640338" calcext:value-type="float">
            <text:p>0.5471171626</text:p>
          </table:table-cell>
        </table:table-row>
        <table:table-row table:style-name="ro2">
          <table:table-cell table:formula="of:=[.A30]+0.66" office:value-type="float" office:value="20.46" calcext:value-type="float">
            <text:p>20.46</text:p>
          </table:table-cell>
          <table:table-cell office:value-type="float" office:value="4.288" calcext:value-type="float">
            <text:p>4.288</text:p>
          </table:table-cell>
          <table:table-cell table:formula="of:=[.$E$1]+[.$E$2]*EXP(-[.A31]/[.$E$3])" office:value-type="float" office:value="4.2757774667809" calcext:value-type="float">
            <text:p>4.2757774668</text:p>
          </table:table-cell>
          <table:table-cell table:formula="of:=([.B31]-[.C31])^2" office:value-type="float" office:value="0.000149390318291991" calcext:value-type="float">
            <text:p>0.0001493903</text:p>
          </table:table-cell>
          <table:table-cell/>
          <table:table-cell table:formula="of:=[.B31]-[.B30]" office:value-type="float" office:value="0" calcext:value-type="float">
            <text:p>0</text:p>
          </table:table-cell>
          <table:table-cell table:formula="of:=0.97^[.A31]" office:value-type="float" office:value="0.536228241348434" calcext:value-type="float">
            <text:p>0.5362282413</text:p>
          </table:table-cell>
        </table:table-row>
        <table:table-row table:style-name="ro2">
          <table:table-cell table:formula="of:=[.A31]+0.66" office:value-type="float" office:value="21.12" calcext:value-type="float">
            <text:p>21.12</text:p>
          </table:table-cell>
          <table:table-cell office:value-type="float" office:value="4.288" calcext:value-type="float">
            <text:p>4.288</text:p>
          </table:table-cell>
          <table:table-cell table:formula="of:=[.$E$1]+[.$E$2]*EXP(-[.A32]/[.$E$3])" office:value-type="float" office:value="4.27438193230689" calcext:value-type="float">
            <text:p>4.2743819323</text:p>
          </table:table-cell>
          <table:table-cell table:formula="of:=([.B32]-[.C32])^2" office:value-type="float" office:value="0.000185451767694269" calcext:value-type="float">
            <text:p>0.0001854518</text:p>
          </table:table-cell>
          <table:table-cell/>
          <table:table-cell table:formula="of:=[.B32]-[.B31]" office:value-type="float" office:value="0" calcext:value-type="float">
            <text:p>0</text:p>
          </table:table-cell>
          <table:table-cell table:formula="of:=0.97^[.A32]" office:value-type="float" office:value="0.52555603525941" calcext:value-type="float">
            <text:p>0.5255560353</text:p>
          </table:table-cell>
        </table:table-row>
        <table:table-row table:style-name="ro2">
          <table:table-cell table:formula="of:=[.A32]+0.66" office:value-type="float" office:value="21.78" calcext:value-type="float">
            <text:p>21.78</text:p>
          </table:table-cell>
          <table:table-cell office:value-type="float" office:value="4.288" calcext:value-type="float">
            <text:p>4.288</text:p>
          </table:table-cell>
          <table:table-cell table:formula="of:=[.$E$1]+[.$E$2]*EXP(-[.A33]/[.$E$3])" office:value-type="float" office:value="4.27311818743504" calcext:value-type="float">
            <text:p>4.2731181874</text:p>
          </table:table-cell>
          <table:table-cell table:formula="of:=([.B33]-[.C33])^2" office:value-type="float" office:value="0.000221468345218552" calcext:value-type="float">
            <text:p>0.0002214683</text:p>
          </table:table-cell>
          <table:table-cell/>
          <table:table-cell table:formula="of:=[.B33]-[.B32]" office:value-type="float" office:value="0" calcext:value-type="float">
            <text:p>0</text:p>
          </table:table-cell>
          <table:table-cell table:formula="of:=0.97^[.A33]" office:value-type="float" office:value="0.515096231229854" calcext:value-type="float">
            <text:p>0.5150962312</text:p>
          </table:table-cell>
        </table:table-row>
        <table:table-row table:style-name="ro2">
          <table:table-cell table:formula="of:=[.A33]+0.66" office:value-type="float" office:value="22.44" calcext:value-type="float">
            <text:p>22.44</text:p>
          </table:table-cell>
          <table:table-cell office:value-type="float" office:value="4.288" calcext:value-type="float">
            <text:p>4.288</text:p>
          </table:table-cell>
          <table:table-cell table:formula="of:=[.$E$1]+[.$E$2]*EXP(-[.A34]/[.$E$3])" office:value-type="float" office:value="4.2719737863967" calcext:value-type="float">
            <text:p>4.2719737864</text:p>
          </table:table-cell>
          <table:table-cell table:formula="of:=([.B34]-[.C34])^2" office:value-type="float" office:value="0.000256839522458727" calcext:value-type="float">
            <text:p>0.0002568395</text:p>
          </table:table-cell>
          <table:table-cell/>
          <table:table-cell table:formula="of:=[.B34]-[.B33]" office:value-type="float" office:value="0" calcext:value-type="float">
            <text:p>0</text:p>
          </table:table-cell>
          <table:table-cell table:formula="of:=0.97^[.A34]" office:value-type="float" office:value="0.504844601958071" calcext:value-type="float">
            <text:p>0.504844602</text:p>
          </table:table-cell>
        </table:table-row>
      </table:table>
      <table:table table:name="Sheet1" table:style-name="ta1">
        <table:table-column table:style-name="co1" table:number-columns-repeated="10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Glove Dim</text:p>
          </table:table-cell>
          <table:table-cell office:value-type="string" calcext:value-type="string">
            <text:p>Model Params</text:p>
          </table:table-cell>
          <table:table-cell office:value-type="string" calcext:value-type="string">
            <text:p>Nlayer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Rnn size</text:p>
          </table:table-cell>
          <table:table-cell office:value-type="string" calcext:value-type="string">
            <text:p>Seq Lengt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Optimism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Clean</text:p>
          </table:table-cell>
          <table:table-cell office:value-type="float" office:value="100" calcext:value-type="float">
            <text:p>100</text:p>
          </table:table-cell>
          <table:table-cell office:value-type="float" office:value="10277148" calcext:value-type="float">
            <text:p>102771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Large and grow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 coherence, but diverges during training; starts from label 2</text:p>
          </table:table-cell>
        </table:table-row>
        <table:table-row table:style-name="ro2">
          <table:table-cell office:value-type="string" calcext:value-type="string">
            <text:p>Clean</text:p>
          </table:table-cell>
          <table:table-cell office:value-type="float" office:value="100" calcext:value-type="float">
            <text:p>100</text:p>
          </table:table-cell>
          <table:table-cell office:value-type="float" office:value="10277148" calcext:value-type="float">
            <text:p>102771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Sm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ked slowly: good coherence; bottoms out here then continues with label 1</text:p>
          </table:table-cell>
        </table:table-row>
        <table:table-row table:style-name="ro2">
          <table:table-cell office:value-type="string" calcext:value-type="string">
            <text:p>Clean</text:p>
          </table:table-cell>
          <table:table-cell office:value-type="float" office:value="100" calcext:value-type="float">
            <text:p>100</text:p>
          </table:table-cell>
          <table:table-cell office:value-type="float" office:value="10277148" calcext:value-type="float">
            <text:p>1027714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k coherence, bottoms out rapidly, good optimism performance</text:p>
          </table:table-cell>
        </table:table-row>
        <table:table-row table:style-name="ro2">
          <table:table-cell office:value-type="string" calcext:value-type="string">
            <text:p>Clean </text:p>
          </table:table-cell>
          <table:table-cell office:value-type="float" office:value="100" calcext:value-type="float">
            <text:p>100</text:p>
          </table:table-cell>
          <table:table-cell office:value-type="float" office:value="10277148" calcext:value-type="float">
            <text:p>1027714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THE ABOVE ARE INVALID!!!!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ID NOT LOAD PREVIOUS MODEL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Clean </text:p>
          </table:table-cell>
          <table:table-cell office:value-type="float" office:value="100" calcext:value-type="float">
            <text:p>100</text:p>
          </table:table-cell>
          <table:table-cell office:value-type="float" office:value="10277148" calcext:value-type="float">
            <text:p>1027714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3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4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5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26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27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28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29">
      <number:scientific-number number:decimal-places="19" loext:min-decimal-places="19" number:min-integer-digits="1" number:min-exponent-digits="2" loext:exponent-interval="1" loext:forced-exponent-sign="true"/>
    </number:number-style>
    <number:number-style style:name="N130">
      <number:scientific-number number:decimal-places="20" loext:min-decimal-places="20" number:min-integer-digits="1" number:min-exponent-digits="2" loext:exponent-interval="1" loext:forced-exponent-sign="true"/>
    </number:number-style>
    <number:number-style style:name="N131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2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3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34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3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37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8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9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0">
      <number:number number:decimal-places="3" loext:min-decimal-places="3" number:min-integer-digits="1" number:grouping="true"/>
    </number:number-style>
    <number:number-style style:name="N141">
      <number:number number:decimal-places="4" loext:min-decimal-places="4" number:min-integer-digits="1" number:grouping="true"/>
    </number:number-style>
    <number:number-style style:name="N142">
      <number:number number:decimal-places="5" loext:min-decimal-places="5" number:min-integer-digits="1" number:grouping="true"/>
    </number:number-style>
    <number:number-style style:name="N143">
      <number:number number:decimal-places="6" loext:min-decimal-places="6" number:min-integer-digits="1" number:grouping="true"/>
    </number:number-style>
    <number:number-style style:name="N144">
      <number:number number:decimal-places="7" loext:min-decimal-places="7" number:min-integer-digits="1" number:grouping="true"/>
    </number:number-style>
    <number:number-style style:name="N145">
      <number:number number:decimal-places="8" loext:min-decimal-places="8" number:min-integer-digits="1" number:grouping="true"/>
    </number:number-style>
    <number:number-style style:name="N146">
      <number:number number:decimal-places="8" loext:min-decimal-places="8" number:min-integer-digits="1"/>
    </number:number-style>
    <number:number-style style:name="N147">
      <number:number number:decimal-places="7" loext:min-decimal-places="7" number:min-integer-digits="1"/>
    </number:number-style>
    <number:number-style style:name="N148">
      <number:number number:decimal-places="6" loext:min-decimal-places="6" number:min-integer-digits="1"/>
    </number:number-style>
    <number:number-style style:name="N149">
      <number:number number:decimal-places="5" loext:min-decimal-places="5" number:min-integer-digits="1"/>
    </number:number-style>
    <number:number-style style:name="N150">
      <number:number number:decimal-places="4" loext:min-decimal-places="4" number:min-integer-digits="1"/>
    </number:number-style>
    <number:number-style style:name="N151">
      <number:number number:decimal-places="3" loext:min-decimal-places="3" number:min-integer-digits="1"/>
    </number:number-style>
    <number:number-style style:name="N15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/00/0000</text:date>, <text:time style:data-style-name="N2" text:time-value="19:19:52.464390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</meta:initial-creator>
    <meta:creation-date>2016-04-01T21:21:14.759654642</meta:creation-date>
    <dc:date>2018-07-10T18:54:22.456640517</dc:date>
    <meta:editing-duration>P25DT3H37M37S</meta:editing-duration>
    <meta:editing-cycles>33</meta:editing-cycles>
    <meta:generator>LibreOffice/5.1.6.2$Linux_X86_64 LibreOffice_project/10m0$Build-2</meta:generator>
    <meta:document-statistic meta:table-count="5" meta:cell-count="181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cm" svg:y="4.2cm" style:legend-expansion="high" chart:style-name="ch2"/>
        <chart:plot-area chart:style-name="ch3" table:cell-range-address="Sheet2.A1:Sheet2.B44" svg:x="0.32cm" svg:y="0.18cm" svg:width="12.48cm" svg:height="8.64cm">
          <chartooo:coordinate-region svg:x="0.763cm" svg:y="0.381cm" svg:width="11.843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44" chart:class="chart:scatter">
            <chart:domain table:cell-range-address="Sheet2.A1:Sheet2.A44"/>
            <chart:data-point chart:repeated="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1:Sheet2.A44</svg:desc>
                </draw:g>
              </table:table-cell>
              <table:table-cell office:value-type="float" office:value="6.32">
                <text:p>6.32</text:p>
                <draw:g>
                  <svg:desc>Sheet2.B1:Sheet2.B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49">
                <text:p>6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09">
                <text:p>5.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.59">
                <text:p>4.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52cm" svg:height="9.542cm" xlink:href=".." xlink:type="simple" chart:class="chart:scatter" chart:style-name="ch1">
        <chart:legend chart:legend-position="end" svg:x="12.357cm" svg:y="4.221cm" style:legend-expansion="high" chart:style-name="ch2"/>
        <chart:plot-area chart:style-name="ch3" table:cell-range-address="Sheet4.A1:Sheet4.C25" svg:x="0.305cm" svg:y="0.19cm" svg:width="11.747cm" svg:height="9.162cm">
          <chartooo:coordinate-region svg:x="1.235cm" svg:y="0.391cm" svg:width="10.623cm" svg:height="8.3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1:Sheet4.B25" chart:class="chart:scatter">
            <chart:domain table:cell-range-address="Sheet4.A1:Sheet4.A25"/>
            <chart:data-point chart:repeated="25"/>
          </chart:series>
          <chart:series chart:style-name="ch7" chart:values-cell-range-address="Sheet4.C1:Sheet4.C25" chart:class="chart:scatte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">
                <text:p>0.66</text:p>
                <draw:g>
                  <svg:desc>Sheet4.A1:Sheet4.A25</svg:desc>
                </draw:g>
              </table:table-cell>
              <table:table-cell office:value-type="float" office:value="4.563">
                <text:p>4.563</text:p>
                <draw:g>
                  <svg:desc>Sheet4.B1:Sheet4.B25</svg:desc>
                </draw:g>
              </table:table-cell>
              <table:table-cell office:value-type="float" office:value="4.55075763257541">
                <text:p>4.55075763257541</text:p>
                <draw:g>
                  <svg:desc>Sheet4.C1:Sheet4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2">
                <text:p>1.32</text:p>
              </table:table-cell>
              <table:table-cell office:value-type="float" office:value="4.524">
                <text:p>4.524</text:p>
              </table:table-cell>
              <table:table-cell office:value-type="float" office:value="4.52339389213441">
                <text:p>4.523393892134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8">
                <text:p>1.98</text:p>
              </table:table-cell>
              <table:table-cell office:value-type="float" office:value="4.495">
                <text:p>4.495</text:p>
              </table:table-cell>
              <table:table-cell office:value-type="float" office:value="4.49861429170127">
                <text:p>4.49861429170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4">
                <text:p>2.64</text:p>
              </table:table-cell>
              <table:table-cell office:value-type="float" office:value="4.4718">
                <text:p>4.4718</text:p>
              </table:table-cell>
              <table:table-cell office:value-type="float" office:value="4.47617479374777">
                <text:p>4.476174793747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">
                <text:p>3.3</text:p>
              </table:table-cell>
              <table:table-cell office:value-type="float" office:value="4.4502">
                <text:p>4.4502</text:p>
              </table:table-cell>
              <table:table-cell office:value-type="float" office:value="4.45585440683259">
                <text:p>4.455854406832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6">
                <text:p>3.96</text:p>
              </table:table-cell>
              <table:table-cell office:value-type="float" office:value="4.432">
                <text:p>4.432</text:p>
              </table:table-cell>
              <table:table-cell office:value-type="float" office:value="4.43745300920602">
                <text:p>4.437453009206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62">
                <text:p>4.62</text:p>
              </table:table-cell>
              <table:table-cell office:value-type="float" office:value="4.418">
                <text:p>4.418</text:p>
              </table:table-cell>
              <table:table-cell office:value-type="float" office:value="4.42078937794623">
                <text:p>4.420789377946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28">
                <text:p>5.28</text:p>
              </table:table-cell>
              <table:table-cell office:value-type="float" office:value="4.404">
                <text:p>4.404</text:p>
              </table:table-cell>
              <table:table-cell office:value-type="float" office:value="4.4056994042172">
                <text:p>4.4056994042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4">
                <text:p>5.94</text:p>
              </table:table-cell>
              <table:table-cell office:value-type="float" office:value="4.391">
                <text:p>4.391</text:p>
              </table:table-cell>
              <table:table-cell office:value-type="float" office:value="4.39203447707179">
                <text:p>4.392034477071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6">
                <text:p>6.6</text:p>
              </table:table-cell>
              <table:table-cell office:value-type="float" office:value="4.3807">
                <text:p>4.3807</text:p>
              </table:table-cell>
              <table:table-cell office:value-type="float" office:value="4.37966001988305">
                <text:p>4.37966001988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26">
                <text:p>7.26</text:p>
              </table:table-cell>
              <table:table-cell office:value-type="float" office:value="4.3707">
                <text:p>4.3707</text:p>
              </table:table-cell>
              <table:table-cell office:value-type="float" office:value="4.36845416498997">
                <text:p>4.36845416498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92">
                <text:p>7.92</text:p>
              </table:table-cell>
              <table:table-cell office:value-type="float" office:value="4.3616">
                <text:p>4.3616</text:p>
              </table:table-cell>
              <table:table-cell office:value-type="float" office:value="4.35830655350531">
                <text:p>4.358306553505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58">
                <text:p>8.58</text:p>
              </table:table-cell>
              <table:table-cell office:value-type="float" office:value="4.3545">
                <text:p>4.3545</text:p>
              </table:table-cell>
              <table:table-cell office:value-type="float" office:value="4.34911724846557">
                <text:p>4.349117248465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24">
                <text:p>9.24</text:p>
              </table:table-cell>
              <table:table-cell office:value-type="float" office:value="4.3485">
                <text:p>4.3485</text:p>
              </table:table-cell>
              <table:table-cell office:value-type="float" office:value="4.3407957506194">
                <text:p>4.34079575061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9">
                <text:p>9.9</text:p>
              </table:table-cell>
              <table:table-cell office:value-type="float" office:value="4.3419">
                <text:p>4.3419</text:p>
              </table:table-cell>
              <table:table-cell office:value-type="float" office:value="4.33326010716167">
                <text:p>4.333260107161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56">
                <text:p>10.56</text:p>
              </table:table-cell>
              <table:table-cell office:value-type="float" office:value="4.3354">
                <text:p>4.3354</text:p>
              </table:table-cell>
              <table:table-cell office:value-type="float" office:value="4.32643610463571">
                <text:p>4.32643610463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22">
                <text:p>11.22</text:p>
              </table:table-cell>
              <table:table-cell office:value-type="float" office:value="4.3285">
                <text:p>4.3285</text:p>
              </table:table-cell>
              <table:table-cell office:value-type="float" office:value="4.32025653805516">
                <text:p>4.320256538055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88">
                <text:p>11.88</text:p>
              </table:table-cell>
              <table:table-cell office:value-type="float" office:value="4.3242">
                <text:p>4.3242</text:p>
              </table:table-cell>
              <table:table-cell office:value-type="float" office:value="4.31466054904751">
                <text:p>4.314660549047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54">
                <text:p>12.54</text:p>
              </table:table-cell>
              <table:table-cell office:value-type="float" office:value="4.3172">
                <text:p>4.3172</text:p>
              </table:table-cell>
              <table:table-cell office:value-type="float" office:value="4.30959302650115">
                <text:p>4.30959302650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2">
                <text:p>13.2</text:p>
              </table:table-cell>
              <table:table-cell office:value-type="float" office:value="4.3116">
                <text:p>4.3116</text:p>
              </table:table-cell>
              <table:table-cell office:value-type="float" office:value="4.30500406381326">
                <text:p>4.305004063813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86">
                <text:p>13.86</text:p>
              </table:table-cell>
              <table:table-cell office:value-type="float" office:value="4.3067">
                <text:p>4.3067</text:p>
              </table:table-cell>
              <table:table-cell office:value-type="float" office:value="4.30084846739347">
                <text:p>4.300848467393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52">
                <text:p>14.52</text:p>
              </table:table-cell>
              <table:table-cell office:value-type="float" office:value="4.3015">
                <text:p>4.3015</text:p>
              </table:table-cell>
              <table:table-cell office:value-type="float" office:value="4.29708531158275">
                <text:p>4.297085311582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18">
                <text:p>15.18</text:p>
              </table:table-cell>
              <table:table-cell office:value-type="float" office:value="4.2973">
                <text:p>4.2973</text:p>
              </table:table-cell>
              <table:table-cell office:value-type="float" office:value="4.29367753560423">
                <text:p>4.293677535604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84">
                <text:p>15.84</text:p>
              </table:table-cell>
              <table:table-cell office:value-type="float" office:value="4.2921">
                <text:p>4.2921</text:p>
              </table:table-cell>
              <table:table-cell office:value-type="float" office:value="4.29059157857671">
                <text:p>4.290591578576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5">
                <text:p>16.5</text:p>
              </table:table-cell>
              <table:table-cell office:value-type="float" office:value="4.288">
                <text:p>4.288</text:p>
              </table:table-cell>
              <table:table-cell office:value-type="float" office:value="4.28779704899619">
                <text:p>4.287797048996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9.003cm" xlink:href=".." xlink:type="simple" chart:class="chart:scatter" chart:style-name="ch1">
        <chart:legend chart:legend-position="end" svg:x="13.102cm" svg:y="3.951cm" style:legend-expansion="high" chart:style-name="ch2"/>
        <chart:plot-area chart:style-name="ch3" table:cell-range-address="Sheet5.A1:Sheet5.C22" svg:x="0.319cm" svg:y="0.18cm" svg:width="12.464cm" svg:height="8.643cm">
          <chartooo:coordinate-region svg:x="1.057cm" svg:y="0.381cm" svg:width="11.43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B1:Sheet5.B22" chart:class="chart:scatter">
            <chart:domain table:cell-range-address="Sheet5.A1:Sheet5.A22"/>
            <chart:data-point chart:repeated="22"/>
          </chart:series>
          <chart:series chart:style-name="ch7" chart:values-cell-range-address="Sheet5.C1:Sheet5.C22" chart:class="chart:scatter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98">
                <text:p>5.98</text:p>
                <draw:g>
                  <svg:desc>Sheet5.A1:Sheet5.A22</svg:desc>
                </draw:g>
              </table:table-cell>
              <table:table-cell office:value-type="float" office:value="4.96">
                <text:p>4.96</text:p>
                <draw:g>
                  <svg:desc>Sheet5.B1:Sheet5.B22</svg:desc>
                </draw:g>
              </table:table-cell>
              <table:table-cell office:value-type="float" office:value="4.78297768760394">
                <text:p>4.78297768760394</text:p>
                <draw:g>
                  <svg:desc>Sheet5.C1:Sheet5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96">
                <text:p>11.96</text:p>
              </table:table-cell>
              <table:table-cell office:value-type="float" office:value="4.855">
                <text:p>4.855</text:p>
              </table:table-cell>
              <table:table-cell office:value-type="float" office:value="4.759061881887">
                <text:p>4.759061881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94">
                <text:p>17.94</text:p>
              </table:table-cell>
              <table:table-cell office:value-type="float" office:value="4.812">
                <text:p>4.812</text:p>
              </table:table-cell>
              <table:table-cell office:value-type="float" office:value="4.73846706230794">
                <text:p>4.73846706230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92">
                <text:p>23.92</text:p>
              </table:table-cell>
              <table:table-cell office:value-type="float" office:value="4.7879">
                <text:p>4.7879</text:p>
              </table:table-cell>
              <table:table-cell office:value-type="float" office:value="4.72073207154432">
                <text:p>4.720732071544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9">
                <text:p>29.9</text:p>
              </table:table-cell>
              <table:table-cell office:value-type="float" office:value="4.7701">
                <text:p>4.7701</text:p>
              </table:table-cell>
              <table:table-cell office:value-type="float" office:value="4.70545978929985">
                <text:p>4.70545978929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.88">
                <text:p>35.88</text:p>
              </table:table-cell>
              <table:table-cell office:value-type="float" office:value="4.7574">
                <text:p>4.7574</text:p>
              </table:table-cell>
              <table:table-cell office:value-type="float" office:value="4.69230824002285">
                <text:p>4.69230824002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.86">
                <text:p>41.86</text:p>
              </table:table-cell>
              <table:table-cell office:value-type="float" office:value="4.7473">
                <text:p>4.7473</text:p>
              </table:table-cell>
              <table:table-cell office:value-type="float" office:value="4.68098293542091">
                <text:p>4.680982935420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.84">
                <text:p>47.84</text:p>
              </table:table-cell>
              <table:table-cell office:value-type="float" office:value="4.7401">
                <text:p>4.7401</text:p>
              </table:table-cell>
              <table:table-cell office:value-type="float" office:value="4.6712302803059">
                <text:p>4.67123028030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82">
                <text:p>53.82</text:p>
              </table:table-cell>
              <table:table-cell office:value-type="float" office:value="4.7338">
                <text:p>4.7338</text:p>
              </table:table-cell>
              <table:table-cell office:value-type="float" office:value="4.66283189411362">
                <text:p>4.662831894113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.8">
                <text:p>59.8</text:p>
              </table:table-cell>
              <table:table-cell office:value-type="float" office:value="4.7292">
                <text:p>4.7292</text:p>
              </table:table-cell>
              <table:table-cell office:value-type="float" office:value="4.65559972094611">
                <text:p>4.655599720946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.78">
                <text:p>65.78</text:p>
              </table:table-cell>
              <table:table-cell office:value-type="float" office:value="4.7179">
                <text:p>4.7179</text:p>
              </table:table-cell>
              <table:table-cell office:value-type="float" office:value="4.64937181864115">
                <text:p>4.64937181864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.76">
                <text:p>71.76</text:p>
              </table:table-cell>
              <table:table-cell office:value-type="float" office:value="4.6986">
                <text:p>4.6986</text:p>
              </table:table-cell>
              <table:table-cell office:value-type="float" office:value="4.64400873257812">
                <text:p>4.644008732578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7.74">
                <text:p>77.74</text:p>
              </table:table-cell>
              <table:table-cell office:value-type="float" office:value="4.6833">
                <text:p>4.6833</text:p>
              </table:table-cell>
              <table:table-cell office:value-type="float" office:value="4.63939037302284">
                <text:p>4.639390373022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.72">
                <text:p>83.72</text:p>
              </table:table-cell>
              <table:table-cell office:value-type="float" office:value="4.6712">
                <text:p>4.6712</text:p>
              </table:table-cell>
              <table:table-cell office:value-type="float" office:value="4.63541332608919">
                <text:p>4.635413326089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.7">
                <text:p>89.7</text:p>
              </table:table-cell>
              <table:table-cell office:value-type="float" office:value="4.6628">
                <text:p>4.6628</text:p>
              </table:table-cell>
              <table:table-cell office:value-type="float" office:value="4.63198853810481">
                <text:p>4.631988538104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5.68">
                <text:p>95.68</text:p>
              </table:table-cell>
              <table:table-cell office:value-type="float" office:value="4.6553">
                <text:p>4.6553</text:p>
              </table:table-cell>
              <table:table-cell office:value-type="float" office:value="4.6290393215294">
                <text:p>4.6290393215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1.66">
                <text:p>101.66</text:p>
              </table:table-cell>
              <table:table-cell office:value-type="float" office:value="4.6497">
                <text:p>4.6497</text:p>
              </table:table-cell>
              <table:table-cell office:value-type="float" office:value="4.62649963777427">
                <text:p>4.626499637774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7.64">
                <text:p>107.64</text:p>
              </table:table-cell>
              <table:table-cell office:value-type="float" office:value="4.645">
                <text:p>4.645</text:p>
              </table:table-cell>
              <table:table-cell office:value-type="float" office:value="4.62431261847231">
                <text:p>4.62431261847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3.62">
                <text:p>113.62</text:p>
              </table:table-cell>
              <table:table-cell office:value-type="float" office:value="4.6415">
                <text:p>4.6415</text:p>
              </table:table-cell>
              <table:table-cell office:value-type="float" office:value="4.6224292920867">
                <text:p>4.62242929208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9.6">
                <text:p>119.6</text:p>
              </table:table-cell>
              <table:table-cell office:value-type="float" office:value="4.6384">
                <text:p>4.6384</text:p>
              </table:table-cell>
              <table:table-cell office:value-type="float" office:value="4.62080748734472">
                <text:p>4.620807487344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.58">
                <text:p>125.58</text:p>
              </table:table-cell>
              <table:table-cell office:value-type="float" office:value="4.6362">
                <text:p>4.6362</text:p>
              </table:table-cell>
              <table:table-cell office:value-type="float" office:value="4.61941088894243">
                <text:p>4.619410888942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1.56">
                <text:p>131.56</text:p>
              </table:table-cell>
              <table:table-cell office:value-type="float" office:value="4.6341">
                <text:p>4.6341</text:p>
              </table:table-cell>
              <table:table-cell office:value-type="float" office:value="4.61820822437575">
                <text:p>4.618208224375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9.003cm" xlink:href=".." xlink:type="simple" chart:class="chart:scatter" chart:style-name="ch1">
        <chart:legend chart:legend-position="end" svg:x="13.101cm" svg:y="4.201cm" style:legend-expansion="high" chart:style-name="ch2"/>
        <chart:plot-area chart:style-name="ch3" table:cell-range-address="Sheet5.A2:Sheet5.A44 Sheet5.H2:Sheet5.H44" svg:x="0.319cm" svg:y="0.18cm" svg:width="12.463cm" svg:height="8.643cm">
          <chartooo:coordinate-region svg:x="1.249cm" svg:y="0.38cm" svg:width="11.24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H2:Sheet5.H44" chart:class="chart:scatter">
            <chart:domain table:cell-range-address="Sheet5.A2:Sheet5.A44"/>
            <chart:data-point chart:repeated="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96">
                <text:p>11.96</text:p>
                <draw:g>
                  <svg:desc>Sheet5.A2:Sheet5.A44</svg:desc>
                </draw:g>
              </table:table-cell>
              <table:table-cell office:value-type="float" office:value="0.115011644589468">
                <text:p>0.115011644589468</text:p>
                <draw:g>
                  <svg:desc>Sheet5.H2:Sheet5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94">
                <text:p>17.94</text:p>
              </table:table-cell>
              <table:table-cell office:value-type="float" office:value="0.0565100900312188">
                <text:p>0.0565100900312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92">
                <text:p>23.92</text:p>
              </table:table-cell>
              <table:table-cell office:value-type="float" office:value="0.0379996516429278">
                <text:p>0.03799965164292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9">
                <text:p>29.9</text:p>
              </table:table-cell>
              <table:table-cell office:value-type="float" office:value="0.0336734492230439">
                <text:p>0.0336734492230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.88">
                <text:p>35.88</text:p>
              </table:table-cell>
              <table:table-cell office:value-type="float" office:value="0.0288254669896206">
                <text:p>0.0288254669896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.86">
                <text:p>41.86</text:p>
              </table:table-cell>
              <table:table-cell office:value-type="float" office:value="0.02750420103789">
                <text:p>0.027504201037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.84">
                <text:p>47.84</text:p>
              </table:table-cell>
              <table:table-cell office:value-type="float" office:value="0.0235242174652107">
                <text:p>0.02352421746521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.82">
                <text:p>53.82</text:p>
              </table:table-cell>
              <table:table-cell office:value-type="float" office:value="0.0246960938915732">
                <text:p>0.02469609389157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.8">
                <text:p>59.8</text:p>
              </table:table-cell>
              <table:table-cell office:value-type="float" office:value="0.0216346851322545">
                <text:p>0.02163468513225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.78">
                <text:p>65.78</text:p>
              </table:table-cell>
              <table:table-cell office:value-type="float" office:value="0.0226000000000006">
                <text:p>0.0226000000000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76">
                <text:p>71.76</text:p>
              </table:table-cell>
              <table:table-cell office:value-type="float" office:value="0.0193000000000003">
                <text:p>0.0193000000000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7.74">
                <text:p>77.74</text:p>
              </table:table-cell>
              <table:table-cell office:value-type="float" office:value="0.0167588396401796">
                <text:p>0.01675883964017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.72">
                <text:p>83.72</text:p>
              </table:table-cell>
              <table:table-cell office:value-type="float" office:value="0.0159016764971572">
                <text:p>0.01590167649715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.7">
                <text:p>89.7</text:p>
              </table:table-cell>
              <table:table-cell office:value-type="float" office:value="0.0132446918589459">
                <text:p>0.01324469185894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.68">
                <text:p>95.68</text:p>
              </table:table-cell>
              <table:table-cell office:value-type="float" office:value="0.0141882510771239">
                <text:p>0.01418825107712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.66">
                <text:p>101.66</text:p>
              </table:table-cell>
              <table:table-cell office:value-type="float" office:value="0.0127104421371564">
                <text:p>0.01271044213715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7.64">
                <text:p>107.64</text:p>
              </table:table-cell>
              <table:table-cell office:value-type="float" office:value="0.0127989846413954">
                <text:p>0.0127989846413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3.62">
                <text:p>113.62</text:p>
              </table:table-cell>
              <table:table-cell office:value-type="float" office:value="0.0114353834900323">
                <text:p>0.01143538349003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9.6">
                <text:p>119.6</text:p>
              </table:table-cell>
              <table:table-cell office:value-type="float" office:value="0.0121520462006158">
                <text:p>0.0121520462006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.58">
                <text:p>125.58</text:p>
              </table:table-cell>
              <table:table-cell office:value-type="float" office:value="0.0103470233241228">
                <text:p>0.01034702332412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1.56">
                <text:p>131.56</text:p>
              </table:table-cell>
              <table:table-cell office:value-type="float" office:value="0.01184996509415">
                <text:p>0.011849965094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.54">
                <text:p>137.54</text:p>
              </table:table-cell>
              <table:table-cell office:value-type="float" office:value="0.0106999999999999">
                <text:p>0.0106999999999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3.52">
                <text:p>143.52</text:p>
              </table:table-cell>
              <table:table-cell office:value-type="float" office:value="0.0095295362659847">
                <text:p>0.00952953626598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9.5">
                <text:p>149.5</text:p>
              </table:table-cell>
              <table:table-cell office:value-type="float" office:value="0.0094000000000003">
                <text:p>0.0094000000000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5.48">
                <text:p>155.48</text:p>
              </table:table-cell>
              <table:table-cell office:value-type="float" office:value="0.00834710327816788">
                <text:p>0.008347103278167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1.46">
                <text:p>161.46</text:p>
              </table:table-cell>
              <table:table-cell office:value-type="float" office:value="0.00809811657321734">
                <text:p>0.008098116573217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7.44">
                <text:p>167.44</text:p>
              </table:table-cell>
              <table:table-cell office:value-type="float" office:value="0.00662412770378624">
                <text:p>0.006624127703786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3.42">
                <text:p>173.42</text:p>
              </table:table-cell>
              <table:table-cell office:value-type="float" office:value="0.00777491995481251">
                <text:p>0.00777491995481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.4">
                <text:p>179.4</text:p>
              </table:table-cell>
              <table:table-cell office:value-type="float" office:value="0.00668385607373966">
                <text:p>0.006683856073739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.38">
                <text:p>185.38</text:p>
              </table:table-cell>
              <table:table-cell office:value-type="float" office:value="0.00723705366924906">
                <text:p>0.007237053669249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1.36">
                <text:p>191.36</text:p>
              </table:table-cell>
              <table:table-cell office:value-type="float" office:value="0.0062073934896165">
                <text:p>0.00620739348961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7.34">
                <text:p>197.34</text:p>
              </table:table-cell>
              <table:table-cell office:value-type="float" office:value="0.00596410277765901">
                <text:p>0.005964102777659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3.32">
                <text:p>203.32</text:p>
              </table:table-cell>
              <table:table-cell office:value-type="float" office:value="0.00516683689908619">
                <text:p>0.005166836899086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9.3">
                <text:p>209.3</text:p>
              </table:table-cell>
              <table:table-cell office:value-type="float" office:value="0.00514999999999999">
                <text:p>0.00514999999999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5.28">
                <text:p>215.28</text:p>
              </table:table-cell>
              <table:table-cell office:value-type="float" office:value="0.00479185558561484">
                <text:p>0.004791855585614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1.26">
                <text:p>221.26</text:p>
              </table:table-cell>
              <table:table-cell office:value-type="float" office:value="0.00459622832534027">
                <text:p>0.004596228325340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7.24">
                <text:p>227.24</text:p>
              </table:table-cell>
              <table:table-cell office:value-type="float" office:value="0.00348638300199235">
                <text:p>0.003486383001992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3.22">
                <text:p>233.22</text:p>
              </table:table-cell>
              <table:table-cell office:value-type="float" office:value="0.00481304568631248">
                <text:p>0.004813045686312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9.2">
                <text:p>239.2</text:p>
              </table:table-cell>
              <table:table-cell office:value-type="float" office:value="0.00360404003976157">
                <text:p>0.003604040039761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5.18">
                <text:p>245.18</text:p>
              </table:table-cell>
              <table:table-cell office:value-type="float" office:value="0.00389687505267252">
                <text:p>0.003896875052672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1.16">
                <text:p>251.16</text:p>
              </table:table-cell>
              <table:table-cell office:value-type="float" office:value="0.00339928691098043">
                <text:p>0.003399286910980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7.14">
                <text:p>257.14</text:p>
              </table:table-cell>
              <table:table-cell office:value-type="float" office:value="0.00306052642537747">
                <text:p>0.003060526425377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3.12">
                <text:p>263.12</text:p>
              </table:table-cell>
              <table:table-cell office:value-type="float" office:value="0.00283342668659582">
                <text:p>0.002833426686595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8.981cm" xlink:href=".." xlink:type="simple" chart:class="chart:scatter" chart:style-name="ch1">
        <chart:legend chart:legend-position="end" svg:x="13.116cm" svg:y="4.19cm" style:legend-expansion="high" chart:style-name="ch2"/>
        <chart:plot-area chart:style-name="ch3" table:cell-range-address="Sheet5.J2:Sheet5.J44 Sheet5.P2:Sheet5.P44" svg:x="0.319cm" svg:y="0.179cm" svg:width="12.478cm" svg:height="8.623cm">
          <chartooo:coordinate-region svg:x="1.441cm" svg:y="0.379cm" svg:width="11.162cm" svg:height="7.7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5.P2:Sheet5.P44" chart:class="chart:scatter">
            <chart:domain table:cell-range-address="Sheet5.J2:Sheet5.J44"/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1295103530425">
                <text:p>1.91295103530425</text:p>
                <draw:g>
                  <svg:desc>Sheet5.J2:Sheet5.J44</svg:desc>
                </draw:g>
              </table:table-cell>
              <table:table-cell office:value-type="float" office:value="0.115011644589468">
                <text:p>0.115011644589468</text:p>
                <draw:g>
                  <svg:desc>Sheet5.P2:Sheet5.P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7387709251359">
                <text:p>2.67387709251359</text:p>
              </table:table-cell>
              <table:table-cell office:value-type="float" office:value="0.0565100900312188">
                <text:p>0.0565100900312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0809343287536">
                <text:p>3.30809343287536</text:p>
              </table:table-cell>
              <table:table-cell office:value-type="float" office:value="0.0379996516429278">
                <text:p>0.03799965164292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3669981002722">
                <text:p>3.83669981002722</text:p>
              </table:table-cell>
              <table:table-cell office:value-type="float" office:value="0.0336734492230439">
                <text:p>0.0336734492230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7728243804059">
                <text:p>4.27728243804059</text:p>
              </table:table-cell>
              <table:table-cell office:value-type="float" office:value="0.0288254669896206">
                <text:p>0.0288254669896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64449906745973">
                <text:p>4.64449906745973</text:p>
              </table:table-cell>
              <table:table-cell office:value-type="float" office:value="0.02750420103789">
                <text:p>0.027504201037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95056663424056">
                <text:p>4.95056663424056</text:p>
              </table:table-cell>
              <table:table-cell office:value-type="float" office:value="0.0235242174652107">
                <text:p>0.02352421746521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20566770518964">
                <text:p>5.20566770518964</text:p>
              </table:table-cell>
              <table:table-cell office:value-type="float" office:value="0.0246960938915732">
                <text:p>0.02469609389157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41828924194323">
                <text:p>5.41828924194323</text:p>
              </table:table-cell>
              <table:table-cell office:value-type="float" office:value="0.0216346851322545">
                <text:p>0.02163468513225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91828924194323">
                <text:p>5.91828924194323</text:p>
              </table:table-cell>
              <table:table-cell office:value-type="float" office:value="0.0226000000000006">
                <text:p>0.0226000000000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91828924194323">
                <text:p>6.91828924194323</text:p>
              </table:table-cell>
              <table:table-cell office:value-type="float" office:value="0.0193000000000003">
                <text:p>0.0193000000000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83124027724748">
                <text:p>7.83124027724748</text:p>
              </table:table-cell>
              <table:table-cell office:value-type="float" office:value="0.0167588396401796">
                <text:p>0.01675883964017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59216633445682">
                <text:p>8.59216633445682</text:p>
              </table:table-cell>
              <table:table-cell office:value-type="float" office:value="0.0159016764971572">
                <text:p>0.01590167649715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22638267481859">
                <text:p>9.22638267481859</text:p>
              </table:table-cell>
              <table:table-cell office:value-type="float" office:value="0.0132446918589459">
                <text:p>0.01324469185894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75498905197045">
                <text:p>9.75498905197045</text:p>
              </table:table-cell>
              <table:table-cell office:value-type="float" office:value="0.0141882510771239">
                <text:p>0.01418825107712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1955716799838">
                <text:p>10.1955716799838</text:p>
              </table:table-cell>
              <table:table-cell office:value-type="float" office:value="0.0127104421371564">
                <text:p>0.01271044213715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562788309403">
                <text:p>10.562788309403</text:p>
              </table:table-cell>
              <table:table-cell office:value-type="float" office:value="0.0127989846413954">
                <text:p>0.0127989846413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8688558761838">
                <text:p>10.8688558761838</text:p>
              </table:table-cell>
              <table:table-cell office:value-type="float" office:value="0.0114353834900323">
                <text:p>0.01143538349003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1239569471329">
                <text:p>11.1239569471329</text:p>
              </table:table-cell>
              <table:table-cell office:value-type="float" office:value="0.0121520462006158">
                <text:p>0.0121520462006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3365784838865">
                <text:p>11.3365784838865</text:p>
              </table:table-cell>
              <table:table-cell office:value-type="float" office:value="0.0103470233241228">
                <text:p>0.01034702332412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5137941957738">
                <text:p>11.5137941957738</text:p>
              </table:table-cell>
              <table:table-cell office:value-type="float" office:value="0.01184996509415">
                <text:p>0.011849965094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5137941957738">
                <text:p>12.5137941957738</text:p>
              </table:table-cell>
              <table:table-cell office:value-type="float" office:value="0.0106999999999999">
                <text:p>0.0106999999999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426745231078">
                <text:p>13.426745231078</text:p>
              </table:table-cell>
              <table:table-cell office:value-type="float" office:value="0.0095295362659847">
                <text:p>0.00952953626598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426745231078">
                <text:p>14.426745231078</text:p>
              </table:table-cell>
              <table:table-cell office:value-type="float" office:value="0.0094000000000003">
                <text:p>0.0094000000000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3971417542869">
                <text:p>15.3971417542869</text:p>
              </table:table-cell>
              <table:table-cell office:value-type="float" office:value="0.00834710327816788">
                <text:p>0.008347103278167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3109344779523">
                <text:p>16.3109344779523</text:p>
              </table:table-cell>
              <table:table-cell office:value-type="float" office:value="0.00809811657321734">
                <text:p>0.008098116573217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1714251349699">
                <text:p>17.1714251349699</text:p>
              </table:table-cell>
              <table:table-cell office:value-type="float" office:value="0.00662412770378624">
                <text:p>0.006624127703786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9817228662155">
                <text:p>17.9817228662155</text:p>
              </table:table-cell>
              <table:table-cell office:value-type="float" office:value="0.00777491995481251">
                <text:p>0.00777491995481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.7447554545498">
                <text:p>18.7447554545498</text:p>
              </table:table-cell>
              <table:table-cell office:value-type="float" office:value="0.00668385607373966">
                <text:p>0.006683856073739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4632799035387">
                <text:p>19.4632799035387</text:p>
              </table:table-cell>
              <table:table-cell office:value-type="float" office:value="0.00723705366924906">
                <text:p>0.007237053669249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.1398923991096">
                <text:p>20.1398923991096</text:p>
              </table:table-cell>
              <table:table-cell office:value-type="float" office:value="0.0062073934896165">
                <text:p>0.00620739348961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.7770376901389">
                <text:p>20.7770376901389</text:p>
              </table:table-cell>
              <table:table-cell office:value-type="float" office:value="0.00596410277765901">
                <text:p>0.005964102777659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.3770179218641">
                <text:p>21.3770179218641</text:p>
              </table:table-cell>
              <table:table-cell office:value-type="float" office:value="0.00516683689908619">
                <text:p>0.005166836899086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3770179218641">
                <text:p>23.3770179218641</text:p>
              </table:table-cell>
              <table:table-cell office:value-type="float" office:value="0.00514999999999999">
                <text:p>0.00514999999999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.3178109682819">
                <text:p>25.3178109682819</text:p>
              </table:table-cell>
              <table:table-cell office:value-type="float" office:value="0.00479185558561484">
                <text:p>0.004791855585614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1453964156125">
                <text:p>27.1453964156125</text:p>
              </table:table-cell>
              <table:table-cell office:value-type="float" office:value="0.00459622832534027">
                <text:p>0.004596228325340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.8663777296479">
                <text:p>28.8663777296479</text:p>
              </table:table-cell>
              <table:table-cell office:value-type="float" office:value="0.00348638300199235">
                <text:p>0.003486383001992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.486973192139">
                <text:p>30.486973192139</text:p>
              </table:table-cell>
              <table:table-cell office:value-type="float" office:value="0.00481304568631248">
                <text:p>0.004813045686312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.0130383688077">
                <text:p>32.0130383688077</text:p>
              </table:table-cell>
              <table:table-cell office:value-type="float" office:value="0.00360404003976157">
                <text:p>0.003604040039761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.4500872667855">
                <text:p>33.4500872667855</text:p>
              </table:table-cell>
              <table:table-cell office:value-type="float" office:value="0.00389687505267252">
                <text:p>0.003896875052672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.8033122579273">
                <text:p>34.8033122579273</text:p>
              </table:table-cell>
              <table:table-cell office:value-type="float" office:value="0.00339928691098043">
                <text:p>0.003399286910980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.0776028399858">
                <text:p>36.0776028399858</text:p>
              </table:table-cell>
              <table:table-cell office:value-type="float" office:value="0.00306052642537747">
                <text:p>0.003060526425377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.2775633034362">
                <text:p>37.2775633034362</text:p>
              </table:table-cell>
              <table:table-cell office:value-type="float" office:value="0.00283342668659582">
                <text:p>0.002833426686595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81cm" xlink:href=".." xlink:type="simple" chart:class="chart:scatter" chart:style-name="ch1">
        <chart:legend chart:legend-position="end" svg:x="13.102cm" svg:y="3.94cm" style:legend-expansion="high" chart:style-name="ch2"/>
        <chart:plot-area chart:style-name="ch3" table:cell-range-address="Sheet5.J2:Sheet5.J48 Sheet5.R2:Sheet5.S48" svg:x="0.319cm" svg:y="0.179cm" svg:width="12.464cm" svg:height="8.623cm">
          <chartooo:coordinate-region svg:x="1.057cm" svg:y="0.379cm" svg:width="11.532cm" svg:height="7.7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R2:Sheet5.R48" chart:class="chart:scatter">
            <chart:domain table:cell-range-address="Sheet5.J2:Sheet5.J48"/>
            <chart:data-point chart:repeated="47"/>
          </chart:series>
          <chart:series chart:style-name="ch7" chart:values-cell-range-address="Sheet5.S2:Sheet5.S48" chart:class="chart:scatter">
            <chart:data-point chart:repeated="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1295103530425">
                <text:p>1.91295103530425</text:p>
                <draw:g>
                  <svg:desc>Sheet5.J2:Sheet5.J48</svg:desc>
                </draw:g>
              </table:table-cell>
              <table:table-cell office:value-type="float" office:value="4.855">
                <text:p>4.855</text:p>
                <draw:g>
                  <svg:desc>Sheet5.R2:Sheet5.R48</svg:desc>
                </draw:g>
              </table:table-cell>
              <table:table-cell office:value-type="float" office:value="4.89406174574638">
                <text:p>4.89406174574638</text:p>
                <draw:g>
                  <svg:desc>Sheet5.S2:Sheet5.S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7387709251359">
                <text:p>2.67387709251359</text:p>
              </table:table-cell>
              <table:table-cell office:value-type="float" office:value="4.812">
                <text:p>4.812</text:p>
              </table:table-cell>
              <table:table-cell office:value-type="float" office:value="4.86802821901162">
                <text:p>4.86802821901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0809343287536">
                <text:p>3.30809343287536</text:p>
              </table:table-cell>
              <table:table-cell office:value-type="float" office:value="4.7879">
                <text:p>4.7879</text:p>
              </table:table-cell>
              <table:table-cell office:value-type="float" office:value="4.84755624038175">
                <text:p>4.84755624038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3669981002722">
                <text:p>3.83669981002722</text:p>
              </table:table-cell>
              <table:table-cell office:value-type="float" office:value="4.7701">
                <text:p>4.7701</text:p>
              </table:table-cell>
              <table:table-cell office:value-type="float" office:value="4.83130085088675">
                <text:p>4.83130085088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7728243804059">
                <text:p>4.27728243804059</text:p>
              </table:table-cell>
              <table:table-cell office:value-type="float" office:value="4.7574">
                <text:p>4.7574</text:p>
              </table:table-cell>
              <table:table-cell office:value-type="float" office:value="4.81828886538176">
                <text:p>4.81828886538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64449906745973">
                <text:p>4.64449906745973</text:p>
              </table:table-cell>
              <table:table-cell office:value-type="float" office:value="4.7473">
                <text:p>4.7473</text:p>
              </table:table-cell>
              <table:table-cell office:value-type="float" office:value="4.80780277783142">
                <text:p>4.80780277783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95056663424056">
                <text:p>4.95056663424056</text:p>
              </table:table-cell>
              <table:table-cell office:value-type="float" office:value="4.7401">
                <text:p>4.7401</text:p>
              </table:table-cell>
              <table:table-cell office:value-type="float" office:value="4.79930471783457">
                <text:p>4.799304717834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20566770518964">
                <text:p>5.20566770518964</text:p>
              </table:table-cell>
              <table:table-cell office:value-type="float" office:value="4.7338">
                <text:p>4.7338</text:p>
              </table:table-cell>
              <table:table-cell office:value-type="float" office:value="4.79238550826653">
                <text:p>4.792385508266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41828924194323">
                <text:p>5.41828924194323</text:p>
              </table:table-cell>
              <table:table-cell office:value-type="float" office:value="4.7292">
                <text:p>4.7292</text:p>
              </table:table-cell>
              <table:table-cell office:value-type="float" office:value="4.78672982296609">
                <text:p>4.786729822966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91828924194323">
                <text:p>5.91828924194323</text:p>
              </table:table-cell>
              <table:table-cell office:value-type="float" office:value="4.7179">
                <text:p>4.7179</text:p>
              </table:table-cell>
              <table:table-cell office:value-type="float" office:value="4.77381827225221">
                <text:p>4.77381827225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91828924194323">
                <text:p>6.91828924194323</text:p>
              </table:table-cell>
              <table:table-cell office:value-type="float" office:value="4.6986">
                <text:p>4.6986</text:p>
              </table:table-cell>
              <table:table-cell office:value-type="float" office:value="4.74955444881403">
                <text:p>4.749554448814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83124027724748">
                <text:p>7.83124027724748</text:p>
              </table:table-cell>
              <table:table-cell office:value-type="float" office:value="4.6833">
                <text:p>4.6833</text:p>
              </table:table-cell>
              <table:table-cell office:value-type="float" office:value="4.72910084705191">
                <text:p>4.729100847051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59216633445682">
                <text:p>8.59216633445682</text:p>
              </table:table-cell>
              <table:table-cell office:value-type="float" office:value="4.6712">
                <text:p>4.6712</text:p>
              </table:table-cell>
              <table:table-cell office:value-type="float" office:value="4.71320282937604">
                <text:p>4.713202829376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22638267481859">
                <text:p>9.22638267481859</text:p>
              </table:table-cell>
              <table:table-cell office:value-type="float" office:value="4.6628">
                <text:p>4.6628</text:p>
              </table:table-cell>
              <table:table-cell office:value-type="float" office:value="4.70070110875118">
                <text:p>4.700701108751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75498905197045">
                <text:p>9.75498905197045</text:p>
              </table:table-cell>
              <table:table-cell office:value-type="float" office:value="4.6553">
                <text:p>4.6553</text:p>
              </table:table-cell>
              <table:table-cell office:value-type="float" office:value="4.69077435268188">
                <text:p>4.69077435268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1955716799838">
                <text:p>10.1955716799838</text:p>
              </table:table-cell>
              <table:table-cell office:value-type="float" office:value="4.6497">
                <text:p>4.6497</text:p>
              </table:table-cell>
              <table:table-cell office:value-type="float" office:value="4.68282826156391">
                <text:p>4.682828261563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562788309403">
                <text:p>10.562788309403</text:p>
              </table:table-cell>
              <table:table-cell office:value-type="float" office:value="4.645">
                <text:p>4.645</text:p>
              </table:table-cell>
              <table:table-cell office:value-type="float" office:value="4.67642467257174">
                <text:p>4.676424672571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8688558761838">
                <text:p>10.8688558761838</text:p>
              </table:table-cell>
              <table:table-cell office:value-type="float" office:value="4.6415">
                <text:p>4.6415</text:p>
              </table:table-cell>
              <table:table-cell office:value-type="float" office:value="4.67123512182754">
                <text:p>4.671235121827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1239569471329">
                <text:p>11.1239569471329</text:p>
              </table:table-cell>
              <table:table-cell office:value-type="float" office:value="4.6384">
                <text:p>4.6384</text:p>
              </table:table-cell>
              <table:table-cell office:value-type="float" office:value="4.66700973518913">
                <text:p>4.667009735189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3365784838865">
                <text:p>11.3365784838865</text:p>
              </table:table-cell>
              <table:table-cell office:value-type="float" office:value="4.6362">
                <text:p>4.6362</text:p>
              </table:table-cell>
              <table:table-cell office:value-type="float" office:value="4.66355595092887">
                <text:p>4.663555950928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5137941957738">
                <text:p>11.5137941957738</text:p>
              </table:table-cell>
              <table:table-cell office:value-type="float" office:value="4.6341">
                <text:p>4.6341</text:p>
              </table:table-cell>
              <table:table-cell office:value-type="float" office:value="4.66072368451608">
                <text:p>4.660723684516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5137941957738">
                <text:p>12.5137941957738</text:p>
              </table:table-cell>
              <table:table-cell office:value-type="float" office:value="4.6234">
                <text:p>4.6234</text:p>
              </table:table-cell>
              <table:table-cell office:value-type="float" office:value="4.6455024050426">
                <text:p>4.64550240504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426745231078">
                <text:p>13.426745231078</text:p>
              </table:table-cell>
              <table:table-cell office:value-type="float" office:value="4.6147">
                <text:p>4.6147</text:p>
              </table:table-cell>
              <table:table-cell office:value-type="float" office:value="4.63267136918158">
                <text:p>4.632671369181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426745231078">
                <text:p>14.426745231078</text:p>
              </table:table-cell>
              <table:table-cell office:value-type="float" office:value="4.6053">
                <text:p>4.6053</text:p>
              </table:table-cell>
              <table:table-cell office:value-type="float" office:value="4.61969302900167">
                <text:p>4.619693029001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3971417542869">
                <text:p>15.3971417542869</text:p>
              </table:table-cell>
              <table:table-cell office:value-type="float" office:value="4.5972">
                <text:p>4.5972</text:p>
              </table:table-cell>
              <table:table-cell office:value-type="float" office:value="4.60809175879843">
                <text:p>4.608091758798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3109344779523">
                <text:p>16.3109344779523</text:p>
              </table:table-cell>
              <table:table-cell office:value-type="float" office:value="4.5898">
                <text:p>4.5898</text:p>
              </table:table-cell>
              <table:table-cell office:value-type="float" office:value="4.5979923706581">
                <text:p>4.59799237065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1714251349699">
                <text:p>17.1714251349699</text:p>
              </table:table-cell>
              <table:table-cell office:value-type="float" office:value="4.5841">
                <text:p>4.5841</text:p>
              </table:table-cell>
              <table:table-cell office:value-type="float" office:value="4.58916004821936">
                <text:p>4.589160048219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9817228662155">
                <text:p>17.9817228662155</text:p>
              </table:table-cell>
              <table:table-cell office:value-type="float" office:value="4.5778">
                <text:p>4.5778</text:p>
              </table:table-cell>
              <table:table-cell office:value-type="float" office:value="4.58140242080373">
                <text:p>4.581402420803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.7447554545498">
                <text:p>18.7447554545498</text:p>
              </table:table-cell>
              <table:table-cell office:value-type="float" office:value="4.5727">
                <text:p>4.5727</text:p>
              </table:table-cell>
              <table:table-cell office:value-type="float" office:value="4.57456097839465">
                <text:p>4.574560978394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4632799035387">
                <text:p>19.4632799035387</text:p>
              </table:table-cell>
              <table:table-cell office:value-type="float" office:value="4.5675">
                <text:p>4.5675</text:p>
              </table:table-cell>
              <table:table-cell office:value-type="float" office:value="4.56850438826245">
                <text:p>4.568504388262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.1398923991096">
                <text:p>20.1398923991096</text:p>
              </table:table-cell>
              <table:table-cell office:value-type="float" office:value="4.5633">
                <text:p>4.5633</text:p>
              </table:table-cell>
              <table:table-cell office:value-type="float" office:value="4.5631232586109">
                <text:p>4.56312325861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.7770376901389">
                <text:p>20.7770376901389</text:p>
              </table:table-cell>
              <table:table-cell office:value-type="float" office:value="4.5595">
                <text:p>4.5595</text:p>
              </table:table-cell>
              <table:table-cell office:value-type="float" office:value="4.55832601067827">
                <text:p>4.558326010678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.3770179218641">
                <text:p>21.3770179218641</text:p>
              </table:table-cell>
              <table:table-cell office:value-type="float" office:value="4.5564">
                <text:p>4.5564</text:p>
              </table:table-cell>
              <table:table-cell office:value-type="float" office:value="4.55403560540511">
                <text:p>4.554035605405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3770179218641">
                <text:p>23.3770179218641</text:p>
              </table:table-cell>
              <table:table-cell office:value-type="float" office:value="4.5461">
                <text:p>4.5461</text:p>
              </table:table-cell>
              <table:table-cell office:value-type="float" office:value="4.54118864264838">
                <text:p>4.541188642648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.3178109682819">
                <text:p>25.3178109682819</text:p>
              </table:table-cell>
              <table:table-cell office:value-type="float" office:value="4.5368">
                <text:p>4.5368</text:p>
              </table:table-cell>
              <table:table-cell office:value-type="float" office:value="4.53061050139923">
                <text:p>4.530610501399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1453964156125">
                <text:p>27.1453964156125</text:p>
              </table:table-cell>
              <table:table-cell office:value-type="float" office:value="4.5284">
                <text:p>4.5284</text:p>
              </table:table-cell>
              <table:table-cell office:value-type="float" office:value="4.52209788319539">
                <text:p>4.522097883195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.8663777296479">
                <text:p>28.8663777296479</text:p>
              </table:table-cell>
              <table:table-cell office:value-type="float" office:value="4.5224">
                <text:p>4.5224</text:p>
              </table:table-cell>
              <table:table-cell office:value-type="float" office:value="4.51518434061437">
                <text:p>4.515184340614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.486973192139">
                <text:p>30.486973192139</text:p>
              </table:table-cell>
              <table:table-cell office:value-type="float" office:value="4.5146">
                <text:p>4.5146</text:p>
              </table:table-cell>
              <table:table-cell office:value-type="float" office:value="4.50952078567621">
                <text:p>4.509520785676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.0130383688077">
                <text:p>32.0130383688077</text:p>
              </table:table-cell>
              <table:table-cell office:value-type="float" office:value="4.5091">
                <text:p>4.5091</text:p>
              </table:table-cell>
              <table:table-cell office:value-type="float" office:value="4.50484333205779">
                <text:p>4.504843332057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.4500872667855">
                <text:p>33.4500872667855</text:p>
              </table:table-cell>
              <table:table-cell office:value-type="float" office:value="4.5035">
                <text:p>4.5035</text:p>
              </table:table-cell>
              <table:table-cell office:value-type="float" office:value="4.50095059133017">
                <text:p>4.500950591330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.8033122579273">
                <text:p>34.8033122579273</text:p>
              </table:table-cell>
              <table:table-cell office:value-type="float" office:value="4.4989">
                <text:p>4.4989</text:p>
              </table:table-cell>
              <table:table-cell office:value-type="float" office:value="4.49768747266254">
                <text:p>4.497687472662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.0776028399858">
                <text:p>36.0776028399858</text:p>
              </table:table-cell>
              <table:table-cell office:value-type="float" office:value="4.495">
                <text:p>4.495</text:p>
              </table:table-cell>
              <table:table-cell office:value-type="float" office:value="4.49493350526873">
                <text:p>4.494933505268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.2775633034362">
                <text:p>37.2775633034362</text:p>
              </table:table-cell>
              <table:table-cell office:value-type="float" office:value="4.4916">
                <text:p>4.4916</text:p>
              </table:table-cell>
              <table:table-cell office:value-type="float" office:value="4.49259433904078">
                <text:p>4.492594339040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.4075293677838">
                <text:p>38.4075293677838</text:p>
              </table:table-cell>
              <table:table-cell office:value-type="float" office:value="4.4876">
                <text:p>4.4876</text:p>
              </table:table-cell>
              <table:table-cell office:value-type="float" office:value="4.49059550088025">
                <text:p>4.490595500880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.4715838474672">
                <text:p>39.4715838474672</text:p>
              </table:table-cell>
              <table:table-cell office:value-type="float" office:value="4.4837">
                <text:p>4.4837</text:p>
              </table:table-cell>
              <table:table-cell office:value-type="float" office:value="4.48887776732197">
                <text:p>4.488877767321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.4735714039589">
                <text:p>40.4735714039589</text:p>
              </table:table-cell>
              <table:table-cell office:value-type="float" office:value="4.481">
                <text:p>4.481</text:p>
              </table:table-cell>
              <table:table-cell office:value-type="float" office:value="4.48739370590477">
                <text:p>4.487393705904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.4171124373683">
                <text:p>41.4171124373683</text:p>
              </table:table-cell>
              <table:table-cell office:value-type="float" office:value="4.4796">
                <text:p>4.4796</text:p>
              </table:table-cell>
              <table:table-cell office:value-type="float" office:value="4.48610506908332">
                <text:p>4.486105069083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